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3541666666666667in" fo:break-before="auto" style:use-optimal-row-height="true"/>
    </style:style>
    <style:style style:name="ro3" style:family="table-row">
      <style:table-row-properties style:row-height="0.53125in" fo:break-before="auto" style:use-optimal-row-height="true"/>
    </style:style>
    <style:style style:name="ro4" style:family="table-row">
      <style:table-row-properties style:row-height="0.1770833333333333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6" table:default-cell-style-name="ce-1"/>
        <table:table-column table:style-name="co1" table:default-cell-style-name="ce15" table:number-columns-repeated="210"/>
        <table:table-row table:style-name="ro2">
          <table:table-cell table:style-name="ce21" office:value-type="string">
            <text:p>Nationality Group</text:p>
          </table:table-cell>
          <table:table-cell table:style-name="ce21" office:value-type="string">
            <text:p>Male Founder Percentage</text:p>
          </table:table-cell>
          <table:table-cell table:style-name="ce21" office:value-type="string">
            <text:p>Female Founder Percentage</text:p>
          </table:table-cell>
          <table:table-cell table:style-name="ce21" office:value-type="string">
            <text:p>Number of Founders</text:p>
          </table:table-cell>
          <table:table-cell table:style-name="ce21" office:value-type="string">
            <text:p>Number of Businesses</text:p>
          </table:table-cell>
          <table:table-cell table:style-name="ce21" office:value-type="string">
            <text:p>Average age of Founders</text:p>
          </table:table-cell>
          <table:table-cell table:style-name="ce21" office:value-type="string">
            <text:p>1st Industry Sector</text:p>
          </table:table-cell>
          <table:table-cell table:style-name="ce21" office:value-type="string">
            <text:p>1st Industry Sector Count</text:p>
          </table:table-cell>
          <table:table-cell table:style-name="ce21" office:value-type="string">
            <text:p>2nd Industry Sector</text:p>
          </table:table-cell>
          <table:table-cell table:style-name="ce21" office:value-type="string">
            <text:p>2nd Industry Sector Count</text:p>
          </table:table-cell>
          <table:table-cell table:style-name="ce21" office:value-type="string">
            <text:p>3rd Industry Sector</text:p>
          </table:table-cell>
          <table:table-cell table:style-name="ce21" office:value-type="string">
            <text:p>3rd Industry Sector Count</text:p>
          </table:table-cell>
          <table:table-cell table:style-name="ce21" office:value-type="string">
            <text:p>4th Industry Sector</text:p>
          </table:table-cell>
          <table:table-cell table:style-name="ce21" office:value-type="string">
            <text:p>4th Industry Sector Count</text:p>
          </table:table-cell>
          <table:table-cell table:style-name="ce21" office:value-type="string">
            <text:p>5th Industry Sector</text:p>
          </table:table-cell>
          <table:table-cell table:style-name="ce21" office:value-type="string">
            <text:p>5th Industry Sector Count</text:p>
          </table:table-cell>
          <table:table-cell table:style-name="ce21" office:value-type="string">
            <text:p>6th Industry Sector</text:p>
          </table:table-cell>
          <table:table-cell table:style-name="ce21" office:value-type="string">
            <text:p>6th Industry Sector Count</text:p>
          </table:table-cell>
          <table:table-cell table:style-name="ce21" office:value-type="string">
            <text:p>7th Industry Sector</text:p>
          </table:table-cell>
          <table:table-cell table:style-name="ce21" office:value-type="string">
            <text:p>7th Industry Sector Count</text:p>
          </table:table-cell>
          <table:table-cell table:style-name="ce21" office:value-type="string">
            <text:p>8th Industry Sector</text:p>
          </table:table-cell>
          <table:table-cell table:style-name="ce21" office:value-type="string">
            <text:p>8th Industry Sector Count</text:p>
          </table:table-cell>
          <table:table-cell table:style-name="ce21" office:value-type="string">
            <text:p>9th Industry Sector</text:p>
          </table:table-cell>
          <table:table-cell table:style-name="ce21" office:value-type="string">
            <text:p>9th Industry Sector Count</text:p>
          </table:table-cell>
          <table:table-cell table:style-name="ce21" office:value-type="string">
            <text:p>10th Industry Sector</text:p>
          </table:table-cell>
          <table:table-cell table:style-name="ce21" office:value-type="string">
            <text:p>10th Industry Sector Count</text:p>
          </table:table-cell>
          <table:table-cell table:style-name="ce21" office:value-type="string">
            <text:p>1st Region</text:p>
          </table:table-cell>
          <table:table-cell table:style-name="ce21" office:value-type="string">
            <text:p>1st Region Count</text:p>
          </table:table-cell>
          <table:table-cell table:style-name="ce21" office:value-type="string">
            <text:p>2nd Region</text:p>
          </table:table-cell>
          <table:table-cell table:style-name="ce21" office:value-type="string">
            <text:p>2nd Region Count</text:p>
          </table:table-cell>
          <table:table-cell table:style-name="ce21" office:value-type="string">
            <text:p>3rd Region</text:p>
          </table:table-cell>
          <table:table-cell table:style-name="ce21" office:value-type="string">
            <text:p>3rd Region Count</text:p>
          </table:table-cell>
          <table:table-cell table:style-name="ce21" office:value-type="string">
            <text:p>4th Region</text:p>
          </table:table-cell>
          <table:table-cell table:style-name="ce21" office:value-type="string">
            <text:p>4th Region Count</text:p>
          </table:table-cell>
          <table:table-cell table:style-name="ce21" office:value-type="string">
            <text:p>5th Region</text:p>
          </table:table-cell>
          <table:table-cell table:style-name="ce21" office:value-type="string">
            <text:p>5th Region Count</text:p>
          </table:table-cell>
          <table:table-cell table:style-name="ce21" office:value-type="string">
            <text:p>6th Region</text:p>
          </table:table-cell>
          <table:table-cell table:style-name="ce21" office:value-type="string">
            <text:p>6th Region Count</text:p>
          </table:table-cell>
          <table:table-cell table:style-name="ce21" office:value-type="string">
            <text:p>7th Region</text:p>
          </table:table-cell>
          <table:table-cell table:style-name="ce21" office:value-type="string">
            <text:p>7th Region Count</text:p>
          </table:table-cell>
          <table:table-cell table:style-name="ce21" office:value-type="string">
            <text:p>8th Region</text:p>
          </table:table-cell>
          <table:table-cell table:style-name="ce21" office:value-type="string">
            <text:p>8th Region Count</text:p>
          </table:table-cell>
          <table:table-cell table:style-name="ce21" office:value-type="string">
            <text:p>9th Region</text:p>
          </table:table-cell>
          <table:table-cell table:style-name="ce21" office:value-type="string">
            <text:p>9th Region Count</text:p>
          </table:table-cell>
          <table:table-cell table:style-name="ce21" office:value-type="string">
            <text:p>10th Region</text:p>
          </table:table-cell>
          <table:table-cell table:style-name="ce21" office:value-type="string">
            <text:p>10th Region Count</text:p>
          </table:table-cell>
        </table:table-row>
        <table:table-row table:style-name="ro3">
          <table:table-cell table:style-name="ce21" office:value-type="string">
            <text:p>BRITISH</text:p>
          </table:table-cell>
          <table:table-cell table:style-name="ce21" office:value-type="float" office:value="70.9">
            <text:p>70.9</text:p>
          </table:table-cell>
          <table:table-cell table:style-name="ce21" office:value-type="float" office:value="29.1">
            <text:p>29.1</text:p>
          </table:table-cell>
          <table:table-cell table:style-name="ce21" office:value-type="float" office:value="2862278">
            <text:p>2862278</text:p>
          </table:table-cell>
          <table:table-cell table:style-name="ce21" office:value-type="float" office:value="2870128">
            <text:p>2870128</text:p>
          </table:table-cell>
          <table:table-cell table:style-name="ce21" office:value-type="float" office:value="52.1">
            <text:p>52.1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536538">
            <text:p>536538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266917">
            <text:p>266917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243905">
            <text:p>243905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53810">
            <text:p>153810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19567">
            <text:p>119567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09421">
            <text:p>109421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87714">
            <text:p>87714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80800">
            <text:p>80800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66581">
            <text:p>66581</text:p>
          </table:table-cell>
          <table:table-cell table:style-name="ce21" office:value-type="string">
            <text:p>AGRICULTURE &amp; FISHERY</text:p>
          </table:table-cell>
          <table:table-cell table:style-name="ce21" office:value-type="float" office:value="28639">
            <text:p>28639</text:p>
          </table:table-cell>
          <table:table-cell table:style-name="ce21" office:value-type="string">
            <text:p>LONDON</text:p>
          </table:table-cell>
          <table:table-cell table:style-name="ce21" office:value-type="float" office:value="489598">
            <text:p>489598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80869">
            <text:p>80869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59159">
            <text:p>59159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48130">
            <text:p>48130</text:p>
          </table:table-cell>
          <table:table-cell table:style-name="ce21" office:value-type="string">
            <text:p>BRISTOL</text:p>
          </table:table-cell>
          <table:table-cell table:style-name="ce21" office:value-type="float" office:value="46056">
            <text:p>46056</text:p>
          </table:table-cell>
          <table:table-cell table:style-name="ce21" office:value-type="string">
            <text:p>HARROW</text:p>
          </table:table-cell>
          <table:table-cell table:style-name="ce21" office:value-type="float" office:value="46010">
            <text:p>46010</text:p>
          </table:table-cell>
          <table:table-cell table:style-name="ce21" office:value-type="string">
            <text:p>READING</text:p>
          </table:table-cell>
          <table:table-cell table:style-name="ce21" office:value-type="float" office:value="44128">
            <text:p>44128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43262">
            <text:p>43262</text:p>
          </table:table-cell>
          <table:table-cell table:style-name="ce21" office:value-type="string">
            <text:p>GLASGOW</text:p>
          </table:table-cell>
          <table:table-cell table:style-name="ce21" office:value-type="float" office:value="42528">
            <text:p>42528</text:p>
          </table:table-cell>
          <table:table-cell table:style-name="ce21" office:value-type="string">
            <text:p>SHEFFIELD</text:p>
          </table:table-cell>
          <table:table-cell table:style-name="ce21" office:value-type="float" office:value="42140">
            <text:p>42140</text:p>
          </table:table-cell>
        </table:table-row>
        <table:table-row table:style-name="ro3">
          <table:table-cell table:style-name="ce21" office:value-type="string">
            <text:p>IMMIGRANT</text:p>
          </table:table-cell>
          <table:table-cell table:style-name="ce21" office:value-type="float" office:value="74.1">
            <text:p>74.1</text:p>
          </table:table-cell>
          <table:table-cell table:style-name="ce21" office:value-type="float" office:value="25.9">
            <text:p>25.9</text:p>
          </table:table-cell>
          <table:table-cell table:style-name="ce21" office:value-type="float" office:value="456073">
            <text:p>456073</text:p>
          </table:table-cell>
          <table:table-cell table:style-name="ce21" office:value-type="float" office:value="464527">
            <text:p>464527</text:p>
          </table:table-cell>
          <table:table-cell table:style-name="ce21" office:value-type="float" office:value="44.3">
            <text:p>44.3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47813">
            <text:p>47813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35491">
            <text:p>35491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28320">
            <text:p>28320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23359">
            <text:p>23359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5023">
            <text:p>15023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4563">
            <text:p>14563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3883">
            <text:p>13883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1343">
            <text:p>11343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0997">
            <text:p>10997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2900">
            <text:p>2900</text:p>
          </table:table-cell>
          <table:table-cell table:style-name="ce21" office:value-type="string">
            <text:p>LONDON</text:p>
          </table:table-cell>
          <table:table-cell table:style-name="ce21" office:value-type="float" office:value="187899">
            <text:p>187899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9285">
            <text:p>19285</text:p>
          </table:table-cell>
          <table:table-cell table:style-name="ce21" office:value-type="string">
            <text:p>BELFAST</text:p>
          </table:table-cell>
          <table:table-cell table:style-name="ce21" office:value-type="float" office:value="16889">
            <text:p>16889</text:p>
          </table:table-cell>
          <table:table-cell table:style-name="ce21" office:value-type="string">
            <text:p>HARROW</text:p>
          </table:table-cell>
          <table:table-cell table:style-name="ce21" office:value-type="float" office:value="11795">
            <text:p>11795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8250">
            <text:p>8250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7956">
            <text:p>7956</text:p>
          </table:table-cell>
          <table:table-cell table:style-name="ce21" office:value-type="string">
            <text:p>READING</text:p>
          </table:table-cell>
          <table:table-cell table:style-name="ce21" office:value-type="float" office:value="7022">
            <text:p>7022</text:p>
          </table:table-cell>
          <table:table-cell table:style-name="ce21" office:value-type="string">
            <text:p>ILFORD</text:p>
          </table:table-cell>
          <table:table-cell table:style-name="ce21" office:value-type="float" office:value="6707">
            <text:p>6707</text:p>
          </table:table-cell>
          <table:table-cell table:style-name="ce21" office:value-type="string">
            <text:p>CARDIFF</text:p>
          </table:table-cell>
          <table:table-cell table:style-name="ce21" office:value-type="float" office:value="6537">
            <text:p>6537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5986">
            <text:p>5986</text:p>
          </table:table-cell>
        </table:table-row>
        <table:table-row table:style-name="ro3">
          <table:table-cell table:style-name="ce21" office:value-type="string">
            <text:p>IRISH</text:p>
          </table:table-cell>
          <table:table-cell table:style-name="ce21" office:value-type="float" office:value="72.4">
            <text:p>72.4</text:p>
          </table:table-cell>
          <table:table-cell table:style-name="ce21" office:value-type="float" office:value="27.6">
            <text:p>27.6</text:p>
          </table:table-cell>
          <table:table-cell table:style-name="ce21" office:value-type="float" office:value="48854">
            <text:p>48854</text:p>
          </table:table-cell>
          <table:table-cell table:style-name="ce21" office:value-type="float" office:value="56327">
            <text:p>56327</text:p>
          </table:table-cell>
          <table:table-cell table:style-name="ce21" office:value-type="float" office:value="50.1">
            <text:p>50.1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2549">
            <text:p>12549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4415">
            <text:p>4415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3903">
            <text:p>3903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2313">
            <text:p>2313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2169">
            <text:p>2169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863">
            <text:p>1863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844">
            <text:p>1844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697">
            <text:p>1697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399">
            <text:p>1399</text:p>
          </table:table-cell>
          <table:table-cell table:style-name="ce21" office:value-type="string">
            <text:p>AGRICULTURE &amp; FISHERY</text:p>
          </table:table-cell>
          <table:table-cell table:style-name="ce21" office:value-type="float" office:value="477">
            <text:p>477</text:p>
          </table:table-cell>
          <table:table-cell table:style-name="ce21" office:value-type="string">
            <text:p>BELFAST</text:p>
          </table:table-cell>
          <table:table-cell table:style-name="ce21" office:value-type="float" office:value="15814">
            <text:p>15814</text:p>
          </table:table-cell>
          <table:table-cell table:style-name="ce21" office:value-type="string">
            <text:p>LONDON</text:p>
          </table:table-cell>
          <table:table-cell table:style-name="ce21" office:value-type="float" office:value="15149">
            <text:p>15149</text:p>
          </table:table-cell>
          <table:table-cell table:style-name="ce21" office:value-type="string">
            <text:p>HARROW</text:p>
          </table:table-cell>
          <table:table-cell table:style-name="ce21" office:value-type="float" office:value="1222">
            <text:p>1222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971">
            <text:p>971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933">
            <text:p>933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674">
            <text:p>674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638">
            <text:p>638</text:p>
          </table:table-cell>
          <table:table-cell table:style-name="ce21" office:value-type="string">
            <text:p>READING</text:p>
          </table:table-cell>
          <table:table-cell table:style-name="ce21" office:value-type="float" office:value="637">
            <text:p>637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590">
            <text:p>590</text:p>
          </table:table-cell>
          <table:table-cell table:style-name="ce21" office:value-type="string">
            <text:p>ENFIELD</text:p>
          </table:table-cell>
          <table:table-cell table:style-name="ce21" office:value-type="float" office:value="559">
            <text:p>559</text:p>
          </table:table-cell>
        </table:table-row>
        <table:table-row table:style-name="ro3">
          <table:table-cell table:style-name="ce21" office:value-type="string">
            <text:p>INDIAN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2593">
            <text:p>32593</text:p>
          </table:table-cell>
          <table:table-cell table:style-name="ce21" office:value-type="float" office:value="32304">
            <text:p>32304</text:p>
          </table:table-cell>
          <table:table-cell table:style-name="ce21" office:value-type="float" office:value="37.1">
            <text:p>37.1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6837">
            <text:p>6837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2181">
            <text:p>2181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827">
            <text:p>1827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687">
            <text:p>1687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953">
            <text:p>953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774">
            <text:p>774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576">
            <text:p>576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546">
            <text:p>546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503">
            <text:p>503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187">
            <text:p>187</text:p>
          </table:table-cell>
          <table:table-cell table:style-name="ce21" office:value-type="string">
            <text:p>LONDON</text:p>
          </table:table-cell>
          <table:table-cell table:style-name="ce21" office:value-type="float" office:value="8261">
            <text:p>8261</text:p>
          </table:table-cell>
          <table:table-cell table:style-name="ce21" office:value-type="string">
            <text:p>HARROW</text:p>
          </table:table-cell>
          <table:table-cell table:style-name="ce21" office:value-type="float" office:value="2847">
            <text:p>2847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1977">
            <text:p>1977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1380">
            <text:p>1380</text:p>
          </table:table-cell>
          <table:table-cell table:style-name="ce21" office:value-type="string">
            <text:p>ILFORD</text:p>
          </table:table-cell>
          <table:table-cell table:style-name="ce21" office:value-type="float" office:value="1375">
            <text:p>1375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210">
            <text:p>1210</text:p>
          </table:table-cell>
          <table:table-cell table:style-name="ce21" office:value-type="string">
            <text:p>READING</text:p>
          </table:table-cell>
          <table:table-cell table:style-name="ce21" office:value-type="float" office:value="696">
            <text:p>696</text:p>
          </table:table-cell>
          <table:table-cell table:style-name="ce21" office:value-type="string">
            <text:p>SLOUGH</text:p>
          </table:table-cell>
          <table:table-cell table:style-name="ce21" office:value-type="float" office:value="687">
            <text:p>687</text:p>
          </table:table-cell>
          <table:table-cell table:style-name="ce21" office:value-type="string">
            <text:p>CROYDON</text:p>
          </table:table-cell>
          <table:table-cell table:style-name="ce21" office:value-type="float" office:value="668">
            <text:p>668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652">
            <text:p>652</text:p>
          </table:table-cell>
        </table:table-row>
        <table:table-row table:style-name="ro3">
          <table:table-cell table:style-name="ce21" office:value-type="string">
            <text:p>GERMAN</text:p>
          </table:table-cell>
          <table:table-cell table:style-name="ce21" office:value-type="float" office:value="76.6">
            <text:p>76.6</text:p>
          </table:table-cell>
          <table:table-cell table:style-name="ce21" office:value-type="float" office:value="23.4">
            <text:p>23.4</text:p>
          </table:table-cell>
          <table:table-cell table:style-name="ce21" office:value-type="float" office:value="30755">
            <text:p>30755</text:p>
          </table:table-cell>
          <table:table-cell table:style-name="ce21" office:value-type="float" office:value="33127">
            <text:p>33127</text:p>
          </table:table-cell>
          <table:table-cell table:style-name="ce21" office:value-type="float" office:value="49.7">
            <text:p>49.7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2555">
            <text:p>2555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2037">
            <text:p>2037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585">
            <text:p>1585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378">
            <text:p>1378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196">
            <text:p>1196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124">
            <text:p>1124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605">
            <text:p>605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586">
            <text:p>586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568">
            <text:p>568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161">
            <text:p>161</text:p>
          </table:table-cell>
          <table:table-cell table:style-name="ce21" office:value-type="string">
            <text:p>LONDON</text:p>
          </table:table-cell>
          <table:table-cell table:style-name="ce21" office:value-type="float" office:value="10722">
            <text:p>10722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8639">
            <text:p>8639</text:p>
          </table:table-cell>
          <table:table-cell table:style-name="ce21" office:value-type="string">
            <text:p>WAKEFIELD</text:p>
          </table:table-cell>
          <table:table-cell table:style-name="ce21" office:value-type="float" office:value="1252">
            <text:p>1252</text:p>
          </table:table-cell>
          <table:table-cell table:style-name="ce21" office:value-type="string">
            <text:p>READING</text:p>
          </table:table-cell>
          <table:table-cell table:style-name="ce21" office:value-type="float" office:value="1011">
            <text:p>1011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420">
            <text:p>420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410">
            <text:p>410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410">
            <text:p>410</text:p>
          </table:table-cell>
          <table:table-cell table:style-name="ce21" office:value-type="string">
            <text:p>HULL</text:p>
          </table:table-cell>
          <table:table-cell table:style-name="ce21" office:value-type="float" office:value="329">
            <text:p>329</text:p>
          </table:table-cell>
          <table:table-cell table:style-name="ce21" office:value-type="string">
            <text:p>MILTON KEYNES</text:p>
          </table:table-cell>
          <table:table-cell table:style-name="ce21" office:value-type="float" office:value="325">
            <text:p>325</text:p>
          </table:table-cell>
          <table:table-cell table:style-name="ce21" office:value-type="string">
            <text:p>BRISTOL</text:p>
          </table:table-cell>
          <table:table-cell table:style-name="ce21" office:value-type="float" office:value="324">
            <text:p>324</text:p>
          </table:table-cell>
        </table:table-row>
        <table:table-row table:style-name="ro3">
          <table:table-cell table:style-name="ce21" office:value-type="string">
            <text:p>AMERICAN</text:p>
          </table:table-cell>
          <table:table-cell table:style-name="ce21" office:value-type="float" office:value="78.7">
            <text:p>78.7</text:p>
          </table:table-cell>
          <table:table-cell table:style-name="ce21" office:value-type="float" office:value="21.3">
            <text:p>21.3</text:p>
          </table:table-cell>
          <table:table-cell table:style-name="ce21" office:value-type="float" office:value="29933">
            <text:p>29933</text:p>
          </table:table-cell>
          <table:table-cell table:style-name="ce21" office:value-type="float" office:value="28813">
            <text:p>28813</text:p>
          </table:table-cell>
          <table:table-cell table:style-name="ce21" office:value-type="float" office:value="55.8">
            <text:p>55.8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2071">
            <text:p>2071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943">
            <text:p>1943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933">
            <text:p>1933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691">
            <text:p>1691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364">
            <text:p>1364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307">
            <text:p>1307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040">
            <text:p>1040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682">
            <text:p>682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316">
            <text:p>316</text:p>
          </table:table-cell>
          <table:table-cell table:style-name="ce21" office:value-type="string">
            <text:p>LONDON</text:p>
          </table:table-cell>
          <table:table-cell table:style-name="ce21" office:value-type="float" office:value="13607">
            <text:p>13607</text:p>
          </table:table-cell>
          <table:table-cell table:style-name="ce21" office:value-type="string">
            <text:p>READING</text:p>
          </table:table-cell>
          <table:table-cell table:style-name="ce21" office:value-type="float" office:value="859">
            <text:p>859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576">
            <text:p>576</text:p>
          </table:table-cell>
          <table:table-cell table:style-name="ce21" office:value-type="string">
            <text:p>TONBRIDGE</text:p>
          </table:table-cell>
          <table:table-cell table:style-name="ce21" office:value-type="float" office:value="506">
            <text:p>506</text:p>
          </table:table-cell>
          <table:table-cell table:style-name="ce21" office:value-type="string">
            <text:p>OXFORD</text:p>
          </table:table-cell>
          <table:table-cell table:style-name="ce21" office:value-type="float" office:value="446">
            <text:p>446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412">
            <text:p>412</text:p>
          </table:table-cell>
          <table:table-cell table:style-name="ce21" office:value-type="string">
            <text:p>WATFORD</text:p>
          </table:table-cell>
          <table:table-cell table:style-name="ce21" office:value-type="float" office:value="392">
            <text:p>392</text:p>
          </table:table-cell>
          <table:table-cell table:style-name="ce21" office:value-type="string">
            <text:p>SLOUGH</text:p>
          </table:table-cell>
          <table:table-cell table:style-name="ce21" office:value-type="float" office:value="388">
            <text:p>388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386">
            <text:p>386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376">
            <text:p>376</text:p>
          </table:table-cell>
        </table:table-row>
        <table:table-row table:style-name="ro3">
          <table:table-cell table:style-name="ce21" office:value-type="string">
            <text:p>CHINESE</text:p>
          </table:table-cell>
          <table:table-cell table:style-name="ce21" office:value-type="float" office:value="59.9">
            <text:p>59.9</text:p>
          </table:table-cell>
          <table:table-cell table:style-name="ce21" office:value-type="float" office:value="40.1">
            <text:p>40.1</text:p>
          </table:table-cell>
          <table:table-cell table:style-name="ce21" office:value-type="float" office:value="24972">
            <text:p>24972</text:p>
          </table:table-cell>
          <table:table-cell table:style-name="ce21" office:value-type="float" office:value="24949">
            <text:p>24949</text:p>
          </table:table-cell>
          <table:table-cell table:style-name="ce21" office:value-type="float" office:value="37.5">
            <text:p>37.5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2214">
            <text:p>2214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505">
            <text:p>505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370">
            <text:p>370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282">
            <text:p>282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267">
            <text:p>267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226">
            <text:p>226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222">
            <text:p>222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212">
            <text:p>212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72">
            <text:p>172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82">
            <text:p>82</text:p>
          </table:table-cell>
          <table:table-cell table:style-name="ce21" office:value-type="string">
            <text:p>LONDON</text:p>
          </table:table-cell>
          <table:table-cell table:style-name="ce21" office:value-type="float" office:value="11807">
            <text:p>11807</text:p>
          </table:table-cell>
          <table:table-cell table:style-name="ce21" office:value-type="string">
            <text:p>CARDIFF</text:p>
          </table:table-cell>
          <table:table-cell table:style-name="ce21" office:value-type="float" office:value="2768">
            <text:p>2768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2469">
            <text:p>2469</text:p>
          </table:table-cell>
          <table:table-cell table:style-name="ce21" office:value-type="string">
            <text:p>NORTHAMPTON</text:p>
          </table:table-cell>
          <table:table-cell table:style-name="ce21" office:value-type="float" office:value="866">
            <text:p>866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557">
            <text:p>557</text:p>
          </table:table-cell>
          <table:table-cell table:style-name="ce21" office:value-type="string">
            <text:p>CROYDON</text:p>
          </table:table-cell>
          <table:table-cell table:style-name="ce21" office:value-type="float" office:value="370">
            <text:p>370</text:p>
          </table:table-cell>
          <table:table-cell table:style-name="ce21" office:value-type="string">
            <text:p>BROMLEY</text:p>
          </table:table-cell>
          <table:table-cell table:style-name="ce21" office:value-type="float" office:value="344">
            <text:p>344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326">
            <text:p>326</text:p>
          </table:table-cell>
          <table:table-cell table:style-name="ce21" office:value-type="string">
            <text:p>EDINBURGH</text:p>
          </table:table-cell>
          <table:table-cell table:style-name="ce21" office:value-type="float" office:value="242">
            <text:p>242</text:p>
          </table:table-cell>
          <table:table-cell table:style-name="ce21" office:value-type="string">
            <text:p>GLASGOW</text:p>
          </table:table-cell>
          <table:table-cell table:style-name="ce21" office:value-type="float" office:value="215">
            <text:p>215</text:p>
          </table:table-cell>
        </table:table-row>
        <table:table-row table:style-name="ro3">
          <table:table-cell table:style-name="ce21" office:value-type="string">
            <text:p>POLISH</text:p>
          </table:table-cell>
          <table:table-cell table:style-name="ce21" office:value-type="float" office:value="74.2">
            <text:p>74.2</text:p>
          </table:table-cell>
          <table:table-cell table:style-name="ce21" office:value-type="float" office:value="25.8">
            <text:p>25.8</text:p>
          </table:table-cell>
          <table:table-cell table:style-name="ce21" office:value-type="float" office:value="21757">
            <text:p>21757</text:p>
          </table:table-cell>
          <table:table-cell table:style-name="ce21" office:value-type="float" office:value="21620">
            <text:p>21620</text:p>
          </table:table-cell>
          <table:table-cell table:style-name="ce21" office:value-type="float" office:value="36.7">
            <text:p>36.7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3027">
            <text:p>3027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2129">
            <text:p>2129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288">
            <text:p>1288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863">
            <text:p>863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436">
            <text:p>436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428">
            <text:p>428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325">
            <text:p>325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308">
            <text:p>308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227">
            <text:p>227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112">
            <text:p>112</text:p>
          </table:table-cell>
          <table:table-cell table:style-name="ce21" office:value-type="string">
            <text:p>LONDON</text:p>
          </table:table-cell>
          <table:table-cell table:style-name="ce21" office:value-type="float" office:value="7785">
            <text:p>7785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577">
            <text:p>577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530">
            <text:p>530</text:p>
          </table:table-cell>
          <table:table-cell table:style-name="ce21" office:value-type="string">
            <text:p>HARROW</text:p>
          </table:table-cell>
          <table:table-cell table:style-name="ce21" office:value-type="float" office:value="513">
            <text:p>513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509">
            <text:p>509</text:p>
          </table:table-cell>
          <table:table-cell table:style-name="ce21" office:value-type="string">
            <text:p>NORTHAMPTON</text:p>
          </table:table-cell>
          <table:table-cell table:style-name="ce21" office:value-type="float" office:value="496">
            <text:p>496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462">
            <text:p>462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460">
            <text:p>460</text:p>
          </table:table-cell>
          <table:table-cell table:style-name="ce21" office:value-type="string">
            <text:p>PETERBOROUGH</text:p>
          </table:table-cell>
          <table:table-cell table:style-name="ce21" office:value-type="float" office:value="402">
            <text:p>402</text:p>
          </table:table-cell>
          <table:table-cell table:style-name="ce21" office:value-type="string">
            <text:p>LEEDS</text:p>
          </table:table-cell>
          <table:table-cell table:style-name="ce21" office:value-type="float" office:value="383">
            <text:p>383</text:p>
          </table:table-cell>
        </table:table-row>
        <table:table-row table:style-name="ro3">
          <table:table-cell table:style-name="ce21" office:value-type="string">
            <text:p>FRENCH</text:p>
          </table:table-cell>
          <table:table-cell table:style-name="ce21" office:value-type="float" office:value="72.6">
            <text:p>72.6</text:p>
          </table:table-cell>
          <table:table-cell table:style-name="ce21" office:value-type="float" office:value="27.4">
            <text:p>27.4</text:p>
          </table:table-cell>
          <table:table-cell table:style-name="ce21" office:value-type="float" office:value="20839">
            <text:p>20839</text:p>
          </table:table-cell>
          <table:table-cell table:style-name="ce21" office:value-type="float" office:value="21989">
            <text:p>21989</text:p>
          </table:table-cell>
          <table:table-cell table:style-name="ce21" office:value-type="float" office:value="46.7">
            <text:p>46.7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2043">
            <text:p>2043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907">
            <text:p>1907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414">
            <text:p>1414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110">
            <text:p>1110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977">
            <text:p>977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653">
            <text:p>653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524">
            <text:p>524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330">
            <text:p>330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157">
            <text:p>157</text:p>
          </table:table-cell>
          <table:table-cell table:style-name="ce21" office:value-type="string">
            <text:p>LONDON</text:p>
          </table:table-cell>
          <table:table-cell table:style-name="ce21" office:value-type="float" office:value="11888">
            <text:p>11888</text:p>
          </table:table-cell>
          <table:table-cell table:style-name="ce21" office:value-type="string">
            <text:p>HARROW</text:p>
          </table:table-cell>
          <table:table-cell table:style-name="ce21" office:value-type="float" office:value="466">
            <text:p>466</text:p>
          </table:table-cell>
          <table:table-cell table:style-name="ce21" office:value-type="string">
            <text:p>TORQUAY</text:p>
          </table:table-cell>
          <table:table-cell table:style-name="ce21" office:value-type="float" office:value="420">
            <text:p>420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392">
            <text:p>392</text:p>
          </table:table-cell>
          <table:table-cell table:style-name="ce21" office:value-type="string">
            <text:p>TONBRIDGE</text:p>
          </table:table-cell>
          <table:table-cell table:style-name="ce21" office:value-type="float" office:value="358">
            <text:p>358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318">
            <text:p>318</text:p>
          </table:table-cell>
          <table:table-cell table:style-name="ce21" office:value-type="string">
            <text:p>READING</text:p>
          </table:table-cell>
          <table:table-cell table:style-name="ce21" office:value-type="float" office:value="309">
            <text:p>309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288">
            <text:p>288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283">
            <text:p>283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252">
            <text:p>252</text:p>
          </table:table-cell>
        </table:table-row>
        <table:table-row table:style-name="ro3">
          <table:table-cell table:style-name="ce21" office:value-type="string">
            <text:p>ITALIAN</text:p>
          </table:table-cell>
          <table:table-cell table:style-name="ce21" office:value-type="float" office:value="77.2">
            <text:p>77.2</text:p>
          </table:table-cell>
          <table:table-cell table:style-name="ce21" office:value-type="float" office:value="22.8">
            <text:p>22.8</text:p>
          </table:table-cell>
          <table:table-cell table:style-name="ce21" office:value-type="float" office:value="20531">
            <text:p>20531</text:p>
          </table:table-cell>
          <table:table-cell table:style-name="ce21" office:value-type="float" office:value="22613">
            <text:p>22613</text:p>
          </table:table-cell>
          <table:table-cell table:style-name="ce21" office:value-type="float" office:value="47">
            <text:p>47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3344">
            <text:p>3344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2422">
            <text:p>2422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993">
            <text:p>993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991">
            <text:p>991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851">
            <text:p>851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801">
            <text:p>801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523">
            <text:p>523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359">
            <text:p>359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320">
            <text:p>320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118">
            <text:p>118</text:p>
          </table:table-cell>
          <table:table-cell table:style-name="ce21" office:value-type="string">
            <text:p>LONDON</text:p>
          </table:table-cell>
          <table:table-cell table:style-name="ce21" office:value-type="float" office:value="12444">
            <text:p>12444</text:p>
          </table:table-cell>
          <table:table-cell table:style-name="ce21" office:value-type="string">
            <text:p>HARROW</text:p>
          </table:table-cell>
          <table:table-cell table:style-name="ce21" office:value-type="float" office:value="408">
            <text:p>408</text:p>
          </table:table-cell>
          <table:table-cell table:style-name="ce21" office:value-type="string">
            <text:p>ENFIELD</text:p>
          </table:table-cell>
          <table:table-cell table:style-name="ce21" office:value-type="float" office:value="371">
            <text:p>371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366">
            <text:p>366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337">
            <text:p>337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268">
            <text:p>268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255">
            <text:p>255</text:p>
          </table:table-cell>
          <table:table-cell table:style-name="ce21" office:value-type="string">
            <text:p>READING</text:p>
          </table:table-cell>
          <table:table-cell table:style-name="ce21" office:value-type="float" office:value="250">
            <text:p>250</text:p>
          </table:table-cell>
          <table:table-cell table:style-name="ce21" office:value-type="string">
            <text:p>BRISTOL</text:p>
          </table:table-cell>
          <table:table-cell table:style-name="ce21" office:value-type="float" office:value="245">
            <text:p>245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244">
            <text:p>244</text:p>
          </table:table-cell>
        </table:table-row>
        <table:table-row table:style-name="ro3">
          <table:table-cell table:style-name="ce21" office:value-type="string">
            <text:p>PAKISTANI</text:p>
          </table:table-cell>
          <table:table-cell table:style-name="ce21" office:value-type="float" office:value="86.5">
            <text:p>86.5</text:p>
          </table:table-cell>
          <table:table-cell table:style-name="ce21" office:value-type="float" office:value="13.5">
            <text:p>13.5</text:p>
          </table:table-cell>
          <table:table-cell table:style-name="ce21" office:value-type="float" office:value="16617">
            <text:p>16617</text:p>
          </table:table-cell>
          <table:table-cell table:style-name="ce21" office:value-type="float" office:value="17863">
            <text:p>17863</text:p>
          </table:table-cell>
          <table:table-cell table:style-name="ce21" office:value-type="float" office:value="35.3">
            <text:p>35.3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381">
            <text:p>1381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235">
            <text:p>1235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722">
            <text:p>722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678">
            <text:p>678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645">
            <text:p>645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593">
            <text:p>593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577">
            <text:p>577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366">
            <text:p>366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262">
            <text:p>262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203">
            <text:p>203</text:p>
          </table:table-cell>
          <table:table-cell table:style-name="ce21" office:value-type="string">
            <text:p>LONDON</text:p>
          </table:table-cell>
          <table:table-cell table:style-name="ce21" office:value-type="float" office:value="4998">
            <text:p>4998</text:p>
          </table:table-cell>
          <table:table-cell table:style-name="ce21" office:value-type="string">
            <text:p>ILFORD</text:p>
          </table:table-cell>
          <table:table-cell table:style-name="ce21" office:value-type="float" office:value="1793">
            <text:p>1793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1038">
            <text:p>1038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802">
            <text:p>802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657">
            <text:p>657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497">
            <text:p>497</text:p>
          </table:table-cell>
          <table:table-cell table:style-name="ce21" office:value-type="string">
            <text:p>HARROW</text:p>
          </table:table-cell>
          <table:table-cell table:style-name="ce21" office:value-type="float" office:value="487">
            <text:p>487</text:p>
          </table:table-cell>
          <table:table-cell table:style-name="ce21" office:value-type="string">
            <text:p>CROYDON</text:p>
          </table:table-cell>
          <table:table-cell table:style-name="ce21" office:value-type="float" office:value="475">
            <text:p>475</text:p>
          </table:table-cell>
          <table:table-cell table:style-name="ce21" office:value-type="string">
            <text:p>SLOUGH</text:p>
          </table:table-cell>
          <table:table-cell table:style-name="ce21" office:value-type="float" office:value="458">
            <text:p>458</text:p>
          </table:table-cell>
          <table:table-cell table:style-name="ce21" office:value-type="string">
            <text:p>GLASGOW</text:p>
          </table:table-cell>
          <table:table-cell table:style-name="ce21" office:value-type="float" office:value="441">
            <text:p>441</text:p>
          </table:table-cell>
        </table:table-row>
        <table:table-row table:style-name="ro3">
          <table:table-cell table:style-name="ce21" office:value-type="string">
            <text:p>NIGERIAN</text:p>
          </table:table-cell>
          <table:table-cell table:style-name="ce21" office:value-type="float" office:value="70.2">
            <text:p>70.2</text:p>
          </table:table-cell>
          <table:table-cell table:style-name="ce21" office:value-type="float" office:value="29.8">
            <text:p>29.8</text:p>
          </table:table-cell>
          <table:table-cell table:style-name="ce21" office:value-type="float" office:value="15893">
            <text:p>15893</text:p>
          </table:table-cell>
          <table:table-cell table:style-name="ce21" office:value-type="float" office:value="15165">
            <text:p>15165</text:p>
          </table:table-cell>
          <table:table-cell table:style-name="ce21" office:value-type="float" office:value="39.2">
            <text:p>39.2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115">
            <text:p>1115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030">
            <text:p>1030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023">
            <text:p>1023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817">
            <text:p>817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730">
            <text:p>730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665">
            <text:p>665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489">
            <text:p>489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368">
            <text:p>368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346">
            <text:p>346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144">
            <text:p>144</text:p>
          </table:table-cell>
          <table:table-cell table:style-name="ce21" office:value-type="string">
            <text:p>LONDON</text:p>
          </table:table-cell>
          <table:table-cell table:style-name="ce21" office:value-type="float" office:value="5905">
            <text:p>5905</text:p>
          </table:table-cell>
          <table:table-cell table:style-name="ce21" office:value-type="string">
            <text:p>ROMFORD</text:p>
          </table:table-cell>
          <table:table-cell table:style-name="ce21" office:value-type="float" office:value="1069">
            <text:p>1069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749">
            <text:p>749</text:p>
          </table:table-cell>
          <table:table-cell table:style-name="ce21" office:value-type="string">
            <text:p>DARTFORD</text:p>
          </table:table-cell>
          <table:table-cell table:style-name="ce21" office:value-type="float" office:value="643">
            <text:p>643</text:p>
          </table:table-cell>
          <table:table-cell table:style-name="ce21" office:value-type="string">
            <text:p>ABERDEEN</text:p>
          </table:table-cell>
          <table:table-cell table:style-name="ce21" office:value-type="float" office:value="419">
            <text:p>419</text:p>
          </table:table-cell>
          <table:table-cell table:style-name="ce21" office:value-type="string">
            <text:p>ILFORD</text:p>
          </table:table-cell>
          <table:table-cell table:style-name="ce21" office:value-type="float" office:value="332">
            <text:p>332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327">
            <text:p>327</text:p>
          </table:table-cell>
          <table:table-cell table:style-name="ce21" office:value-type="string">
            <text:p>CROYDON</text:p>
          </table:table-cell>
          <table:table-cell table:style-name="ce21" office:value-type="float" office:value="269">
            <text:p>269</text:p>
          </table:table-cell>
          <table:table-cell table:style-name="ce21" office:value-type="string">
            <text:p>HARROW</text:p>
          </table:table-cell>
          <table:table-cell table:style-name="ce21" office:value-type="float" office:value="257">
            <text:p>257</text:p>
          </table:table-cell>
          <table:table-cell table:style-name="ce21" office:value-type="string">
            <text:p>MILTON KEYNES</text:p>
          </table:table-cell>
          <table:table-cell table:style-name="ce21" office:value-type="float" office:value="248">
            <text:p>248</text:p>
          </table:table-cell>
        </table:table-row>
        <table:table-row table:style-name="ro3">
          <table:table-cell table:style-name="ce21" office:value-type="string">
            <text:p>AUSTRALIAN</text:p>
          </table:table-cell>
          <table:table-cell table:style-name="ce21" office:value-type="float" office:value="66.8">
            <text:p>66.8</text:p>
          </table:table-cell>
          <table:table-cell table:style-name="ce21" office:value-type="float" office:value="33.2">
            <text:p>33.2</text:p>
          </table:table-cell>
          <table:table-cell table:style-name="ce21" office:value-type="float" office:value="14418">
            <text:p>14418</text:p>
          </table:table-cell>
          <table:table-cell table:style-name="ce21" office:value-type="float" office:value="17129">
            <text:p>17129</text:p>
          </table:table-cell>
          <table:table-cell table:style-name="ce21" office:value-type="float" office:value="44.8">
            <text:p>44.8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2198">
            <text:p>2198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356">
            <text:p>1356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140">
            <text:p>1140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961">
            <text:p>961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901">
            <text:p>901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861">
            <text:p>861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793">
            <text:p>793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714">
            <text:p>714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545">
            <text:p>545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103">
            <text:p>103</text:p>
          </table:table-cell>
          <table:table-cell table:style-name="ce21" office:value-type="string">
            <text:p>LONDON</text:p>
          </table:table-cell>
          <table:table-cell table:style-name="ce21" office:value-type="float" office:value="9075">
            <text:p>9075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365">
            <text:p>365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310">
            <text:p>310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293">
            <text:p>293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282">
            <text:p>282</text:p>
          </table:table-cell>
          <table:table-cell table:style-name="ce21" office:value-type="string">
            <text:p>READING</text:p>
          </table:table-cell>
          <table:table-cell table:style-name="ce21" office:value-type="float" office:value="241">
            <text:p>241</text:p>
          </table:table-cell>
          <table:table-cell table:style-name="ce21" office:value-type="string">
            <text:p>HARROW</text:p>
          </table:table-cell>
          <table:table-cell table:style-name="ce21" office:value-type="float" office:value="223">
            <text:p>223</text:p>
          </table:table-cell>
          <table:table-cell table:style-name="ce21" office:value-type="string">
            <text:p>HEMEL HEMPSTEAD</text:p>
          </table:table-cell>
          <table:table-cell table:style-name="ce21" office:value-type="float" office:value="216">
            <text:p>216</text:p>
          </table:table-cell>
          <table:table-cell table:style-name="ce21" office:value-type="string">
            <text:p>OXFORD</text:p>
          </table:table-cell>
          <table:table-cell table:style-name="ce21" office:value-type="float" office:value="201">
            <text:p>201</text:p>
          </table:table-cell>
          <table:table-cell table:style-name="ce21" office:value-type="string">
            <text:p>REDHILL</text:p>
          </table:table-cell>
          <table:table-cell table:style-name="ce21" office:value-type="float" office:value="195">
            <text:p>195</text:p>
          </table:table-cell>
        </table:table-row>
        <table:table-row table:style-name="ro3">
          <table:table-cell table:style-name="ce21" office:value-type="string">
            <text:p>NORWEGIAN</text:p>
          </table:table-cell>
          <table:table-cell table:style-name="ce21" office:value-type="float" office:value="82.1">
            <text:p>82.1</text:p>
          </table:table-cell>
          <table:table-cell table:style-name="ce21" office:value-type="float" office:value="17.9">
            <text:p>17.9</text:p>
          </table:table-cell>
          <table:table-cell table:style-name="ce21" office:value-type="float" office:value="13248">
            <text:p>13248</text:p>
          </table:table-cell>
          <table:table-cell table:style-name="ce21" office:value-type="float" office:value="13310">
            <text:p>13310</text:p>
          </table:table-cell>
          <table:table-cell table:style-name="ce21" office:value-type="float" office:value="46.8">
            <text:p>46.8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482">
            <text:p>482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392">
            <text:p>392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346">
            <text:p>346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326">
            <text:p>326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240">
            <text:p>240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230">
            <text:p>230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87">
            <text:p>187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26">
            <text:p>126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16">
            <text:p>116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LONDON</text:p>
          </table:table-cell>
          <table:table-cell table:style-name="ce21" office:value-type="float" office:value="5666">
            <text:p>5666</text:p>
          </table:table-cell>
          <table:table-cell table:style-name="ce21" office:value-type="string">
            <text:p>STOCKPORT</text:p>
          </table:table-cell>
          <table:table-cell table:style-name="ce21" office:value-type="float" office:value="2886">
            <text:p>2886</text:p>
          </table:table-cell>
          <table:table-cell table:style-name="ce21" office:value-type="string">
            <text:p>CARDIFF</text:p>
          </table:table-cell>
          <table:table-cell table:style-name="ce21" office:value-type="float" office:value="1525">
            <text:p>1525</text:p>
          </table:table-cell>
          <table:table-cell table:style-name="ce21" office:value-type="string">
            <text:p>ROMFORD</text:p>
          </table:table-cell>
          <table:table-cell table:style-name="ce21" office:value-type="float" office:value="1258">
            <text:p>1258</text:p>
          </table:table-cell>
          <table:table-cell table:style-name="ce21" office:value-type="string">
            <text:p>TORQUAY</text:p>
          </table:table-cell>
          <table:table-cell table:style-name="ce21" office:value-type="float" office:value="233">
            <text:p>233</text:p>
          </table:table-cell>
          <table:table-cell table:style-name="ce21" office:value-type="string">
            <text:p>ABERDEEN</text:p>
          </table:table-cell>
          <table:table-cell table:style-name="ce21" office:value-type="float" office:value="106">
            <text:p>106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70">
            <text:p>70</text:p>
          </table:table-cell>
          <table:table-cell table:style-name="ce21" office:value-type="string">
            <text:p>HARROW</text:p>
          </table:table-cell>
          <table:table-cell table:style-name="ce21" office:value-type="float" office:value="68">
            <text:p>68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65">
            <text:p>65</text:p>
          </table:table-cell>
          <table:table-cell table:style-name="ce21" office:value-type="string">
            <text:p>DARTFORD</text:p>
          </table:table-cell>
          <table:table-cell table:style-name="ce21" office:value-type="float" office:value="65">
            <text:p>65</text:p>
          </table:table-cell>
        </table:table-row>
        <table:table-row table:style-name="ro3">
          <table:table-cell table:style-name="ce21" office:value-type="string">
            <text:p>DUTCH</text:p>
          </table:table-cell>
          <table:table-cell table:style-name="ce21" office:value-type="float" office:value="79.7">
            <text:p>79.7</text:p>
          </table:table-cell>
          <table:table-cell table:style-name="ce21" office:value-type="float" office:value="20.3">
            <text:p>20.3</text:p>
          </table:table-cell>
          <table:table-cell table:style-name="ce21" office:value-type="float" office:value="11369">
            <text:p>11369</text:p>
          </table:table-cell>
          <table:table-cell table:style-name="ce21" office:value-type="float" office:value="14559">
            <text:p>14559</text:p>
          </table:table-cell>
          <table:table-cell table:style-name="ce21" office:value-type="float" office:value="49.7">
            <text:p>49.7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088">
            <text:p>1088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980">
            <text:p>980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836">
            <text:p>836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676">
            <text:p>676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517">
            <text:p>517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440">
            <text:p>440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416">
            <text:p>416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401">
            <text:p>401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278">
            <text:p>278</text:p>
          </table:table-cell>
          <table:table-cell table:style-name="ce21" office:value-type="string">
            <text:p>AGRICULTURE &amp; FISHERY</text:p>
          </table:table-cell>
          <table:table-cell table:style-name="ce21" office:value-type="float" office:value="136">
            <text:p>136</text:p>
          </table:table-cell>
          <table:table-cell table:style-name="ce21" office:value-type="string">
            <text:p>LONDON</text:p>
          </table:table-cell>
          <table:table-cell table:style-name="ce21" office:value-type="float" office:value="4300">
            <text:p>4300</text:p>
          </table:table-cell>
          <table:table-cell table:style-name="ce21" office:value-type="string">
            <text:p>CANTERBURY</text:p>
          </table:table-cell>
          <table:table-cell table:style-name="ce21" office:value-type="float" office:value="1814">
            <text:p>1814</text:p>
          </table:table-cell>
          <table:table-cell table:style-name="ce21" office:value-type="string">
            <text:p>DONCASTER</text:p>
          </table:table-cell>
          <table:table-cell table:style-name="ce21" office:value-type="float" office:value="514">
            <text:p>514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491">
            <text:p>491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458">
            <text:p>458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366">
            <text:p>366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229">
            <text:p>229</text:p>
          </table:table-cell>
          <table:table-cell table:style-name="ce21" office:value-type="string">
            <text:p>READING</text:p>
          </table:table-cell>
          <table:table-cell table:style-name="ce21" office:value-type="float" office:value="223">
            <text:p>223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196">
            <text:p>196</text:p>
          </table:table-cell>
          <table:table-cell table:style-name="ce21" office:value-type="string">
            <text:p>TONBRIDGE</text:p>
          </table:table-cell>
          <table:table-cell table:style-name="ce21" office:value-type="float" office:value="187">
            <text:p>187</text:p>
          </table:table-cell>
        </table:table-row>
        <table:table-row table:style-name="ro3">
          <table:table-cell table:style-name="ce21" office:value-type="string">
            <text:p>ROMANIAN</text:p>
          </table:table-cell>
          <table:table-cell table:style-name="ce21" office:value-type="float" office:value="74.5">
            <text:p>74.5</text:p>
          </table:table-cell>
          <table:table-cell table:style-name="ce21" office:value-type="float" office:value="25.5">
            <text:p>25.5</text:p>
          </table:table-cell>
          <table:table-cell table:style-name="ce21" office:value-type="float" office:value="10931">
            <text:p>10931</text:p>
          </table:table-cell>
          <table:table-cell table:style-name="ce21" office:value-type="float" office:value="10693">
            <text:p>10693</text:p>
          </table:table-cell>
          <table:table-cell table:style-name="ce21" office:value-type="float" office:value="33.3">
            <text:p>33.3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486">
            <text:p>1486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897">
            <text:p>897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367">
            <text:p>367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271">
            <text:p>271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201">
            <text:p>201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84">
            <text:p>84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81">
            <text:p>81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81">
            <text:p>81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73">
            <text:p>73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63">
            <text:p>63</text:p>
          </table:table-cell>
          <table:table-cell table:style-name="ce21" office:value-type="string">
            <text:p>LONDON</text:p>
          </table:table-cell>
          <table:table-cell table:style-name="ce21" office:value-type="float" office:value="3341">
            <text:p>3341</text:p>
          </table:table-cell>
          <table:table-cell table:style-name="ce21" office:value-type="string">
            <text:p>HARROW</text:p>
          </table:table-cell>
          <table:table-cell table:style-name="ce21" office:value-type="float" office:value="915">
            <text:p>915</text:p>
          </table:table-cell>
          <table:table-cell table:style-name="ce21" office:value-type="string">
            <text:p>MILTON KEYNES</text:p>
          </table:table-cell>
          <table:table-cell table:style-name="ce21" office:value-type="float" office:value="537">
            <text:p>537</text:p>
          </table:table-cell>
          <table:table-cell table:style-name="ce21" office:value-type="string">
            <text:p>ROMFORD</text:p>
          </table:table-cell>
          <table:table-cell table:style-name="ce21" office:value-type="float" office:value="391">
            <text:p>391</text:p>
          </table:table-cell>
          <table:table-cell table:style-name="ce21" office:value-type="string">
            <text:p>NORTHAMPTON</text:p>
          </table:table-cell>
          <table:table-cell table:style-name="ce21" office:value-type="float" office:value="365">
            <text:p>365</text:p>
          </table:table-cell>
          <table:table-cell table:style-name="ce21" office:value-type="string">
            <text:p>ILFORD</text:p>
          </table:table-cell>
          <table:table-cell table:style-name="ce21" office:value-type="float" office:value="317">
            <text:p>317</text:p>
          </table:table-cell>
          <table:table-cell table:style-name="ce21" office:value-type="string">
            <text:p>NOTTINGHAM</text:p>
          </table:table-cell>
          <table:table-cell table:style-name="ce21" office:value-type="float" office:value="311">
            <text:p>311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283">
            <text:p>283</text:p>
          </table:table-cell>
          <table:table-cell table:style-name="ce21" office:value-type="string">
            <text:p>WATFORD</text:p>
          </table:table-cell>
          <table:table-cell table:style-name="ce21" office:value-type="float" office:value="203">
            <text:p>203</text:p>
          </table:table-cell>
          <table:table-cell table:style-name="ce21" office:value-type="string">
            <text:p>SHEFFIELD</text:p>
          </table:table-cell>
          <table:table-cell table:style-name="ce21" office:value-type="float" office:value="196">
            <text:p>196</text:p>
          </table:table-cell>
        </table:table-row>
        <table:table-row table:style-name="ro3">
          <table:table-cell table:style-name="ce21" office:value-type="string">
            <text:p>BULGARIAN</text:p>
          </table:table-cell>
          <table:table-cell table:style-name="ce21" office:value-type="float" office:value="69.1">
            <text:p>69.1</text:p>
          </table:table-cell>
          <table:table-cell table:style-name="ce21" office:value-type="float" office:value="30.9">
            <text:p>30.9</text:p>
          </table:table-cell>
          <table:table-cell table:style-name="ce21" office:value-type="float" office:value="8798">
            <text:p>8798</text:p>
          </table:table-cell>
          <table:table-cell table:style-name="ce21" office:value-type="float" office:value="8398">
            <text:p>8398</text:p>
          </table:table-cell>
          <table:table-cell table:style-name="ce21" office:value-type="float" office:value="36.1">
            <text:p>36.1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820">
            <text:p>1820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364">
            <text:p>364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347">
            <text:p>347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232">
            <text:p>232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54">
            <text:p>154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38">
            <text:p>138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99">
            <text:p>99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65">
            <text:p>65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64">
            <text:p>64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LONDON</text:p>
          </table:table-cell>
          <table:table-cell table:style-name="ce21" office:value-type="float" office:value="4537">
            <text:p>4537</text:p>
          </table:table-cell>
          <table:table-cell table:style-name="ce21" office:value-type="string">
            <text:p>ILFORD</text:p>
          </table:table-cell>
          <table:table-cell table:style-name="ce21" office:value-type="float" office:value="315">
            <text:p>315</text:p>
          </table:table-cell>
          <table:table-cell table:style-name="ce21" office:value-type="string">
            <text:p>HARROW</text:p>
          </table:table-cell>
          <table:table-cell table:style-name="ce21" office:value-type="float" office:value="239">
            <text:p>239</text:p>
          </table:table-cell>
          <table:table-cell table:style-name="ce21" office:value-type="string">
            <text:p>ROMFORD</text:p>
          </table:table-cell>
          <table:table-cell table:style-name="ce21" office:value-type="float" office:value="236">
            <text:p>236</text:p>
          </table:table-cell>
          <table:table-cell table:style-name="ce21" office:value-type="string">
            <text:p>CROYDON</text:p>
          </table:table-cell>
          <table:table-cell table:style-name="ce21" office:value-type="float" office:value="227">
            <text:p>227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204">
            <text:p>204</text:p>
          </table:table-cell>
          <table:table-cell table:style-name="ce21" office:value-type="string">
            <text:p>SUTTON</text:p>
          </table:table-cell>
          <table:table-cell table:style-name="ce21" office:value-type="float" office:value="176">
            <text:p>176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151">
            <text:p>151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118">
            <text:p>118</text:p>
          </table:table-cell>
          <table:table-cell table:style-name="ce21" office:value-type="string">
            <text:p>ENFIELD</text:p>
          </table:table-cell>
          <table:table-cell table:style-name="ce21" office:value-type="float" office:value="102">
            <text:p>102</text:p>
          </table:table-cell>
        </table:table-row>
        <table:table-row table:style-name="ro3">
          <table:table-cell table:style-name="ce21" office:value-type="string">
            <text:p>SWEDISH</text:p>
          </table:table-cell>
          <table:table-cell table:style-name="ce21" office:value-type="float" office:value="74.9">
            <text:p>74.9</text:p>
          </table:table-cell>
          <table:table-cell table:style-name="ce21" office:value-type="float" office:value="25.1">
            <text:p>25.1</text:p>
          </table:table-cell>
          <table:table-cell table:style-name="ce21" office:value-type="float" office:value="8706">
            <text:p>8706</text:p>
          </table:table-cell>
          <table:table-cell table:style-name="ce21" office:value-type="float" office:value="9495">
            <text:p>9495</text:p>
          </table:table-cell>
          <table:table-cell table:style-name="ce21" office:value-type="float" office:value="48.6">
            <text:p>48.6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713">
            <text:p>713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563">
            <text:p>563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504">
            <text:p>504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504">
            <text:p>504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390">
            <text:p>390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346">
            <text:p>346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311">
            <text:p>311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94">
            <text:p>194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85">
            <text:p>185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64">
            <text:p>64</text:p>
          </table:table-cell>
          <table:table-cell table:style-name="ce21" office:value-type="string">
            <text:p>LONDON</text:p>
          </table:table-cell>
          <table:table-cell table:style-name="ce21" office:value-type="float" office:value="5224">
            <text:p>5224</text:p>
          </table:table-cell>
          <table:table-cell table:style-name="ce21" office:value-type="string">
            <text:p>STOCKPORT</text:p>
          </table:table-cell>
          <table:table-cell table:style-name="ce21" office:value-type="float" office:value="279">
            <text:p>279</text:p>
          </table:table-cell>
          <table:table-cell table:style-name="ce21" office:value-type="string">
            <text:p>READING</text:p>
          </table:table-cell>
          <table:table-cell table:style-name="ce21" office:value-type="float" office:value="184">
            <text:p>184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168">
            <text:p>168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146">
            <text:p>146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145">
            <text:p>145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43">
            <text:p>143</text:p>
          </table:table-cell>
          <table:table-cell table:style-name="ce21" office:value-type="string">
            <text:p>HARROW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121">
            <text:p>121</text:p>
          </table:table-cell>
          <table:table-cell table:style-name="ce21" office:value-type="string">
            <text:p>GLOUCESTER</text:p>
          </table:table-cell>
          <table:table-cell table:style-name="ce21" office:value-type="float" office:value="109">
            <text:p>109</text:p>
          </table:table-cell>
        </table:table-row>
        <table:table-row table:style-name="ro3">
          <table:table-cell table:style-name="ce21" office:value-type="string">
            <text:p>SPANISH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8217">
            <text:p>8217</text:p>
          </table:table-cell>
          <table:table-cell table:style-name="ce21" office:value-type="float" office:value="8040">
            <text:p>8040</text:p>
          </table:table-cell>
          <table:table-cell table:style-name="ce21" office:value-type="float" office:value="42.4">
            <text:p>42.4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679">
            <text:p>679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659">
            <text:p>659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646">
            <text:p>646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322">
            <text:p>322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288">
            <text:p>288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257">
            <text:p>257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231">
            <text:p>231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229">
            <text:p>229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26">
            <text:p>126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LONDON</text:p>
          </table:table-cell>
          <table:table-cell table:style-name="ce21" office:value-type="float" office:value="4077">
            <text:p>4077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163">
            <text:p>163</text:p>
          </table:table-cell>
          <table:table-cell table:style-name="ce21" office:value-type="string">
            <text:p>MILTON KEYNES</text:p>
          </table:table-cell>
          <table:table-cell table:style-name="ce21" office:value-type="float" office:value="150">
            <text:p>150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147">
            <text:p>147</text:p>
          </table:table-cell>
          <table:table-cell table:style-name="ce21" office:value-type="string">
            <text:p>HARROW</text:p>
          </table:table-cell>
          <table:table-cell table:style-name="ce21" office:value-type="float" office:value="137">
            <text:p>137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134">
            <text:p>134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116">
            <text:p>116</text:p>
          </table:table-cell>
          <table:table-cell table:style-name="ce21" office:value-type="string">
            <text:p>BRISTOL</text:p>
          </table:table-cell>
          <table:table-cell table:style-name="ce21" office:value-type="float" office:value="114">
            <text:p>114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03">
            <text:p>103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96">
            <text:p>96</text:p>
          </table:table-cell>
        </table:table-row>
        <table:table-row table:style-name="ro3">
          <table:table-cell table:style-name="ce21" office:value-type="string">
            <text:p>SOUTH AFRICAN</text:p>
          </table:table-cell>
          <table:table-cell table:style-name="ce21" office:value-type="float" office:value="71.1">
            <text:p>71.1</text:p>
          </table:table-cell>
          <table:table-cell table:style-name="ce21" office:value-type="float" office:value="28.9">
            <text:p>28.9</text:p>
          </table:table-cell>
          <table:table-cell table:style-name="ce21" office:value-type="float" office:value="7798">
            <text:p>7798</text:p>
          </table:table-cell>
          <table:table-cell table:style-name="ce21" office:value-type="float" office:value="8598">
            <text:p>8598</text:p>
          </table:table-cell>
          <table:table-cell table:style-name="ce21" office:value-type="float" office:value="43.2">
            <text:p>43.2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029">
            <text:p>1029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708">
            <text:p>708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686">
            <text:p>686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550">
            <text:p>550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366">
            <text:p>366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350">
            <text:p>350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327">
            <text:p>327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267">
            <text:p>267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253">
            <text:p>253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65">
            <text:p>65</text:p>
          </table:table-cell>
          <table:table-cell table:style-name="ce21" office:value-type="string">
            <text:p>LONDON</text:p>
          </table:table-cell>
          <table:table-cell table:style-name="ce21" office:value-type="float" office:value="3287">
            <text:p>3287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274">
            <text:p>274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229">
            <text:p>229</text:p>
          </table:table-cell>
          <table:table-cell table:style-name="ce21" office:value-type="string">
            <text:p>READING</text:p>
          </table:table-cell>
          <table:table-cell table:style-name="ce21" office:value-type="float" office:value="209">
            <text:p>209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201">
            <text:p>201</text:p>
          </table:table-cell>
          <table:table-cell table:style-name="ce21" office:value-type="string">
            <text:p>HARROW</text:p>
          </table:table-cell>
          <table:table-cell table:style-name="ce21" office:value-type="float" office:value="167">
            <text:p>167</text:p>
          </table:table-cell>
          <table:table-cell table:style-name="ce21" office:value-type="string">
            <text:p>HEMEL HEMPSTEAD</text:p>
          </table:table-cell>
          <table:table-cell table:style-name="ce21" office:value-type="float" office:value="154">
            <text:p>154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150">
            <text:p>150</text:p>
          </table:table-cell>
          <table:table-cell table:style-name="ce21" office:value-type="string">
            <text:p>ROMFORD</text:p>
          </table:table-cell>
          <table:table-cell table:style-name="ce21" office:value-type="float" office:value="141">
            <text:p>141</text:p>
          </table:table-cell>
          <table:table-cell table:style-name="ce21" office:value-type="string">
            <text:p>SLOUGH</text:p>
          </table:table-cell>
          <table:table-cell table:style-name="ce21" office:value-type="float" office:value="134">
            <text:p>134</text:p>
          </table:table-cell>
        </table:table-row>
        <table:table-row table:style-name="ro3">
          <table:table-cell table:style-name="ce21" office:value-type="string">
            <text:p>CANADIAN</text:p>
          </table:table-cell>
          <table:table-cell table:style-name="ce21" office:value-type="float" office:value="72.4">
            <text:p>72.4</text:p>
          </table:table-cell>
          <table:table-cell table:style-name="ce21" office:value-type="float" office:value="27.6">
            <text:p>27.6</text:p>
          </table:table-cell>
          <table:table-cell table:style-name="ce21" office:value-type="float" office:value="6875">
            <text:p>6875</text:p>
          </table:table-cell>
          <table:table-cell table:style-name="ce21" office:value-type="float" office:value="8458">
            <text:p>8458</text:p>
          </table:table-cell>
          <table:table-cell table:style-name="ce21" office:value-type="float" office:value="51.7">
            <text:p>51.7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091">
            <text:p>1091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626">
            <text:p>626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546">
            <text:p>546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473">
            <text:p>473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455">
            <text:p>455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367">
            <text:p>367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324">
            <text:p>324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315">
            <text:p>315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250">
            <text:p>250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98">
            <text:p>98</text:p>
          </table:table-cell>
          <table:table-cell table:style-name="ce21" office:value-type="string">
            <text:p>LONDON</text:p>
          </table:table-cell>
          <table:table-cell table:style-name="ce21" office:value-type="float" office:value="3788">
            <text:p>3788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217">
            <text:p>217</text:p>
          </table:table-cell>
          <table:table-cell table:style-name="ce21" office:value-type="string">
            <text:p>READING</text:p>
          </table:table-cell>
          <table:table-cell table:style-name="ce21" office:value-type="float" office:value="181">
            <text:p>181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161">
            <text:p>161</text:p>
          </table:table-cell>
          <table:table-cell table:style-name="ce21" office:value-type="string">
            <text:p>HARROW</text:p>
          </table:table-cell>
          <table:table-cell table:style-name="ce21" office:value-type="float" office:value="159">
            <text:p>159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133">
            <text:p>133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130">
            <text:p>130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16">
            <text:p>116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116">
            <text:p>116</text:p>
          </table:table-cell>
          <table:table-cell table:style-name="ce21" office:value-type="string">
            <text:p>OXFORD</text:p>
          </table:table-cell>
          <table:table-cell table:style-name="ce21" office:value-type="float" office:value="115">
            <text:p>115</text:p>
          </table:table-cell>
        </table:table-row>
        <table:table-row table:style-name="ro3">
          <table:table-cell table:style-name="ce21" office:value-type="string">
            <text:p>NEW ZEALANDER</text:p>
          </table:table-cell>
          <table:table-cell table:style-name="ce21" office:value-type="float" office:value="68.4">
            <text:p>68.4</text:p>
          </table:table-cell>
          <table:table-cell table:style-name="ce21" office:value-type="float" office:value="31.6">
            <text:p>31.6</text:p>
          </table:table-cell>
          <table:table-cell table:style-name="ce21" office:value-type="float" office:value="6464">
            <text:p>6464</text:p>
          </table:table-cell>
          <table:table-cell table:style-name="ce21" office:value-type="float" office:value="8497">
            <text:p>8497</text:p>
          </table:table-cell>
          <table:table-cell table:style-name="ce21" office:value-type="float" office:value="42.9">
            <text:p>42.9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193">
            <text:p>1193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828">
            <text:p>828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551">
            <text:p>551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542">
            <text:p>542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508">
            <text:p>508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408">
            <text:p>408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323">
            <text:p>323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269">
            <text:p>269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71">
            <text:p>171</text:p>
          </table:table-cell>
          <table:table-cell table:style-name="ce21" office:value-type="string">
            <text:p>LEGAL SERVICES</text:p>
          </table:table-cell>
          <table:table-cell table:style-name="ce21" office:value-type="float" office:value="70">
            <text:p>70</text:p>
          </table:table-cell>
          <table:table-cell table:style-name="ce21" office:value-type="string">
            <text:p>LONDON</text:p>
          </table:table-cell>
          <table:table-cell table:style-name="ce21" office:value-type="float" office:value="4453">
            <text:p>4453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195">
            <text:p>195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157">
            <text:p>157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151">
            <text:p>151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142">
            <text:p>142</text:p>
          </table:table-cell>
          <table:table-cell table:style-name="ce21" office:value-type="string">
            <text:p>BRISTOL</text:p>
          </table:table-cell>
          <table:table-cell table:style-name="ce21" office:value-type="float" office:value="137">
            <text:p>137</text:p>
          </table:table-cell>
          <table:table-cell table:style-name="ce21" office:value-type="string">
            <text:p>READING</text:p>
          </table:table-cell>
          <table:table-cell table:style-name="ce21" office:value-type="float" office:value="125">
            <text:p>125</text:p>
          </table:table-cell>
          <table:table-cell table:style-name="ce21" office:value-type="string">
            <text:p>CAMBRIDGE</text:p>
          </table:table-cell>
          <table:table-cell table:style-name="ce21" office:value-type="float" office:value="121">
            <text:p>121</text:p>
          </table:table-cell>
          <table:table-cell table:style-name="ce21" office:value-type="string">
            <text:p>SLOUGH</text:p>
          </table:table-cell>
          <table:table-cell table:style-name="ce21" office:value-type="float" office:value="102">
            <text:p>102</text:p>
          </table:table-cell>
          <table:table-cell table:style-name="ce21" office:value-type="string">
            <text:p>HARROW</text:p>
          </table:table-cell>
          <table:table-cell table:style-name="ce21" office:value-type="float" office:value="100">
            <text:p>100</text:p>
          </table:table-cell>
        </table:table-row>
        <table:table-row table:style-name="ro3">
          <table:table-cell table:style-name="ce21" office:value-type="string">
            <text:p>GREEK</text:p>
          </table:table-cell>
          <table:table-cell table:style-name="ce21" office:value-type="float" office:value="76.3">
            <text:p>76.3</text:p>
          </table:table-cell>
          <table:table-cell table:style-name="ce21" office:value-type="float" office:value="23.7">
            <text:p>23.7</text:p>
          </table:table-cell>
          <table:table-cell table:style-name="ce21" office:value-type="float" office:value="4876">
            <text:p>4876</text:p>
          </table:table-cell>
          <table:table-cell table:style-name="ce21" office:value-type="float" office:value="4987">
            <text:p>4987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514">
            <text:p>514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440">
            <text:p>440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376">
            <text:p>376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210">
            <text:p>210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74">
            <text:p>174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72">
            <text:p>172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63">
            <text:p>163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11">
            <text:p>111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93">
            <text:p>93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42">
            <text:p>42</text:p>
          </table:table-cell>
          <table:table-cell table:style-name="ce21" office:value-type="string">
            <text:p>LONDON</text:p>
          </table:table-cell>
          <table:table-cell table:style-name="ce21" office:value-type="float" office:value="2743">
            <text:p>2743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16">
            <text:p>116</text:p>
          </table:table-cell>
          <table:table-cell table:style-name="ce21" office:value-type="string">
            <text:p>HARROW</text:p>
          </table:table-cell>
          <table:table-cell table:style-name="ce21" office:value-type="float" office:value="104">
            <text:p>104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83">
            <text:p>83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81">
            <text:p>81</text:p>
          </table:table-cell>
          <table:table-cell table:style-name="ce21" office:value-type="string">
            <text:p>READING</text:p>
          </table:table-cell>
          <table:table-cell table:style-name="ce21" office:value-type="float" office:value="81">
            <text:p>81</text:p>
          </table:table-cell>
          <table:table-cell table:style-name="ce21" office:value-type="string">
            <text:p>BRISTOL</text:p>
          </table:table-cell>
          <table:table-cell table:style-name="ce21" office:value-type="float" office:value="77">
            <text:p>77</text:p>
          </table:table-cell>
          <table:table-cell table:style-name="ce21" office:value-type="string">
            <text:p>ENFIELD</text:p>
          </table:table-cell>
          <table:table-cell table:style-name="ce21" office:value-type="float" office:value="66">
            <text:p>66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66">
            <text:p>66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65">
            <text:p>65</text:p>
          </table:table-cell>
        </table:table-row>
        <table:table-row table:style-name="ro3">
          <table:table-cell table:style-name="ce21" office:value-type="string">
            <text:p>BANGLADESHI</text:p>
          </table:table-cell>
          <table:table-cell table:style-name="ce21" office:value-type="float" office:value="82.8">
            <text:p>82.8</text:p>
          </table:table-cell>
          <table:table-cell table:style-name="ce21" office:value-type="float" office:value="17.2">
            <text:p>17.2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5100">
            <text:p>5100</text:p>
          </table:table-cell>
          <table:table-cell table:style-name="ce21" office:value-type="float" office:value="35.3">
            <text:p>35.3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912">
            <text:p>912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252">
            <text:p>252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96">
            <text:p>196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50">
            <text:p>150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42">
            <text:p>142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12">
            <text:p>112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98">
            <text:p>98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69">
            <text:p>69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58">
            <text:p>58</text:p>
          </table:table-cell>
          <table:table-cell table:style-name="ce21" office:value-type="string">
            <text:p>LEGAL SERVICES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LONDON</text:p>
          </table:table-cell>
          <table:table-cell table:style-name="ce21" office:value-type="float" office:value="3124">
            <text:p>3124</text:p>
          </table:table-cell>
          <table:table-cell table:style-name="ce21" office:value-type="string">
            <text:p>ILFORD</text:p>
          </table:table-cell>
          <table:table-cell table:style-name="ce21" office:value-type="float" office:value="226">
            <text:p>226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08">
            <text:p>108</text:p>
          </table:table-cell>
          <table:table-cell table:style-name="ce21" office:value-type="string">
            <text:p>LUTON</text:p>
          </table:table-cell>
          <table:table-cell table:style-name="ce21" office:value-type="float" office:value="95">
            <text:p>95</text:p>
          </table:table-cell>
          <table:table-cell table:style-name="ce21" office:value-type="string">
            <text:p>ROMFORD</text:p>
          </table:table-cell>
          <table:table-cell table:style-name="ce21" office:value-type="float" office:value="68">
            <text:p>68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62">
            <text:p>62</text:p>
          </table:table-cell>
          <table:table-cell table:style-name="ce21" office:value-type="string">
            <text:p>HARROW</text:p>
          </table:table-cell>
          <table:table-cell table:style-name="ce21" office:value-type="float" office:value="57">
            <text:p>57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44">
            <text:p>44</text:p>
          </table:table-cell>
          <table:table-cell table:style-name="ce21" office:value-type="string">
            <text:p>CHELMSFORD</text:p>
          </table:table-cell>
          <table:table-cell table:style-name="ce21" office:value-type="float" office:value="41">
            <text:p>41</text:p>
          </table:table-cell>
          <table:table-cell table:style-name="ce21" office:value-type="string">
            <text:p>CROYDON</text:p>
          </table:table-cell>
          <table:table-cell table:style-name="ce21" office:value-type="float" office:value="41">
            <text:p>41</text:p>
          </table:table-cell>
        </table:table-row>
        <table:table-row table:style-name="ro3">
          <table:table-cell table:style-name="ce21" office:value-type="string">
            <text:p>PORTUGESE</text:p>
          </table:table-cell>
          <table:table-cell table:style-name="ce21" office:value-type="float" office:value="72.2">
            <text:p>72.2</text:p>
          </table:table-cell>
          <table:table-cell table:style-name="ce21" office:value-type="float" office:value="27.8">
            <text:p>27.8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4949">
            <text:p>4949</text:p>
          </table:table-cell>
          <table:table-cell table:style-name="ce21" office:value-type="float" office:value="41">
            <text:p>41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581">
            <text:p>581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529">
            <text:p>529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295">
            <text:p>295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219">
            <text:p>219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54">
            <text:p>154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30">
            <text:p>130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19">
            <text:p>119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06">
            <text:p>106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55">
            <text:p>55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LONDON</text:p>
          </table:table-cell>
          <table:table-cell table:style-name="ce21" office:value-type="float" office:value="2234">
            <text:p>2234</text:p>
          </table:table-cell>
          <table:table-cell table:style-name="ce21" office:value-type="string">
            <text:p>HARROW</text:p>
          </table:table-cell>
          <table:table-cell table:style-name="ce21" office:value-type="float" office:value="157">
            <text:p>157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95">
            <text:p>95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93">
            <text:p>93</text:p>
          </table:table-cell>
          <table:table-cell table:style-name="ce21" office:value-type="string">
            <text:p>READING</text:p>
          </table:table-cell>
          <table:table-cell table:style-name="ce21" office:value-type="float" office:value="91">
            <text:p>91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79">
            <text:p>79</text:p>
          </table:table-cell>
          <table:table-cell table:style-name="ce21" office:value-type="string">
            <text:p>CROYDON</text:p>
          </table:table-cell>
          <table:table-cell table:style-name="ce21" office:value-type="float" office:value="78">
            <text:p>78</text:p>
          </table:table-cell>
          <table:table-cell table:style-name="ce21" office:value-type="string">
            <text:p>LEICESTER</text:p>
          </table:table-cell>
          <table:table-cell table:style-name="ce21" office:value-type="float" office:value="72">
            <text:p>72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69">
            <text:p>69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64">
            <text:p>64</text:p>
          </table:table-cell>
        </table:table-row>
        <table:table-row table:style-name="ro3">
          <table:table-cell table:style-name="ce21" office:value-type="string">
            <text:p>DANISH</text:p>
          </table:table-cell>
          <table:table-cell table:style-name="ce21" office:value-type="float" office:value="76.6">
            <text:p>76.6</text:p>
          </table:table-cell>
          <table:table-cell table:style-name="ce21" office:value-type="float" office:value="23.4">
            <text:p>23.4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5645">
            <text:p>5645</text:p>
          </table:table-cell>
          <table:table-cell table:style-name="ce21" office:value-type="float" office:value="50.6">
            <text:p>50.6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529">
            <text:p>529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472">
            <text:p>472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442">
            <text:p>442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345">
            <text:p>345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277">
            <text:p>277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229">
            <text:p>229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76">
            <text:p>176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62">
            <text:p>162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51">
            <text:p>151</text:p>
          </table:table-cell>
          <table:table-cell table:style-name="ce21" office:value-type="string">
            <text:p>AGRICULTURE &amp; FISHERY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LONDON</text:p>
          </table:table-cell>
          <table:table-cell table:style-name="ce21" office:value-type="float" office:value="2284">
            <text:p>2284</text:p>
          </table:table-cell>
          <table:table-cell table:style-name="ce21" office:value-type="string">
            <text:p>CAMBRIDGE</text:p>
          </table:table-cell>
          <table:table-cell table:style-name="ce21" office:value-type="float" office:value="165">
            <text:p>165</text:p>
          </table:table-cell>
          <table:table-cell table:style-name="ce21" office:value-type="string">
            <text:p>CROYDON</text:p>
          </table:table-cell>
          <table:table-cell table:style-name="ce21" office:value-type="float" office:value="144">
            <text:p>144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16">
            <text:p>116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108">
            <text:p>108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99">
            <text:p>99</text:p>
          </table:table-cell>
          <table:table-cell table:style-name="ce21" office:value-type="string">
            <text:p>READING</text:p>
          </table:table-cell>
          <table:table-cell table:style-name="ce21" office:value-type="float" office:value="96">
            <text:p>96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94">
            <text:p>94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90">
            <text:p>90</text:p>
          </table:table-cell>
          <table:table-cell table:style-name="ce21" office:value-type="string">
            <text:p>REDHILL</text:p>
          </table:table-cell>
          <table:table-cell table:style-name="ce21" office:value-type="float" office:value="87">
            <text:p>87</text:p>
          </table:table-cell>
        </table:table-row>
        <table:table-row table:style-name="ro3">
          <table:table-cell table:style-name="ce21" office:value-type="string">
            <text:p>TURKISH</text:p>
          </table:table-cell>
          <table:table-cell table:style-name="ce21" office:value-type="float" office:value="85.3">
            <text:p>85.3</text:p>
          </table:table-cell>
          <table:table-cell table:style-name="ce21" office:value-type="float" office:value="14.7">
            <text:p>14.7</text:p>
          </table:table-cell>
          <table:table-cell table:style-name="ce21" office:value-type="float" office:value="4804">
            <text:p>4804</text:p>
          </table:table-cell>
          <table:table-cell table:style-name="ce21" office:value-type="float" office:value="4859">
            <text:p>4859</text:p>
          </table:table-cell>
          <table:table-cell table:style-name="ce21" office:value-type="float" office:value="38.5">
            <text:p>38.5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299">
            <text:p>1299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274">
            <text:p>274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74">
            <text:p>174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53">
            <text:p>153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08">
            <text:p>108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73">
            <text:p>73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48">
            <text:p>48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LONDON</text:p>
          </table:table-cell>
          <table:table-cell table:style-name="ce21" office:value-type="float" office:value="2569">
            <text:p>2569</text:p>
          </table:table-cell>
          <table:table-cell table:style-name="ce21" office:value-type="string">
            <text:p>ENFIELD</text:p>
          </table:table-cell>
          <table:table-cell table:style-name="ce21" office:value-type="float" office:value="127">
            <text:p>127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19">
            <text:p>119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76">
            <text:p>76</text:p>
          </table:table-cell>
          <table:table-cell table:style-name="ce21" office:value-type="string">
            <text:p>BOURNEMOUTH</text:p>
          </table:table-cell>
          <table:table-cell table:style-name="ce21" office:value-type="float" office:value="62">
            <text:p>62</text:p>
          </table:table-cell>
          <table:table-cell table:style-name="ce21" office:value-type="string">
            <text:p>DONCASTER</text:p>
          </table:table-cell>
          <table:table-cell table:style-name="ce21" office:value-type="float" office:value="61">
            <text:p>61</text:p>
          </table:table-cell>
          <table:table-cell table:style-name="ce21" office:value-type="string">
            <text:p>HARROW</text:p>
          </table:table-cell>
          <table:table-cell table:style-name="ce21" office:value-type="float" office:value="55">
            <text:p>55</text:p>
          </table:table-cell>
          <table:table-cell table:style-name="ce21" office:value-type="string">
            <text:p>IPSWICH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ILFORD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50">
            <text:p>50</text:p>
          </table:table-cell>
        </table:table-row>
        <table:table-row table:style-name="ro3">
          <table:table-cell table:style-name="ce21" office:value-type="string">
            <text:p>BELGIAN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447">
            <text:p>4447</text:p>
          </table:table-cell>
          <table:table-cell table:style-name="ce21" office:value-type="float" office:value="5139">
            <text:p>5139</text:p>
          </table:table-cell>
          <table:table-cell table:style-name="ce21" office:value-type="float" office:value="48.3">
            <text:p>48.3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431">
            <text:p>431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326">
            <text:p>326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308">
            <text:p>308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308">
            <text:p>308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259">
            <text:p>259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65">
            <text:p>165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46">
            <text:p>146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24">
            <text:p>124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01">
            <text:p>101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38">
            <text:p>38</text:p>
          </table:table-cell>
          <table:table-cell table:style-name="ce21" office:value-type="string">
            <text:p>LONDON</text:p>
          </table:table-cell>
          <table:table-cell table:style-name="ce21" office:value-type="float" office:value="2081">
            <text:p>2081</text:p>
          </table:table-cell>
          <table:table-cell table:style-name="ce21" office:value-type="string">
            <text:p>CANTERBURY</text:p>
          </table:table-cell>
          <table:table-cell table:style-name="ce21" office:value-type="float" office:value="663">
            <text:p>663</text:p>
          </table:table-cell>
          <table:table-cell table:style-name="ce21" office:value-type="string">
            <text:p>DONCASTER</text:p>
          </table:table-cell>
          <table:table-cell table:style-name="ce21" office:value-type="float" office:value="176">
            <text:p>176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106">
            <text:p>106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99">
            <text:p>99</text:p>
          </table:table-cell>
          <table:table-cell table:style-name="ce21" office:value-type="string">
            <text:p>TONBRIDGE</text:p>
          </table:table-cell>
          <table:table-cell table:style-name="ce21" office:value-type="float" office:value="97">
            <text:p>97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72">
            <text:p>72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71">
            <text:p>71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58">
            <text:p>58</text:p>
          </table:table-cell>
          <table:table-cell table:style-name="ce21" office:value-type="string">
            <text:p>NORTHAMPTON</text:p>
          </table:table-cell>
          <table:table-cell table:style-name="ce21" office:value-type="float" office:value="56">
            <text:p>56</text:p>
          </table:table-cell>
        </table:table-row>
        <table:table-row table:style-name="ro3">
          <table:table-cell table:style-name="ce21" office:value-type="string">
            <text:p>HUNGARIAN</text:p>
          </table:table-cell>
          <table:table-cell table:style-name="ce21" office:value-type="float" office:value="71.9">
            <text:p>71.9</text:p>
          </table:table-cell>
          <table:table-cell table:style-name="ce21" office:value-type="float" office:value="28.1">
            <text:p>28.1</text:p>
          </table:table-cell>
          <table:table-cell table:style-name="ce21" office:value-type="float" office:value="4401">
            <text:p>4401</text:p>
          </table:table-cell>
          <table:table-cell table:style-name="ce21" office:value-type="float" office:value="4211">
            <text:p>4211</text:p>
          </table:table-cell>
          <table:table-cell table:style-name="ce21" office:value-type="float" office:value="38.1">
            <text:p>38.1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328">
            <text:p>328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267">
            <text:p>267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265">
            <text:p>265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249">
            <text:p>249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55">
            <text:p>155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08">
            <text:p>108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73">
            <text:p>73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58">
            <text:p>58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56">
            <text:p>56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LONDON</text:p>
          </table:table-cell>
          <table:table-cell table:style-name="ce21" office:value-type="float" office:value="1598">
            <text:p>1598</text:p>
          </table:table-cell>
          <table:table-cell table:style-name="ce21" office:value-type="string">
            <text:p>REDHILL</text:p>
          </table:table-cell>
          <table:table-cell table:style-name="ce21" office:value-type="float" office:value="554">
            <text:p>554</text:p>
          </table:table-cell>
          <table:table-cell table:style-name="ce21" office:value-type="string">
            <text:p>CHESTER</text:p>
          </table:table-cell>
          <table:table-cell table:style-name="ce21" office:value-type="float" office:value="104">
            <text:p>104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94">
            <text:p>94</text:p>
          </table:table-cell>
          <table:table-cell table:style-name="ce21" office:value-type="string">
            <text:p>HARROW</text:p>
          </table:table-cell>
          <table:table-cell table:style-name="ce21" office:value-type="float" office:value="76">
            <text:p>76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74">
            <text:p>74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64">
            <text:p>64</text:p>
          </table:table-cell>
          <table:table-cell table:style-name="ce21" office:value-type="string">
            <text:p>BRISTOL</text:p>
          </table:table-cell>
          <table:table-cell table:style-name="ce21" office:value-type="float" office:value="62">
            <text:p>62</text:p>
          </table:table-cell>
          <table:table-cell table:style-name="ce21" office:value-type="string">
            <text:p>CAMBRIDGE</text:p>
          </table:table-cell>
          <table:table-cell table:style-name="ce21" office:value-type="float" office:value="62">
            <text:p>62</text:p>
          </table:table-cell>
          <table:table-cell table:style-name="ce21" office:value-type="string">
            <text:p>NORTHAMPTON</text:p>
          </table:table-cell>
          <table:table-cell table:style-name="ce21" office:value-type="float" office:value="58">
            <text:p>58</text:p>
          </table:table-cell>
        </table:table-row>
        <table:table-row table:style-name="ro3">
          <table:table-cell table:style-name="ce21" office:value-type="string">
            <text:p>ZIMBABWEAN</text:p>
          </table:table-cell>
          <table:table-cell table:style-name="ce21" office:value-type="float" office:value="53.5">
            <text:p>53.5</text:p>
          </table:table-cell>
          <table:table-cell table:style-name="ce21" office:value-type="float" office:value="46.5">
            <text:p>46.5</text:p>
          </table:table-cell>
          <table:table-cell table:style-name="ce21" office:value-type="float" office:value="4393">
            <text:p>4393</text:p>
          </table:table-cell>
          <table:table-cell table:style-name="ce21" office:value-type="float" office:value="4274">
            <text:p>4274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618">
            <text:p>618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280">
            <text:p>280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77">
            <text:p>177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43">
            <text:p>143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41">
            <text:p>141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95">
            <text:p>95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86">
            <text:p>86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77">
            <text:p>77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75">
            <text:p>75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69">
            <text:p>69</text:p>
          </table:table-cell>
          <table:table-cell table:style-name="ce21" office:value-type="string">
            <text:p>LONDON</text:p>
          </table:table-cell>
          <table:table-cell table:style-name="ce21" office:value-type="float" office:value="651">
            <text:p>651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91">
            <text:p>191</text:p>
          </table:table-cell>
          <table:table-cell table:style-name="ce21" office:value-type="string">
            <text:p>NORTHAMPTON</text:p>
          </table:table-cell>
          <table:table-cell table:style-name="ce21" office:value-type="float" office:value="139">
            <text:p>139</text:p>
          </table:table-cell>
          <table:table-cell table:style-name="ce21" office:value-type="string">
            <text:p>MILTON KEYNES</text:p>
          </table:table-cell>
          <table:table-cell table:style-name="ce21" office:value-type="float" office:value="129">
            <text:p>129</text:p>
          </table:table-cell>
          <table:table-cell table:style-name="ce21" office:value-type="string">
            <text:p>LEICESTER</text:p>
          </table:table-cell>
          <table:table-cell table:style-name="ce21" office:value-type="float" office:value="120">
            <text:p>120</text:p>
          </table:table-cell>
          <table:table-cell table:style-name="ce21" office:value-type="string">
            <text:p>ROMFORD</text:p>
          </table:table-cell>
          <table:table-cell table:style-name="ce21" office:value-type="float" office:value="116">
            <text:p>116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103">
            <text:p>103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99">
            <text:p>99</text:p>
          </table:table-cell>
          <table:table-cell table:style-name="ce21" office:value-type="string">
            <text:p>LUTON</text:p>
          </table:table-cell>
          <table:table-cell table:style-name="ce21" office:value-type="float" office:value="95">
            <text:p>95</text:p>
          </table:table-cell>
          <table:table-cell table:style-name="ce21" office:value-type="string">
            <text:p>SHEFFIELD</text:p>
          </table:table-cell>
          <table:table-cell table:style-name="ce21" office:value-type="float" office:value="95">
            <text:p>95</text:p>
          </table:table-cell>
        </table:table-row>
        <table:table-row table:style-name="ro3">
          <table:table-cell table:style-name="ce21" office:value-type="string">
            <text:p>JAPANESE</text:p>
          </table:table-cell>
          <table:table-cell table:style-name="ce21" office:value-type="float" office:value="81.1">
            <text:p>81.1</text:p>
          </table:table-cell>
          <table:table-cell table:style-name="ce21" office:value-type="float" office:value="18.9">
            <text:p>18.9</text:p>
          </table:table-cell>
          <table:table-cell table:style-name="ce21" office:value-type="float" office:value="3792">
            <text:p>3792</text:p>
          </table:table-cell>
          <table:table-cell table:style-name="ce21" office:value-type="float" office:value="2675">
            <text:p>2675</text:p>
          </table:table-cell>
          <table:table-cell table:style-name="ce21" office:value-type="float" office:value="60.4">
            <text:p>60.4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376">
            <text:p>376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342">
            <text:p>342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251">
            <text:p>251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62">
            <text:p>162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31">
            <text:p>131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18">
            <text:p>118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05">
            <text:p>105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73">
            <text:p>73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41">
            <text:p>41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39">
            <text:p>39</text:p>
          </table:table-cell>
          <table:table-cell table:style-name="ce21" office:value-type="string">
            <text:p>LONDON</text:p>
          </table:table-cell>
          <table:table-cell table:style-name="ce21" office:value-type="float" office:value="1422">
            <text:p>1422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71">
            <text:p>71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63">
            <text:p>63</text:p>
          </table:table-cell>
          <table:table-cell table:style-name="ce21" office:value-type="string">
            <text:p>HARROW</text:p>
          </table:table-cell>
          <table:table-cell table:style-name="ce21" office:value-type="float" office:value="58">
            <text:p>58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56">
            <text:p>56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43">
            <text:p>43</text:p>
          </table:table-cell>
          <table:table-cell table:style-name="ce21" office:value-type="string">
            <text:p>READING</text:p>
          </table:table-cell>
          <table:table-cell table:style-name="ce21" office:value-type="float" office:value="42">
            <text:p>42</text:p>
          </table:table-cell>
          <table:table-cell table:style-name="ce21" office:value-type="string">
            <text:p>SLOUGH</text:p>
          </table:table-cell>
          <table:table-cell table:style-name="ce21" office:value-type="float" office:value="42">
            <text:p>42</text:p>
          </table:table-cell>
          <table:table-cell table:style-name="ce21" office:value-type="string">
            <text:p>CARDIFF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OXFORD</text:p>
          </table:table-cell>
          <table:table-cell table:style-name="ce21" office:value-type="float" office:value="32">
            <text:p>32</text:p>
          </table:table-cell>
        </table:table-row>
        <table:table-row table:style-name="ro3">
          <table:table-cell table:style-name="ce21" office:value-type="string">
            <text:p>SWISS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620">
            <text:p>3620</text:p>
          </table:table-cell>
          <table:table-cell table:style-name="ce21" office:value-type="float" office:value="4083">
            <text:p>4083</text:p>
          </table:table-cell>
          <table:table-cell table:style-name="ce21" office:value-type="float" office:value="54.9">
            <text:p>54.9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420">
            <text:p>420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343">
            <text:p>343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303">
            <text:p>303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202">
            <text:p>202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54">
            <text:p>154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44">
            <text:p>144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22">
            <text:p>122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02">
            <text:p>102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78">
            <text:p>78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LONDON</text:p>
          </table:table-cell>
          <table:table-cell table:style-name="ce21" office:value-type="float" office:value="2126">
            <text:p>2126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42">
            <text:p>142</text:p>
          </table:table-cell>
          <table:table-cell table:style-name="ce21" office:value-type="string">
            <text:p>HARROW</text:p>
          </table:table-cell>
          <table:table-cell table:style-name="ce21" office:value-type="float" office:value="125">
            <text:p>125</text:p>
          </table:table-cell>
          <table:table-cell table:style-name="ce21" office:value-type="string">
            <text:p>READING</text:p>
          </table:table-cell>
          <table:table-cell table:style-name="ce21" office:value-type="float" office:value="72">
            <text:p>72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68">
            <text:p>68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65">
            <text:p>65</text:p>
          </table:table-cell>
          <table:table-cell table:style-name="ce21" office:value-type="string">
            <text:p>REDHILL</text:p>
          </table:table-cell>
          <table:table-cell table:style-name="ce21" office:value-type="float" office:value="63">
            <text:p>63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58">
            <text:p>58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55">
            <text:p>55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48">
            <text:p>48</text:p>
          </table:table-cell>
        </table:table-row>
        <table:table-row table:style-name="ro3">
          <table:table-cell table:style-name="ce21" office:value-type="string">
            <text:p>RUSSIAN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388">
            <text:p>3388</text:p>
          </table:table-cell>
          <table:table-cell table:style-name="ce21" office:value-type="float" office:value="3858">
            <text:p>3858</text:p>
          </table:table-cell>
          <table:table-cell table:style-name="ce21" office:value-type="float" office:value="40.7">
            <text:p>40.7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322">
            <text:p>322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255">
            <text:p>255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239">
            <text:p>239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202">
            <text:p>202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38">
            <text:p>138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37">
            <text:p>137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14">
            <text:p>114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81">
            <text:p>81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LONDON</text:p>
          </table:table-cell>
          <table:table-cell table:style-name="ce21" office:value-type="float" office:value="2344">
            <text:p>2344</text:p>
          </table:table-cell>
          <table:table-cell table:style-name="ce21" office:value-type="string">
            <text:p>HARROW</text:p>
          </table:table-cell>
          <table:table-cell table:style-name="ce21" office:value-type="float" office:value="89">
            <text:p>89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75">
            <text:p>75</text:p>
          </table:table-cell>
          <table:table-cell table:style-name="ce21" office:value-type="string">
            <text:p>SHEFFIELD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READING</text:p>
          </table:table-cell>
          <table:table-cell table:style-name="ce21" office:value-type="float" office:value="47">
            <text:p>47</text:p>
          </table:table-cell>
          <table:table-cell table:style-name="ce21" office:value-type="string">
            <text:p>EDINBURGH</text:p>
          </table:table-cell>
          <table:table-cell table:style-name="ce21" office:value-type="float" office:value="44">
            <text:p>44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44">
            <text:p>44</text:p>
          </table:table-cell>
          <table:table-cell table:style-name="ce21" office:value-type="string">
            <text:p>OXFORD</text:p>
          </table:table-cell>
          <table:table-cell table:style-name="ce21" office:value-type="float" office:value="42">
            <text:p>42</text:p>
          </table:table-cell>
          <table:table-cell table:style-name="ce21" office:value-type="string">
            <text:p>TONBRIDGE</text:p>
          </table:table-cell>
          <table:table-cell table:style-name="ce21" office:value-type="float" office:value="40">
            <text:p>40</text:p>
          </table:table-cell>
        </table:table-row>
        <table:table-row table:style-name="ro3">
          <table:table-cell table:style-name="ce21" office:value-type="string">
            <text:p>MALAYSIAN</text:p>
          </table:table-cell>
          <table:table-cell table:style-name="ce21" office:value-type="float" office:value="62.9">
            <text:p>62.9</text:p>
          </table:table-cell>
          <table:table-cell table:style-name="ce21" office:value-type="float" office:value="37.1">
            <text:p>37.1</text:p>
          </table:table-cell>
          <table:table-cell table:style-name="ce21" office:value-type="float" office:value="3336">
            <text:p>3336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569">
            <text:p>569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396">
            <text:p>396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71">
            <text:p>171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59">
            <text:p>159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57">
            <text:p>157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17">
            <text:p>117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06">
            <text:p>106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05">
            <text:p>105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67">
            <text:p>67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LONDON</text:p>
          </table:table-cell>
          <table:table-cell table:style-name="ce21" office:value-type="float" office:value="1487">
            <text:p>1487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82">
            <text:p>182</text:p>
          </table:table-cell>
          <table:table-cell table:style-name="ce21" office:value-type="string">
            <text:p>HARROW</text:p>
          </table:table-cell>
          <table:table-cell table:style-name="ce21" office:value-type="float" office:value="128">
            <text:p>128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72">
            <text:p>72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71">
            <text:p>71</text:p>
          </table:table-cell>
          <table:table-cell table:style-name="ce21" office:value-type="string">
            <text:p>SOUTHEND-ON-SEA</text:p>
          </table:table-cell>
          <table:table-cell table:style-name="ce21" office:value-type="float" office:value="68">
            <text:p>68</text:p>
          </table:table-cell>
          <table:table-cell table:style-name="ce21" office:value-type="string">
            <text:p>ENFIELD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58">
            <text:p>58</text:p>
          </table:table-cell>
          <table:table-cell table:style-name="ce21" office:value-type="string">
            <text:p>GLASGOW</text:p>
          </table:table-cell>
          <table:table-cell table:style-name="ce21" office:value-type="float" office:value="48">
            <text:p>48</text:p>
          </table:table-cell>
          <table:table-cell table:style-name="ce21" office:value-type="string">
            <text:p>NOTTINGHAM</text:p>
          </table:table-cell>
          <table:table-cell table:style-name="ce21" office:value-type="float" office:value="46">
            <text:p>46</text:p>
          </table:table-cell>
        </table:table-row>
        <table:table-row table:style-name="ro3">
          <table:table-cell table:style-name="ce21" office:value-type="string">
            <text:p>AUSTRIAN</text:p>
          </table:table-cell>
          <table:table-cell table:style-name="ce21" office:value-type="float" office:value="75.7">
            <text:p>75.7</text:p>
          </table:table-cell>
          <table:table-cell table:style-name="ce21" office:value-type="float" office:value="24.3">
            <text:p>24.3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3651">
            <text:p>3651</text:p>
          </table:table-cell>
          <table:table-cell table:style-name="ce21" office:value-type="float" office:value="48">
            <text:p>48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333">
            <text:p>333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241">
            <text:p>241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70">
            <text:p>170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50">
            <text:p>150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24">
            <text:p>124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10">
            <text:p>110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94">
            <text:p>94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84">
            <text:p>84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63">
            <text:p>63</text:p>
          </table:table-cell>
          <table:table-cell table:style-name="ce21" office:value-type="string">
            <text:p>AGRICULTURE &amp; FISHER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LONDON</text:p>
          </table:table-cell>
          <table:table-cell table:style-name="ce21" office:value-type="float" office:value="1545">
            <text:p>1545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267">
            <text:p>267</text:p>
          </table:table-cell>
          <table:table-cell table:style-name="ce21" office:value-type="string">
            <text:p>STOCKPORT</text:p>
          </table:table-cell>
          <table:table-cell table:style-name="ce21" office:value-type="float" office:value="230">
            <text:p>230</text:p>
          </table:table-cell>
          <table:table-cell table:style-name="ce21" office:value-type="string">
            <text:p>CANTERBURY</text:p>
          </table:table-cell>
          <table:table-cell table:style-name="ce21" office:value-type="float" office:value="109">
            <text:p>109</text:p>
          </table:table-cell>
          <table:table-cell table:style-name="ce21" office:value-type="string">
            <text:p>CHESTER</text:p>
          </table:table-cell>
          <table:table-cell table:style-name="ce21" office:value-type="float" office:value="74">
            <text:p>74</text:p>
          </table:table-cell>
          <table:table-cell table:style-name="ce21" office:value-type="string">
            <text:p>ROMFORD</text:p>
          </table:table-cell>
          <table:table-cell table:style-name="ce21" office:value-type="float" office:value="67">
            <text:p>67</text:p>
          </table:table-cell>
          <table:table-cell table:style-name="ce21" office:value-type="string">
            <text:p>READING</text:p>
          </table:table-cell>
          <table:table-cell table:style-name="ce21" office:value-type="float" office:value="55">
            <text:p>55</text:p>
          </table:table-cell>
          <table:table-cell table:style-name="ce21" office:value-type="string">
            <text:p>WAKEFIELD</text:p>
          </table:table-cell>
          <table:table-cell table:style-name="ce21" office:value-type="float" office:value="55">
            <text:p>55</text:p>
          </table:table-cell>
          <table:table-cell table:style-name="ce21" office:value-type="string">
            <text:p>BRISTOL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50">
            <text:p>50</text:p>
          </table:table-cell>
        </table:table-row>
        <table:table-row table:style-name="ro3">
          <table:table-cell table:style-name="ce21" office:value-type="string">
            <text:p>SRI LANKAN</text:p>
          </table:table-cell>
          <table:table-cell table:style-name="ce21" office:value-type="float" office:value="75.8">
            <text:p>75.8</text:p>
          </table:table-cell>
          <table:table-cell table:style-name="ce21" office:value-type="float" office:value="24.2">
            <text:p>24.2</text:p>
          </table:table-cell>
          <table:table-cell table:style-name="ce21" office:value-type="float" office:value="2906">
            <text:p>2906</text:p>
          </table:table-cell>
          <table:table-cell table:style-name="ce21" office:value-type="float" office:value="2899">
            <text:p>2899</text:p>
          </table:table-cell>
          <table:table-cell table:style-name="ce21" office:value-type="float" office:value="38.7">
            <text:p>38.7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271">
            <text:p>271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211">
            <text:p>211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96">
            <text:p>196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62">
            <text:p>162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33">
            <text:p>133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97">
            <text:p>97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80">
            <text:p>80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64">
            <text:p>64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LONDON</text:p>
          </table:table-cell>
          <table:table-cell table:style-name="ce21" office:value-type="float" office:value="750">
            <text:p>750</text:p>
          </table:table-cell>
          <table:table-cell table:style-name="ce21" office:value-type="string">
            <text:p>HARROW</text:p>
          </table:table-cell>
          <table:table-cell table:style-name="ce21" office:value-type="float" office:value="359">
            <text:p>359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175">
            <text:p>175</text:p>
          </table:table-cell>
          <table:table-cell table:style-name="ce21" office:value-type="string">
            <text:p>ILFORD</text:p>
          </table:table-cell>
          <table:table-cell table:style-name="ce21" office:value-type="float" office:value="158">
            <text:p>158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135">
            <text:p>135</text:p>
          </table:table-cell>
          <table:table-cell table:style-name="ce21" office:value-type="string">
            <text:p>CROYDON</text:p>
          </table:table-cell>
          <table:table-cell table:style-name="ce21" office:value-type="float" office:value="99">
            <text:p>99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97">
            <text:p>97</text:p>
          </table:table-cell>
          <table:table-cell table:style-name="ce21" office:value-type="string">
            <text:p>WATFORD</text:p>
          </table:table-cell>
          <table:table-cell table:style-name="ce21" office:value-type="float" office:value="68">
            <text:p>68</text:p>
          </table:table-cell>
          <table:table-cell table:style-name="ce21" office:value-type="string">
            <text:p>SUTTON</text:p>
          </table:table-cell>
          <table:table-cell table:style-name="ce21" office:value-type="float" office:value="66">
            <text:p>66</text:p>
          </table:table-cell>
          <table:table-cell table:style-name="ce21" office:value-type="string">
            <text:p>MILTON KEYNES</text:p>
          </table:table-cell>
          <table:table-cell table:style-name="ce21" office:value-type="float" office:value="46">
            <text:p>46</text:p>
          </table:table-cell>
        </table:table-row>
        <table:table-row table:style-name="ro3">
          <table:table-cell table:style-name="ce21" office:value-type="string">
            <text:p>IRANIAN</text:p>
          </table:table-cell>
          <table:table-cell table:style-name="ce21" office:value-type="float" office:value="81.6">
            <text:p>81.6</text:p>
          </table:table-cell>
          <table:table-cell table:style-name="ce21" office:value-type="float" office:value="18.4">
            <text:p>18.4</text:p>
          </table:table-cell>
          <table:table-cell table:style-name="ce21" office:value-type="float" office:value="2710">
            <text:p>2710</text:p>
          </table:table-cell>
          <table:table-cell table:style-name="ce21" office:value-type="float" office:value="2743">
            <text:p>2743</text:p>
          </table:table-cell>
          <table:table-cell table:style-name="ce21" office:value-type="float" office:value="44.1">
            <text:p>44.1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389">
            <text:p>389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335">
            <text:p>335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45">
            <text:p>145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18">
            <text:p>118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98">
            <text:p>98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76">
            <text:p>76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72">
            <text:p>72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46">
            <text:p>46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LONDON</text:p>
          </table:table-cell>
          <table:table-cell table:style-name="ce21" office:value-type="float" office:value="1210">
            <text:p>1210</text:p>
          </table:table-cell>
          <table:table-cell table:style-name="ce21" office:value-type="string">
            <text:p>HARROW</text:p>
          </table:table-cell>
          <table:table-cell table:style-name="ce21" office:value-type="float" office:value="137">
            <text:p>137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88">
            <text:p>88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74">
            <text:p>74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63">
            <text:p>63</text:p>
          </table:table-cell>
          <table:table-cell table:style-name="ce21" office:value-type="string">
            <text:p>STOCKPORT</text:p>
          </table:table-cell>
          <table:table-cell table:style-name="ce21" office:value-type="float" office:value="61">
            <text:p>61</text:p>
          </table:table-cell>
          <table:table-cell table:style-name="ce21" office:value-type="string">
            <text:p>BRISTOL</text:p>
          </table:table-cell>
          <table:table-cell table:style-name="ce21" office:value-type="float" office:value="39">
            <text:p>39</text:p>
          </table:table-cell>
          <table:table-cell table:style-name="ce21" office:value-type="string">
            <text:p>OXFORD</text:p>
          </table:table-cell>
          <table:table-cell table:style-name="ce21" office:value-type="float" office:value="39">
            <text:p>39</text:p>
          </table:table-cell>
          <table:table-cell table:style-name="ce21" office:value-type="string">
            <text:p>NEWCASTLE UPON TYNE</text:p>
          </table:table-cell>
          <table:table-cell table:style-name="ce21" office:value-type="float" office:value="39">
            <text:p>39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39">
            <text:p>39</text:p>
          </table:table-cell>
        </table:table-row>
        <table:table-row table:style-name="ro3">
          <table:table-cell table:style-name="ce21" office:value-type="string">
            <text:p>GHANIAN</text:p>
          </table:table-cell>
          <table:table-cell table:style-name="ce21" office:value-type="float" office:value="74.6">
            <text:p>74.6</text:p>
          </table:table-cell>
          <table:table-cell table:style-name="ce21" office:value-type="float" office:value="25.4">
            <text:p>25.4</text:p>
          </table:table-cell>
          <table:table-cell table:style-name="ce21" office:value-type="float" office:value="2257">
            <text:p>2257</text:p>
          </table:table-cell>
          <table:table-cell table:style-name="ce21" office:value-type="float" office:value="2363">
            <text:p>2363</text:p>
          </table:table-cell>
          <table:table-cell table:style-name="ce21" office:value-type="float" office:value="41.3">
            <text:p>41.3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209">
            <text:p>209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69">
            <text:p>169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60">
            <text:p>160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53">
            <text:p>153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10">
            <text:p>110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76">
            <text:p>76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75">
            <text:p>75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65">
            <text:p>65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LONDON</text:p>
          </table:table-cell>
          <table:table-cell table:style-name="ce21" office:value-type="float" office:value="1016">
            <text:p>1016</text:p>
          </table:table-cell>
          <table:table-cell table:style-name="ce21" office:value-type="string">
            <text:p>CROYDON</text:p>
          </table:table-cell>
          <table:table-cell table:style-name="ce21" office:value-type="float" office:value="140">
            <text:p>140</text:p>
          </table:table-cell>
          <table:table-cell table:style-name="ce21" office:value-type="string">
            <text:p>ROMFORD</text:p>
          </table:table-cell>
          <table:table-cell table:style-name="ce21" office:value-type="float" office:value="137">
            <text:p>137</text:p>
          </table:table-cell>
          <table:table-cell table:style-name="ce21" office:value-type="string">
            <text:p>ILFORD</text:p>
          </table:table-cell>
          <table:table-cell table:style-name="ce21" office:value-type="float" office:value="66">
            <text:p>66</text:p>
          </table:table-cell>
          <table:table-cell table:style-name="ce21" office:value-type="string">
            <text:p>HARROW</text:p>
          </table:table-cell>
          <table:table-cell table:style-name="ce21" office:value-type="float" office:value="63">
            <text:p>63</text:p>
          </table:table-cell>
          <table:table-cell table:style-name="ce21" office:value-type="string">
            <text:p>MILTON KEYNES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59">
            <text:p>59</text:p>
          </table:table-cell>
          <table:table-cell table:style-name="ce21" office:value-type="string">
            <text:p>ENFIELD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DARTFORD</text:p>
          </table:table-cell>
          <table:table-cell table:style-name="ce21" office:value-type="float" office:value="44">
            <text:p>44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43">
            <text:p>43</text:p>
          </table:table-cell>
        </table:table-row>
        <table:table-row table:style-name="ro3">
          <table:table-cell table:style-name="ce21" office:value-type="string">
            <text:p>CZECH</text:p>
          </table:table-cell>
          <table:table-cell table:style-name="ce21" office:value-type="float" office:value="65.7">
            <text:p>65.7</text:p>
          </table:table-cell>
          <table:table-cell table:style-name="ce21" office:value-type="float" office:value="34.3">
            <text:p>34.3</text:p>
          </table:table-cell>
          <table:table-cell table:style-name="ce21" office:value-type="float" office:value="2037">
            <text:p>2037</text:p>
          </table:table-cell>
          <table:table-cell table:style-name="ce21" office:value-type="float" office:value="2161">
            <text:p>2161</text:p>
          </table:table-cell>
          <table:table-cell table:style-name="ce21" office:value-type="float" office:value="38.4">
            <text:p>38.4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75">
            <text:p>175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51">
            <text:p>151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24">
            <text:p>124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24">
            <text:p>124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62">
            <text:p>62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61">
            <text:p>61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LONDON</text:p>
          </table:table-cell>
          <table:table-cell table:style-name="ce21" office:value-type="float" office:value="925">
            <text:p>925</text:p>
          </table:table-cell>
          <table:table-cell table:style-name="ce21" office:value-type="string">
            <text:p>NORTHAMPTON</text:p>
          </table:table-cell>
          <table:table-cell table:style-name="ce21" office:value-type="float" office:value="133">
            <text:p>133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71">
            <text:p>71</text:p>
          </table:table-cell>
          <table:table-cell table:style-name="ce21" office:value-type="string">
            <text:p>HARROW</text:p>
          </table:table-cell>
          <table:table-cell table:style-name="ce21" office:value-type="float" office:value="46">
            <text:p>46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39">
            <text:p>39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35">
            <text:p>35</text:p>
          </table:table-cell>
          <table:table-cell table:style-name="ce21" office:value-type="string">
            <text:p>READING</text:p>
          </table:table-cell>
          <table:table-cell table:style-name="ce21" office:value-type="float" office:value="35">
            <text:p>35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BOURNEMOUTH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28">
            <text:p>28</text:p>
          </table:table-cell>
        </table:table-row>
        <table:table-row table:style-name="ro3">
          <table:table-cell table:style-name="ce21" office:value-type="string">
            <text:p>ISRAELI</text:p>
          </table:table-cell>
          <table:table-cell table:style-name="ce21" office:value-type="float" office:value="85.3">
            <text:p>85.3</text:p>
          </table:table-cell>
          <table:table-cell table:style-name="ce21" office:value-type="float" office:value="14.7">
            <text:p>14.7</text:p>
          </table:table-cell>
          <table:table-cell table:style-name="ce21" office:value-type="float" office:value="2033">
            <text:p>2033</text:p>
          </table:table-cell>
          <table:table-cell table:style-name="ce21" office:value-type="float" office:value="2165">
            <text:p>2165</text:p>
          </table:table-cell>
          <table:table-cell table:style-name="ce21" office:value-type="float" office:value="49.5">
            <text:p>49.5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301">
            <text:p>301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88">
            <text:p>188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32">
            <text:p>132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81">
            <text:p>81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73">
            <text:p>73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71">
            <text:p>71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47">
            <text:p>47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46">
            <text:p>46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LONDON</text:p>
          </table:table-cell>
          <table:table-cell table:style-name="ce21" office:value-type="float" office:value="1428">
            <text:p>1428</text:p>
          </table:table-cell>
          <table:table-cell table:style-name="ce21" office:value-type="string">
            <text:p>HARROW</text:p>
          </table:table-cell>
          <table:table-cell table:style-name="ce21" office:value-type="float" office:value="95">
            <text:p>95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59">
            <text:p>59</text:p>
          </table:table-cell>
          <table:table-cell table:style-name="ce21" office:value-type="string">
            <text:p>WATFORD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ENFIELD</text:p>
          </table:table-cell>
          <table:table-cell table:style-name="ce21" office:value-type="float" office:value="42">
            <text:p>42</text:p>
          </table:table-cell>
          <table:table-cell table:style-name="ce21" office:value-type="string">
            <text:p>READING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ILFORD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6">
            <text:p>16</text:p>
          </table:table-cell>
        </table:table-row>
        <table:table-row table:style-name="ro3">
          <table:table-cell table:style-name="ce21" office:value-type="string">
            <text:p>BRAZILIAN</text:p>
          </table:table-cell>
          <table:table-cell table:style-name="ce21" office:value-type="float" office:value="61.6">
            <text:p>61.6</text:p>
          </table:table-cell>
          <table:table-cell table:style-name="ce21" office:value-type="float" office:value="38.4">
            <text:p>38.4</text:p>
          </table:table-cell>
          <table:table-cell table:style-name="ce21" office:value-type="float" office:value="1800">
            <text:p>1800</text:p>
          </table:table-cell>
          <table:table-cell table:style-name="ce21" office:value-type="float" office:value="1828">
            <text:p>1828</text:p>
          </table:table-cell>
          <table:table-cell table:style-name="ce21" office:value-type="float" office:value="41.4">
            <text:p>41.4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226">
            <text:p>226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79">
            <text:p>179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80">
            <text:p>80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66">
            <text:p>66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66">
            <text:p>66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66">
            <text:p>66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LONDON</text:p>
          </table:table-cell>
          <table:table-cell table:style-name="ce21" office:value-type="float" office:value="1101">
            <text:p>1101</text:p>
          </table:table-cell>
          <table:table-cell table:style-name="ce21" office:value-type="string">
            <text:p>HARROW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READING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ENFIELD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CHELMSFORD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BRISTOL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BOURNEMOUTH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CROYDON</text:p>
          </table:table-cell>
          <table:table-cell table:style-name="ce21" office:value-type="float" office:value="20">
            <text:p>20</text:p>
          </table:table-cell>
        </table:table-row>
        <table:table-row table:style-name="ro3">
          <table:table-cell table:style-name="ce21" office:value-type="string">
            <text:p>CYPRIOT</text:p>
          </table:table-cell>
          <table:table-cell table:style-name="ce21" office:value-type="float" office:value="71.7">
            <text:p>71.7</text:p>
          </table:table-cell>
          <table:table-cell table:style-name="ce21" office:value-type="float" office:value="28.3">
            <text:p>28.3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2924">
            <text:p>2924</text:p>
          </table:table-cell>
          <table:table-cell table:style-name="ce21" office:value-type="float" office:value="46.3">
            <text:p>46.3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291">
            <text:p>291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262">
            <text:p>262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34">
            <text:p>134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87">
            <text:p>87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74">
            <text:p>74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57">
            <text:p>57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46">
            <text:p>46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LONDON</text:p>
          </table:table-cell>
          <table:table-cell table:style-name="ce21" office:value-type="float" office:value="2021">
            <text:p>2021</text:p>
          </table:table-cell>
          <table:table-cell table:style-name="ce21" office:value-type="string">
            <text:p>ENFIELD</text:p>
          </table:table-cell>
          <table:table-cell table:style-name="ce21" office:value-type="float" office:value="178">
            <text:p>178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58">
            <text:p>58</text:p>
          </table:table-cell>
          <table:table-cell table:style-name="ce21" office:value-type="string">
            <text:p>CROYDON</text:p>
          </table:table-cell>
          <table:table-cell table:style-name="ce21" office:value-type="float" office:value="42">
            <text:p>42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CARDIFF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EDINBURGH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BRISTOL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HARROW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STEVENAGE</text:p>
          </table:table-cell>
          <table:table-cell table:style-name="ce21" office:value-type="float" office:value="24">
            <text:p>24</text:p>
          </table:table-cell>
        </table:table-row>
        <table:table-row table:style-name="ro3">
          <table:table-cell table:style-name="ce21" office:value-type="string">
            <text:p>KENYAN</text:p>
          </table:table-cell>
          <table:table-cell table:style-name="ce21" office:value-type="float" office:value="67.5">
            <text:p>67.5</text:p>
          </table:table-cell>
          <table:table-cell table:style-name="ce21" office:value-type="float" office:value="32.5">
            <text:p>32.5</text:p>
          </table:table-cell>
          <table:table-cell table:style-name="ce21" office:value-type="float" office:value="1567">
            <text:p>1567</text:p>
          </table:table-cell>
          <table:table-cell table:style-name="ce21" office:value-type="float" office:value="1662">
            <text:p>1662</text:p>
          </table:table-cell>
          <table:table-cell table:style-name="ce21" office:value-type="float" office:value="43.8">
            <text:p>43.8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51">
            <text:p>151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27">
            <text:p>127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01">
            <text:p>101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97">
            <text:p>97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84">
            <text:p>84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55">
            <text:p>55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44">
            <text:p>44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43">
            <text:p>43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LONDON</text:p>
          </table:table-cell>
          <table:table-cell table:style-name="ce21" office:value-type="float" office:value="509">
            <text:p>509</text:p>
          </table:table-cell>
          <table:table-cell table:style-name="ce21" office:value-type="string">
            <text:p>HARROW</text:p>
          </table:table-cell>
          <table:table-cell table:style-name="ce21" office:value-type="float" office:value="173">
            <text:p>173</text:p>
          </table:table-cell>
          <table:table-cell table:style-name="ce21" office:value-type="string">
            <text:p>ROMFORD</text:p>
          </table:table-cell>
          <table:table-cell table:style-name="ce21" office:value-type="float" office:value="61">
            <text:p>61</text:p>
          </table:table-cell>
          <table:table-cell table:style-name="ce21" office:value-type="string">
            <text:p>ILFORD</text:p>
          </table:table-cell>
          <table:table-cell table:style-name="ce21" office:value-type="float" office:value="43">
            <text:p>43</text:p>
          </table:table-cell>
          <table:table-cell table:style-name="ce21" office:value-type="string">
            <text:p>READING</text:p>
          </table:table-cell>
          <table:table-cell table:style-name="ce21" office:value-type="float" office:value="41">
            <text:p>41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LEICESTER</text:p>
          </table:table-cell>
          <table:table-cell table:style-name="ce21" office:value-type="float" office:value="39">
            <text:p>39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38">
            <text:p>38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35">
            <text:p>35</text:p>
          </table:table-cell>
          <table:table-cell table:style-name="ce21" office:value-type="string">
            <text:p>SLOUGH</text:p>
          </table:table-cell>
          <table:table-cell table:style-name="ce21" office:value-type="float" office:value="31">
            <text:p>31</text:p>
          </table:table-cell>
        </table:table-row>
        <table:table-row table:style-name="ro3">
          <table:table-cell table:style-name="ce21" office:value-type="string">
            <text:p>FINNISH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458">
            <text:p>1458</text:p>
          </table:table-cell>
          <table:table-cell table:style-name="ce21" office:value-type="float" office:value="1469">
            <text:p>1469</text:p>
          </table:table-cell>
          <table:table-cell table:style-name="ce21" office:value-type="float" office:value="48.6">
            <text:p>48.6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47">
            <text:p>147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07">
            <text:p>107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06">
            <text:p>106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92">
            <text:p>92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88">
            <text:p>88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84">
            <text:p>84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44">
            <text:p>44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42">
            <text:p>42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LONDON</text:p>
          </table:table-cell>
          <table:table-cell table:style-name="ce21" office:value-type="float" office:value="612">
            <text:p>612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HARROW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READING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25">
            <text:p>25</text:p>
          </table:table-cell>
        </table:table-row>
        <table:table-row table:style-name="ro3">
          <table:table-cell table:style-name="ce21" office:value-type="string">
            <text:p>JAMAICAN</text:p>
          </table:table-cell>
          <table:table-cell table:style-name="ce21" office:value-type="float" office:value="68.1">
            <text:p>68.1</text:p>
          </table:table-cell>
          <table:table-cell table:style-name="ce21" office:value-type="float" office:value="31.9">
            <text:p>31.9</text:p>
          </table:table-cell>
          <table:table-cell table:style-name="ce21" office:value-type="float" office:value="1316">
            <text:p>1316</text:p>
          </table:table-cell>
          <table:table-cell table:style-name="ce21" office:value-type="float" office:value="1338">
            <text:p>1338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68">
            <text:p>168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35">
            <text:p>135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03">
            <text:p>103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82">
            <text:p>82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74">
            <text:p>74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LONDON</text:p>
          </table:table-cell>
          <table:table-cell table:style-name="ce21" office:value-type="float" office:value="648">
            <text:p>648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98">
            <text:p>98</text:p>
          </table:table-cell>
          <table:table-cell table:style-name="ce21" office:value-type="string">
            <text:p>CROYDON</text:p>
          </table:table-cell>
          <table:table-cell table:style-name="ce21" office:value-type="float" office:value="74">
            <text:p>74</text:p>
          </table:table-cell>
          <table:table-cell table:style-name="ce21" office:value-type="string">
            <text:p>HARROW</text:p>
          </table:table-cell>
          <table:table-cell table:style-name="ce21" office:value-type="float" office:value="41">
            <text:p>41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NOTTINGHAM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ENFIELD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SHEFFIELD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ROMFORD</text:p>
          </table:table-cell>
          <table:table-cell table:style-name="ce21" office:value-type="float" office:value="19">
            <text:p>19</text:p>
          </table:table-cell>
        </table:table-row>
        <table:table-row table:style-name="ro3">
          <table:table-cell table:style-name="ce21" office:value-type="string">
            <text:p>EGYPTIAN</text:p>
          </table:table-cell>
          <table:table-cell table:style-name="ce21" office:value-type="float" office:value="87.2">
            <text:p>87.2</text:p>
          </table:table-cell>
          <table:table-cell table:style-name="ce21" office:value-type="float" office:value="12.8">
            <text:p>12.8</text:p>
          </table:table-cell>
          <table:table-cell table:style-name="ce21" office:value-type="float" office:value="1249">
            <text:p>1249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44.2">
            <text:p>44.2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21">
            <text:p>121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06">
            <text:p>106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89">
            <text:p>89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35">
            <text:p>35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LONDON</text:p>
          </table:table-cell>
          <table:table-cell table:style-name="ce21" office:value-type="float" office:value="635">
            <text:p>635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37">
            <text:p>37</text:p>
          </table:table-cell>
          <table:table-cell table:style-name="ce21" office:value-type="string">
            <text:p>HARROW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SLOUGH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MILTON KEYNES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CROYDON</text:p>
          </table:table-cell>
          <table:table-cell table:style-name="ce21" office:value-type="float" office:value="17">
            <text:p>17</text:p>
          </table:table-cell>
        </table:table-row>
        <table:table-row table:style-name="ro3">
          <table:table-cell table:style-name="ce21" office:value-type="string">
            <text:p>UKRAINIAN</text:p>
          </table:table-cell>
          <table:table-cell table:style-name="ce21" office:value-type="float" office:value="69.3">
            <text:p>69.3</text:p>
          </table:table-cell>
          <table:table-cell table:style-name="ce21" office:value-type="float" office:value="30.7">
            <text:p>30.7</text:p>
          </table:table-cell>
          <table:table-cell table:style-name="ce21" office:value-type="float" office:value="1168">
            <text:p>1168</text:p>
          </table:table-cell>
          <table:table-cell table:style-name="ce21" office:value-type="float" office:value="1226">
            <text:p>1226</text:p>
          </table:table-cell>
          <table:table-cell table:style-name="ce21" office:value-type="float" office:value="37.7">
            <text:p>37.7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222">
            <text:p>222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75">
            <text:p>75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65">
            <text:p>65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64">
            <text:p>64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NDON</text:p>
          </table:table-cell>
          <table:table-cell table:style-name="ce21" office:value-type="float" office:value="697">
            <text:p>697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ROMFORD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READING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ILFORD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ARROW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WATFORD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SUTTON</text:p>
          </table:table-cell>
          <table:table-cell table:style-name="ce21" office:value-type="float" office:value="16">
            <text:p>16</text:p>
          </table:table-cell>
        </table:table-row>
        <table:table-row table:style-name="ro3">
          <table:table-cell table:style-name="ce21" office:value-type="string">
            <text:p>SINGAPOREAN</text:p>
          </table:table-cell>
          <table:table-cell table:style-name="ce21" office:value-type="float" office:value="57.1">
            <text:p>57.1</text:p>
          </table:table-cell>
          <table:table-cell table:style-name="ce21" office:value-type="float" office:value="42.9">
            <text:p>42.9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1227">
            <text:p>1227</text:p>
          </table:table-cell>
          <table:table-cell table:style-name="ce21" office:value-type="float" office:value="48.7">
            <text:p>48.7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61">
            <text:p>161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15">
            <text:p>115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66">
            <text:p>66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62">
            <text:p>62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LONDON</text:p>
          </table:table-cell>
          <table:table-cell table:style-name="ce21" office:value-type="float" office:value="588">
            <text:p>588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37">
            <text:p>37</text:p>
          </table:table-cell>
          <table:table-cell table:style-name="ce21" office:value-type="string">
            <text:p>HARROW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READING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SLOUGH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WATFORD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HEMEL HEMPSTEAD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17">
            <text:p>17</text:p>
          </table:table-cell>
        </table:table-row>
        <table:table-row table:style-name="ro3">
          <table:table-cell table:style-name="ce21" office:value-type="string">
            <text:p>SIERRA LEONEAN</text:p>
          </table:table-cell>
          <table:table-cell table:style-name="ce21" office:value-type="float" office:value="75.8">
            <text:p>75.8</text:p>
          </table:table-cell>
          <table:table-cell table:style-name="ce21" office:value-type="float" office:value="24.2">
            <text:p>24.2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1022">
            <text:p>1022</text:p>
          </table:table-cell>
          <table:table-cell table:style-name="ce21" office:value-type="float" office:value="38">
            <text:p>38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72">
            <text:p>72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64">
            <text:p>64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39">
            <text:p>39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39">
            <text:p>39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LONDON</text:p>
          </table:table-cell>
          <table:table-cell table:style-name="ce21" office:value-type="float" office:value="394">
            <text:p>394</text:p>
          </table:table-cell>
          <table:table-cell table:style-name="ce21" office:value-type="string">
            <text:p>HARROW</text:p>
          </table:table-cell>
          <table:table-cell table:style-name="ce21" office:value-type="float" office:value="110">
            <text:p>110</text:p>
          </table:table-cell>
          <table:table-cell table:style-name="ce21" office:value-type="string">
            <text:p>ILFORD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48">
            <text:p>48</text:p>
          </table:table-cell>
          <table:table-cell table:style-name="ce21" office:value-type="string">
            <text:p>CROYDON</text:p>
          </table:table-cell>
          <table:table-cell table:style-name="ce21" office:value-type="float" office:value="43">
            <text:p>43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ROMFORD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SUTTON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READING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DARTFORD</text:p>
          </table:table-cell>
          <table:table-cell table:style-name="ce21" office:value-type="float" office:value="16">
            <text:p>16</text:p>
          </table:table-cell>
        </table:table-row>
        <table:table-row table:style-name="ro3">
          <table:table-cell table:style-name="ce21" office:value-type="string">
            <text:p>THAI</text:p>
          </table:table-cell>
          <table:table-cell table:style-name="ce21" office:value-type="float" office:value="33.7">
            <text:p>33.7</text:p>
          </table:table-cell>
          <table:table-cell table:style-name="ce21" office:value-type="float" office:value="66.3">
            <text:p>66.3</text:p>
          </table:table-cell>
          <table:table-cell table:style-name="ce21" office:value-type="float" office:value="923">
            <text:p>923</text:p>
          </table:table-cell>
          <table:table-cell table:style-name="ce21" office:value-type="float" office:value="1025">
            <text:p>1025</text:p>
          </table:table-cell>
          <table:table-cell table:style-name="ce21" office:value-type="float" office:value="42.3">
            <text:p>42.3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368">
            <text:p>368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AGRICULTURE &amp; FISHE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NDON</text:p>
          </table:table-cell>
          <table:table-cell table:style-name="ce21" office:value-type="float" office:value="309">
            <text:p>309</text:p>
          </table:table-cell>
          <table:table-cell table:style-name="ce21" office:value-type="string">
            <text:p>DUDLEY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HARROW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LEEDS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SHEFFIELD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DERBY</text:p>
          </table:table-cell>
          <table:table-cell table:style-name="ce21" office:value-type="float" office:value="15">
            <text:p>15</text:p>
          </table:table-cell>
        </table:table-row>
        <table:table-row table:style-name="ro3">
          <table:table-cell table:style-name="ce21" office:value-type="string">
            <text:p>IRAQI</text:p>
          </table:table-cell>
          <table:table-cell table:style-name="ce21" office:value-type="float" office:value="91.3">
            <text:p>91.3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817">
            <text:p>817</text:p>
          </table:table-cell>
          <table:table-cell table:style-name="ce21" office:value-type="float" office:value="43.7">
            <text:p>43.7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97">
            <text:p>97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96">
            <text:p>96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53">
            <text:p>53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NDON</text:p>
          </table:table-cell>
          <table:table-cell table:style-name="ce21" office:value-type="float" office:value="300">
            <text:p>300</text:p>
          </table:table-cell>
          <table:table-cell table:style-name="ce21" office:value-type="string">
            <text:p>HARROW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GLASGOW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SHEFFIELD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OURNEMOUTH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CARDIFF</text:p>
          </table:table-cell>
          <table:table-cell table:style-name="ce21" office:value-type="float" office:value="13">
            <text:p>13</text:p>
          </table:table-cell>
        </table:table-row>
        <table:table-row table:style-name="ro3">
          <table:table-cell table:style-name="ce21" office:value-type="string">
            <text:p>LEBANESE</text:p>
          </table:table-cell>
          <table:table-cell table:style-name="ce21" office:value-type="float" office:value="83.4">
            <text:p>83.4</text:p>
          </table:table-cell>
          <table:table-cell table:style-name="ce21" office:value-type="float" office:value="16.6">
            <text:p>16.6</text:p>
          </table:table-cell>
          <table:table-cell table:style-name="ce21" office:value-type="float" office:value="693">
            <text:p>693</text:p>
          </table:table-cell>
          <table:table-cell table:style-name="ce21" office:value-type="float" office:value="764">
            <text:p>764</text:p>
          </table:table-cell>
          <table:table-cell table:style-name="ce21" office:value-type="float" office:value="48.2">
            <text:p>48.2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07">
            <text:p>107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06">
            <text:p>106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41">
            <text:p>41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LONDON</text:p>
          </table:table-cell>
          <table:table-cell table:style-name="ce21" office:value-type="float" office:value="486">
            <text:p>486</text:p>
          </table:table-cell>
          <table:table-cell table:style-name="ce21" office:value-type="string">
            <text:p>HARROW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DINBURGH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WATFORD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RISTOL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8">
            <text:p>8</text:p>
          </table:table-cell>
        </table:table-row>
        <table:table-row table:style-name="ro3">
          <table:table-cell table:style-name="ce21" office:value-type="string">
            <text:p>MAURITIAN</text:p>
          </table:table-cell>
          <table:table-cell table:style-name="ce21" office:value-type="float" office:value="69.1">
            <text:p>69.1</text:p>
          </table:table-cell>
          <table:table-cell table:style-name="ce21" office:value-type="float" office:value="30.9">
            <text:p>30.9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862">
            <text:p>862</text:p>
          </table:table-cell>
          <table:table-cell table:style-name="ce21" office:value-type="float" office:value="41.4">
            <text:p>41.4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68">
            <text:p>68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65">
            <text:p>65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58">
            <text:p>58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56">
            <text:p>56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LONDON</text:p>
          </table:table-cell>
          <table:table-cell table:style-name="ce21" office:value-type="float" office:value="449">
            <text:p>449</text:p>
          </table:table-cell>
          <table:table-cell table:style-name="ce21" office:value-type="string">
            <text:p>CROYDON</text:p>
          </table:table-cell>
          <table:table-cell table:style-name="ce21" office:value-type="float" office:value="41">
            <text:p>41</text:p>
          </table:table-cell>
          <table:table-cell table:style-name="ce21" office:value-type="string">
            <text:p>ILFORD</text:p>
          </table:table-cell>
          <table:table-cell table:style-name="ce21" office:value-type="float" office:value="37">
            <text:p>37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HARROW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ROMFORD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ENFIELD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SLOUGH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REDHILL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10">
            <text:p>10</text:p>
          </table:table-cell>
        </table:table-row>
        <table:table-row table:style-name="ro3">
          <table:table-cell table:style-name="ce21" office:value-type="string">
            <text:p>UGANDAN</text:p>
          </table:table-cell>
          <table:table-cell table:style-name="ce21" office:value-type="float" office:value="64.7">
            <text:p>64.7</text:p>
          </table:table-cell>
          <table:table-cell table:style-name="ce21" office:value-type="float" office:value="35.3">
            <text:p>35.3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41.5">
            <text:p>41.5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78">
            <text:p>78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39">
            <text:p>39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LONDON</text:p>
          </table:table-cell>
          <table:table-cell table:style-name="ce21" office:value-type="float" office:value="321">
            <text:p>321</text:p>
          </table:table-cell>
          <table:table-cell table:style-name="ce21" office:value-type="string">
            <text:p>CROYDON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ILFORD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ROMFORD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REDHILL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SHEFFIELD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WATFORD</text:p>
          </table:table-cell>
          <table:table-cell table:style-name="ce21" office:value-type="float" office:value="11">
            <text:p>11</text:p>
          </table:table-cell>
        </table:table-row>
        <table:table-row table:style-name="ro3">
          <table:table-cell table:style-name="ce21" office:value-type="string">
            <text:p>FILIPINO</text:p>
          </table:table-cell>
          <table:table-cell table:style-name="ce21" office:value-type="float" office:value="46.2">
            <text:p>46.2</text:p>
          </table:table-cell>
          <table:table-cell table:style-name="ce21" office:value-type="float" office:value="53.8">
            <text:p>53.8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684">
            <text:p>684</text:p>
          </table:table-cell>
          <table:table-cell table:style-name="ce21" office:value-type="float" office:value="42.1">
            <text:p>42.1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DON</text:p>
          </table:table-cell>
          <table:table-cell table:style-name="ce21" office:value-type="float" office:value="269">
            <text:p>269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CANTERBURY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HARROW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ILFORD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RISTOL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ROMFORD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BELFAST</text:p>
          </table:table-cell>
          <table:table-cell table:style-name="ce21" office:value-type="float" office:value="11">
            <text:p>11</text:p>
          </table:table-cell>
        </table:table-row>
        <table:table-row table:style-name="ro3">
          <table:table-cell table:style-name="ce21" office:value-type="string">
            <text:p>ESTONIAN</text:p>
          </table:table-cell>
          <table:table-cell table:style-name="ce21" office:value-type="float" office:value="66.2">
            <text:p>66.2</text:p>
          </table:table-cell>
          <table:table-cell table:style-name="ce21" office:value-type="float" office:value="33.8">
            <text:p>33.8</text:p>
          </table:table-cell>
          <table:table-cell table:style-name="ce21" office:value-type="float" office:value="608">
            <text:p>608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34.7">
            <text:p>34.7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55">
            <text:p>55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44">
            <text:p>44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DON</text:p>
          </table:table-cell>
          <table:table-cell table:style-name="ce21" office:value-type="float" office:value="365">
            <text:p>365</text:p>
          </table:table-cell>
          <table:table-cell table:style-name="ce21" office:value-type="string">
            <text:p>CROYDON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ORTHAMPTON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ILFORD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OMFORD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DARTFORD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AMBRID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OTTINGHAM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string">
            <text:p>TAIWANESE</text:p>
          </table:table-cell>
          <table:table-cell table:style-name="ce21" office:value-type="float" office:value="54.6">
            <text:p>54.6</text:p>
          </table:table-cell>
          <table:table-cell table:style-name="ce21" office:value-type="float" office:value="45.4">
            <text:p>45.4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598">
            <text:p>598</text:p>
          </table:table-cell>
          <table:table-cell table:style-name="ce21" office:value-type="float" office:value="44.9">
            <text:p>44.9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LONDON</text:p>
          </table:table-cell>
          <table:table-cell table:style-name="ce21" office:value-type="float" office:value="325">
            <text:p>325</text:p>
          </table:table-cell>
          <table:table-cell table:style-name="ce21" office:value-type="string">
            <text:p>CARDIFF</text:p>
          </table:table-cell>
          <table:table-cell table:style-name="ce21" office:value-type="float" office:value="82">
            <text:p>82</text:p>
          </table:table-cell>
          <table:table-cell table:style-name="ce21" office:value-type="string">
            <text:p>MILTON KEYNES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ORTHAMPTON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HARROW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LEICESTER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RADFORD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string">
            <text:p>MALTESE</text:p>
          </table:table-cell>
          <table:table-cell table:style-name="ce21" office:value-type="float" office:value="75.5">
            <text:p>75.5</text:p>
          </table:table-cell>
          <table:table-cell table:style-name="ce21" office:value-type="float" office:value="24.5">
            <text:p>24.5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77">
            <text:p>677</text:p>
          </table:table-cell>
          <table:table-cell table:style-name="ce21" office:value-type="float" office:value="47.8">
            <text:p>47.8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04">
            <text:p>104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68">
            <text:p>68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43">
            <text:p>43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39">
            <text:p>39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LONDON</text:p>
          </table:table-cell>
          <table:table-cell table:style-name="ce21" office:value-type="float" office:value="277">
            <text:p>277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OURNEMOUTH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CAMBRID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WATFORD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PRESTON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HARROW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10">
            <text:p>10</text:p>
          </table:table-cell>
        </table:table-row>
        <table:table-row table:style-name="ro3">
          <table:table-cell table:style-name="ce21" office:value-type="string">
            <text:p>ALABANIAN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69">
            <text:p>569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68">
            <text:p>168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71">
            <text:p>71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GRICULTURE &amp; FISHE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DON</text:p>
          </table:table-cell>
          <table:table-cell table:style-name="ce21" office:value-type="float" office:value="246">
            <text:p>246</text:p>
          </table:table-cell>
          <table:table-cell table:style-name="ce21" office:value-type="string">
            <text:p>ILFORD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HARROW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ROMFORD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DARTFORD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CROYDON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NFIELD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LIVERPOOL</text:p>
          </table:table-cell>
          <table:table-cell table:style-name="ce21" office:value-type="float" office:value="11">
            <text:p>11</text:p>
          </table:table-cell>
        </table:table-row>
        <table:table-row table:style-name="ro3">
          <table:table-cell table:style-name="ce21" office:value-type="string">
            <text:p>SAUDI ARABIAN</text:p>
          </table:table-cell>
          <table:table-cell table:style-name="ce21" office:value-type="float" office:value="90.2">
            <text:p>90.2</text:p>
          </table:table-cell>
          <table:table-cell table:style-name="ce21" office:value-type="float" office:value="9.8">
            <text:p>9.8</text:p>
          </table:table-cell>
          <table:table-cell table:style-name="ce21" office:value-type="float" office:value="564">
            <text:p>564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48.4">
            <text:p>48.4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DON</text:p>
          </table:table-cell>
          <table:table-cell table:style-name="ce21" office:value-type="float" office:value="374">
            <text:p>374</text:p>
          </table:table-cell>
          <table:table-cell table:style-name="ce21" office:value-type="string">
            <text:p>HARROW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OXFORD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WARRINGTON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6">
            <text:p>6</text:p>
          </table:table-cell>
        </table:table-row>
        <table:table-row table:style-name="ro3">
          <table:table-cell table:style-name="ce21" office:value-type="string">
            <text:p>AFGHAN</text:p>
          </table:table-cell>
          <table:table-cell table:style-name="ce21" office:value-type="float" office:value="91.6">
            <text:p>91.6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527">
            <text:p>527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33.7">
            <text:p>33.7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07">
            <text:p>107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35">
            <text:p>35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DON</text:p>
          </table:table-cell>
          <table:table-cell table:style-name="ce21" office:value-type="float" office:value="164">
            <text:p>164</text:p>
          </table:table-cell>
          <table:table-cell table:style-name="ce21" office:value-type="string">
            <text:p>HARROW</text:p>
          </table:table-cell>
          <table:table-cell table:style-name="ce21" office:value-type="float" office:value="110">
            <text:p>110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88">
            <text:p>88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CROYDON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LEICESTER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ILFORD</text:p>
          </table:table-cell>
          <table:table-cell table:style-name="ce21" office:value-type="float" office:value="11">
            <text:p>11</text:p>
          </table:table-cell>
        </table:table-row>
        <table:table-row table:style-name="ro3">
          <table:table-cell table:style-name="ce21" office:value-type="string">
            <text:p>COLOMBIAN</text:p>
          </table:table-cell>
          <table:table-cell table:style-name="ce21" office:value-type="float" office:value="59.4">
            <text:p>59.4</text:p>
          </table:table-cell>
          <table:table-cell table:style-name="ce21" office:value-type="float" office:value="40.6">
            <text:p>40.6</text:p>
          </table:table-cell>
          <table:table-cell table:style-name="ce21" office:value-type="float" office:value="497">
            <text:p>497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40.2">
            <text:p>40.2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66">
            <text:p>66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58">
            <text:p>58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DON</text:p>
          </table:table-cell>
          <table:table-cell table:style-name="ce21" office:value-type="float" office:value="343">
            <text:p>343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HARROW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ROYDON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CHELMSFORD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BOURNEMOUTH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STEVENA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BRISTOL</text:p>
          </table:table-cell>
          <table:table-cell table:style-name="ce21" office:value-type="float" office:value="4">
            <text:p>4</text:p>
          </table:table-cell>
        </table:table-row>
        <table:table-row table:style-name="ro3">
          <table:table-cell table:style-name="ce21" office:value-type="string">
            <text:p>SYRIAN</text:p>
          </table:table-cell>
          <table:table-cell table:style-name="ce21" office:value-type="float" office:value="92.3">
            <text:p>92.3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479">
            <text:p>479</text:p>
          </table:table-cell>
          <table:table-cell table:style-name="ce21" office:value-type="float" office:value="41.1">
            <text:p>41.1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59">
            <text:p>59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NDON</text:p>
          </table:table-cell>
          <table:table-cell table:style-name="ce21" office:value-type="float" office:value="235">
            <text:p>235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HARROW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LEED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CARDIFF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STOCKPORT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string">
            <text:p>ZAMBIAN</text:p>
          </table:table-cell>
          <table:table-cell table:style-name="ce21" office:value-type="float" office:value="55.1">
            <text:p>55.1</text:p>
          </table:table-cell>
          <table:table-cell table:style-name="ce21" office:value-type="float" office:value="44.9">
            <text:p>44.9</text:p>
          </table:table-cell>
          <table:table-cell table:style-name="ce21" office:value-type="float" office:value="481">
            <text:p>481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43">
            <text:p>43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43">
            <text:p>43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LONDON</text:p>
          </table:table-cell>
          <table:table-cell table:style-name="ce21" office:value-type="float" office:value="142">
            <text:p>142</text:p>
          </table:table-cell>
          <table:table-cell table:style-name="ce21" office:value-type="string">
            <text:p>LEEDS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LEICESTER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CROYDON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READING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SWINDON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OXFORD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SHEFFIELD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ILFORD</text:p>
          </table:table-cell>
          <table:table-cell table:style-name="ce21" office:value-type="float" office:value="9">
            <text:p>9</text:p>
          </table:table-cell>
        </table:table-row>
        <table:table-row table:style-name="ro3">
          <table:table-cell table:style-name="ce21" office:value-type="string">
            <text:p>JORDANIAN</text:p>
          </table:table-cell>
          <table:table-cell table:style-name="ce21" office:value-type="float" office:value="89.8">
            <text:p>89.8</text:p>
          </table:table-cell>
          <table:table-cell table:style-name="ce21" office:value-type="float" office:value="10.2">
            <text:p>10.2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453">
            <text:p>453</text:p>
          </table:table-cell>
          <table:table-cell table:style-name="ce21" office:value-type="float" office:value="45.8">
            <text:p>45.8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39">
            <text:p>39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LONDON</text:p>
          </table:table-cell>
          <table:table-cell table:style-name="ce21" office:value-type="float" office:value="208">
            <text:p>208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HARROW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PORTSMOUTH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LEED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CAMBRID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OXFORD</text:p>
          </table:table-cell>
          <table:table-cell table:style-name="ce21" office:value-type="float" office:value="6">
            <text:p>6</text:p>
          </table:table-cell>
        </table:table-row>
        <table:table-row table:style-name="ro3">
          <table:table-cell table:style-name="ce21" office:value-type="string">
            <text:p>MEXICAN</text:p>
          </table:table-cell>
          <table:table-cell table:style-name="ce21" office:value-type="float" office:value="65.6">
            <text:p>65.6</text:p>
          </table:table-cell>
          <table:table-cell table:style-name="ce21" office:value-type="float" office:value="34.4">
            <text:p>34.4</text:p>
          </table:table-cell>
          <table:table-cell table:style-name="ce21" office:value-type="float" office:value="443">
            <text:p>443</text:p>
          </table:table-cell>
          <table:table-cell table:style-name="ce21" office:value-type="float" office:value="455">
            <text:p>455</text:p>
          </table:table-cell>
          <table:table-cell table:style-name="ce21" office:value-type="float" office:value="42.7">
            <text:p>42.7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43">
            <text:p>43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NDON</text:p>
          </table:table-cell>
          <table:table-cell table:style-name="ce21" office:value-type="float" office:value="231">
            <text:p>231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BRISTOL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NORTHAMPTON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OXFORD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LEED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ARROW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DINBURGH</text:p>
          </table:table-cell>
          <table:table-cell table:style-name="ce21" office:value-type="float" office:value="6">
            <text:p>6</text:p>
          </table:table-cell>
        </table:table-row>
        <table:table-row table:style-name="ro3">
          <table:table-cell table:style-name="ce21" office:value-type="string">
            <text:p>ARGENTINIAN</text:p>
          </table:table-cell>
          <table:table-cell table:style-name="ce21" office:value-type="float" office:value="70.4">
            <text:p>70.4</text:p>
          </table:table-cell>
          <table:table-cell table:style-name="ce21" office:value-type="float" office:value="29.6">
            <text:p>29.6</text:p>
          </table:table-cell>
          <table:table-cell table:style-name="ce21" office:value-type="float" office:value="413">
            <text:p>413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46.3">
            <text:p>46.3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48">
            <text:p>48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44">
            <text:p>44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GRICULTURE &amp; FISHE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DON</text:p>
          </table:table-cell>
          <table:table-cell table:style-name="ce21" office:value-type="float" office:value="218">
            <text:p>218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WATFORD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HARROW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STOCKPORT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PORTSMOUTH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REDHILL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RISTOL</text:p>
          </table:table-cell>
          <table:table-cell table:style-name="ce21" office:value-type="float" office:value="6">
            <text:p>6</text:p>
          </table:table-cell>
        </table:table-row>
        <table:table-row table:style-name="ro3">
          <table:table-cell table:style-name="ce21" office:value-type="string">
            <text:p>ICELANDER</text:p>
          </table:table-cell>
          <table:table-cell table:style-name="ce21" office:value-type="float" office:value="81.8">
            <text:p>81.8</text:p>
          </table:table-cell>
          <table:table-cell table:style-name="ce21" office:value-type="float" office:value="18.3">
            <text:p>18.3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46.1">
            <text:p>46.1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54">
            <text:p>54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43">
            <text:p>43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35">
            <text:p>35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DON</text:p>
          </table:table-cell>
          <table:table-cell table:style-name="ce21" office:value-type="float" office:value="190">
            <text:p>190</text:p>
          </table:table-cell>
          <table:table-cell table:style-name="ce21" office:value-type="string">
            <text:p>DONCASTER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CARDIFF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PETERBOROUGH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ROYDON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ILFORD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RISTOL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SHEFFIELD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SOUTHAMPTON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string">
            <text:p>ALGERIAN</text:p>
          </table:table-cell>
          <table:table-cell table:style-name="ce21" office:value-type="float" office:value="89.7">
            <text:p>89.7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388">
            <text:p>388</text:p>
          </table:table-cell>
          <table:table-cell table:style-name="ce21" office:value-type="float" office:value="41.2">
            <text:p>41.2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72">
            <text:p>72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LONDON</text:p>
          </table:table-cell>
          <table:table-cell table:style-name="ce21" office:value-type="float" office:value="222">
            <text:p>222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HARROW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ANTERBUR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OXFORD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GLASGOW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DHILL</text:p>
          </table:table-cell>
          <table:table-cell table:style-name="ce21" office:value-type="float" office:value="5">
            <text:p>5</text:p>
          </table:table-cell>
        </table:table-row>
        <table:table-row table:style-name="ro3">
          <table:table-cell table:style-name="ce21" office:value-type="string">
            <text:p>TANZANIAN</text:p>
          </table:table-cell>
          <table:table-cell table:style-name="ce21" office:value-type="float" office:value="70.3">
            <text:p>70.3</text:p>
          </table:table-cell>
          <table:table-cell table:style-name="ce21" office:value-type="float" office:value="29.7">
            <text:p>29.7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42.4">
            <text:p>42.4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DON</text:p>
          </table:table-cell>
          <table:table-cell table:style-name="ce21" office:value-type="float" office:value="86">
            <text:p>86</text:p>
          </table:table-cell>
          <table:table-cell table:style-name="ce21" office:value-type="string">
            <text:p>HARROW</text:p>
          </table:table-cell>
          <table:table-cell table:style-name="ce21" office:value-type="float" office:value="47">
            <text:p>47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READING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ROMFORD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ILFORD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LEICESTER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SLOUGH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7">
            <text:p>7</text:p>
          </table:table-cell>
        </table:table-row>
        <table:table-row table:style-name="ro3">
          <table:table-cell table:style-name="ce21" office:value-type="string">
            <text:p>VENEZUELAN</text:p>
          </table:table-cell>
          <table:table-cell table:style-name="ce21" office:value-type="float" office:value="68.3">
            <text:p>68.3</text:p>
          </table:table-cell>
          <table:table-cell table:style-name="ce21" office:value-type="float" office:value="31.7">
            <text:p>31.7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41.2">
            <text:p>41.2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DON</text:p>
          </table:table-cell>
          <table:table-cell table:style-name="ce21" office:value-type="float" office:value="204">
            <text:p>204</text:p>
          </table:table-cell>
          <table:table-cell table:style-name="ce21" office:value-type="string">
            <text:p>WATFORD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BOURNEMOUTH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HARROW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ABERDEEN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READING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6">
            <text:p>6</text:p>
          </table:table-cell>
        </table:table-row>
        <table:table-row table:style-name="ro3">
          <table:table-cell table:style-name="ce21" office:value-type="string">
            <text:p>SUDANESE</text:p>
          </table:table-cell>
          <table:table-cell table:style-name="ce21" office:value-type="float" office:value="86.1">
            <text:p>86.1</text:p>
          </table:table-cell>
          <table:table-cell table:style-name="ce21" office:value-type="float" office:value="13.9">
            <text:p>13.9</text:p>
          </table:table-cell>
          <table:table-cell table:style-name="ce21" office:value-type="float" office:value="302">
            <text:p>302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45.1">
            <text:p>45.1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47">
            <text:p>47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DON</text:p>
          </table:table-cell>
          <table:table-cell table:style-name="ce21" office:value-type="float" office:value="127">
            <text:p>127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ARROW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BELFAST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ILFORD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EICESTER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OXFORD</text:p>
          </table:table-cell>
          <table:table-cell table:style-name="ce21" office:value-type="float" office:value="5">
            <text:p>5</text:p>
          </table:table-cell>
        </table:table-row>
        <table:table-row table:style-name="ro3">
          <table:table-cell table:style-name="ce21" office:value-type="string">
            <text:p>MOROCCAN</text:p>
          </table:table-cell>
          <table:table-cell table:style-name="ce21" office:value-type="float" office:value="74.8">
            <text:p>74.8</text:p>
          </table:table-cell>
          <table:table-cell table:style-name="ce21" office:value-type="float" office:value="25.2">
            <text:p>25.2</text:p>
          </table:table-cell>
          <table:table-cell table:style-name="ce21" office:value-type="float" office:value="288">
            <text:p>288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39.9">
            <text:p>39.9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43">
            <text:p>43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NDON</text:p>
          </table:table-cell>
          <table:table-cell table:style-name="ce21" office:value-type="float" office:value="165">
            <text:p>165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CANTERBUR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HARROW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MEL HEMPSTEAD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CROYDON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ILFORD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EVENAGE</text:p>
          </table:table-cell>
          <table:table-cell table:style-name="ce21" office:value-type="float" office:value="4">
            <text:p>4</text:p>
          </table:table-cell>
        </table:table-row>
        <table:table-row table:style-name="ro3">
          <table:table-cell table:style-name="ce21" office:value-type="string">
            <text:p>KUWAITI</text:p>
          </table:table-cell>
          <table:table-cell table:style-name="ce21" office:value-type="float" office:value="88.7">
            <text:p>88.7</text:p>
          </table:table-cell>
          <table:table-cell table:style-name="ce21" office:value-type="float" office:value="11.3">
            <text:p>11.3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49.4">
            <text:p>49.4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39">
            <text:p>39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GRICULTURE &amp; FISHE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DON</text:p>
          </table:table-cell>
          <table:table-cell table:style-name="ce21" office:value-type="float" office:value="154">
            <text:p>154</text:p>
          </table:table-cell>
          <table:table-cell table:style-name="ce21" office:value-type="string">
            <text:p>HARROW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PORTSMOUTH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LUTON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UTTON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LEED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4">
            <text:p>4</text:p>
          </table:table-cell>
        </table:table-row>
        <table:table-row table:style-name="ro3">
          <table:table-cell table:style-name="ce21" office:value-type="string">
            <text:p>TRINIDADIAN</text:p>
          </table:table-cell>
          <table:table-cell table:style-name="ce21" office:value-type="float" office:value="53.5">
            <text:p>53.5</text:p>
          </table:table-cell>
          <table:table-cell table:style-name="ce21" office:value-type="float" office:value="46.5">
            <text:p>46.5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46.3">
            <text:p>46.3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DON</text:p>
          </table:table-cell>
          <table:table-cell table:style-name="ce21" office:value-type="float" office:value="134">
            <text:p>134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SLOUGH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LUTON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OMFORD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ILFORD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CROYDON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CHELMSFORD</text:p>
          </table:table-cell>
          <table:table-cell table:style-name="ce21" office:value-type="float" office:value="5">
            <text:p>5</text:p>
          </table:table-cell>
        </table:table-row>
        <table:table-row table:style-name="ro3">
          <table:table-cell table:style-name="ce21" office:value-type="string">
            <text:p>LIBYAN</text:p>
          </table:table-cell>
          <table:table-cell table:style-name="ce21" office:value-type="float" office:value="92.5">
            <text:p>92.5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46.2">
            <text:p>46.2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GRICULTURE &amp; FISHE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NDON</text:p>
          </table:table-cell>
          <table:table-cell table:style-name="ce21" office:value-type="float" office:value="84">
            <text:p>84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DERB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ARROW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CARDIFF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NEWCASTLE UPON TYN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ST ALBAN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SHEFFIELD</text:p>
          </table:table-cell>
          <table:table-cell table:style-name="ce21" office:value-type="float" office:value="5">
            <text:p>5</text:p>
          </table:table-cell>
        </table:table-row>
        <table:table-row table:style-name="ro3">
          <table:table-cell table:style-name="ce21" office:value-type="string">
            <text:p>INDONESIAN</text:p>
          </table:table-cell>
          <table:table-cell table:style-name="ce21" office:value-type="float" office:value="54.6">
            <text:p>54.6</text:p>
          </table:table-cell>
          <table:table-cell table:style-name="ce21" office:value-type="float" office:value="45.4">
            <text:p>45.4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42.8">
            <text:p>42.8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NDON</text:p>
          </table:table-cell>
          <table:table-cell table:style-name="ce21" office:value-type="float" office:value="116">
            <text:p>116</text:p>
          </table:table-cell>
          <table:table-cell table:style-name="ce21" office:value-type="string">
            <text:p>READING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ABERDEEN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RISTOL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WATFORD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NEWCASTLE UPON TYN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ONBRID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MILTON KEYNE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4">
            <text:p>4</text:p>
          </table:table-cell>
        </table:table-row>
        <table:table-row table:style-name="ro3">
          <table:table-cell table:style-name="ce21" office:value-type="string">
            <text:p>VIETNAMESE</text:p>
          </table:table-cell>
          <table:table-cell table:style-name="ce21" office:value-type="float" office:value="46.6">
            <text:p>46.6</text:p>
          </table:table-cell>
          <table:table-cell table:style-name="ce21" office:value-type="float" office:value="53.4">
            <text:p>53.4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35.2">
            <text:p>35.2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64">
            <text:p>64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NDON</text:p>
          </table:table-cell>
          <table:table-cell table:style-name="ce21" office:value-type="float" office:value="126">
            <text:p>126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RISTOL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CHELMSFORD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SOUTHAMPTON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PORTSMOUTH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LEED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DINBURGH</text:p>
          </table:table-cell>
          <table:table-cell table:style-name="ce21" office:value-type="float" office:value="3">
            <text:p>3</text:p>
          </table:table-cell>
        </table:table-row>
        <table:table-row table:style-name="ro3">
          <table:table-cell table:style-name="ce21" office:value-type="string">
            <text:p>CHILEAN</text:p>
          </table:table-cell>
          <table:table-cell table:style-name="ce21" office:value-type="float" office:value="74.7">
            <text:p>74.7</text:p>
          </table:table-cell>
          <table:table-cell table:style-name="ce21" office:value-type="float" office:value="25.3">
            <text:p>25.3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48.7">
            <text:p>48.7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GRICULTURE &amp; FISHE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NDON</text:p>
          </table:table-cell>
          <table:table-cell table:style-name="ce21" office:value-type="float" office:value="111">
            <text:p>111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ARDIFF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DINBURGH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STOCKPORT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OXFORD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AMBRID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HEFFIELD</text:p>
          </table:table-cell>
          <table:table-cell table:style-name="ce21" office:value-type="float" office:value="4">
            <text:p>4</text:p>
          </table:table-cell>
        </table:table-row>
        <table:table-row table:style-name="ro3">
          <table:table-cell table:style-name="ce21" office:value-type="string">
            <text:p>GAMBIAN</text:p>
          </table:table-cell>
          <table:table-cell table:style-name="ce21" office:value-type="float" office:value="69.9">
            <text:p>69.9</text:p>
          </table:table-cell>
          <table:table-cell table:style-name="ce21" office:value-type="float" office:value="30.1">
            <text:p>30.1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39.7">
            <text:p>39.7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DON</text:p>
          </table:table-cell>
          <table:table-cell table:style-name="ce21" office:value-type="float" office:value="95">
            <text:p>95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EDHILL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OMFORD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ILTON KEYNE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ILFORD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LEICESTER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OTTINGHAM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RROW</text:p>
          </table:table-cell>
          <table:table-cell table:style-name="ce21" office:value-type="float" office:value="3">
            <text:p>3</text:p>
          </table:table-cell>
        </table:table-row>
        <table:table-row table:style-name="ro3">
          <table:table-cell table:style-name="ce21" office:value-type="string">
            <text:p>TUNISIAN</text:p>
          </table:table-cell>
          <table:table-cell table:style-name="ce21" office:value-type="float" office:value="86.9">
            <text:p>86.9</text:p>
          </table:table-cell>
          <table:table-cell table:style-name="ce21" office:value-type="float" office:value="13.1">
            <text:p>13.1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41.1">
            <text:p>41.1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GRICULTURE &amp; FISHE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DON</text:p>
          </table:table-cell>
          <table:table-cell table:style-name="ce21" office:value-type="float" office:value="97">
            <text:p>97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ILFORD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IVERPOOL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ONBRID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TOCKPORT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MLE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ATFORD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LOUGH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3">
            <text:p>3</text:p>
          </table:table-cell>
        </table:table-row>
        <table:table-row table:style-name="ro3">
          <table:table-cell table:style-name="ce21" office:value-type="string">
            <text:p>PANAMANIAN</text:p>
          </table:table-cell>
          <table:table-cell table:style-name="ce21" office:value-type="float" office:value="66.9">
            <text:p>66.9</text:p>
          </table:table-cell>
          <table:table-cell table:style-name="ce21" office:value-type="float" office:value="33.1">
            <text:p>33.1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44.7">
            <text:p>44.7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GRICULTURE &amp; FISHE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NDON</text:p>
          </table:table-cell>
          <table:table-cell table:style-name="ce21" office:value-type="float" office:value="219">
            <text:p>219</text:p>
          </table:table-cell>
          <table:table-cell table:style-name="ce21" office:value-type="string">
            <text:p>GLASGOW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READING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ST ALBANS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EDINBURGH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RISTOL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ELFAST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HARROW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IVERPOOL</text:p>
          </table:table-cell>
          <table:table-cell table:style-name="ce21" office:value-type="float" office:value="5">
            <text:p>5</text:p>
          </table:table-cell>
        </table:table-row>
        <table:table-row table:style-name="ro3">
          <table:table-cell table:style-name="ce21" office:value-type="string">
            <text:p>YUGOSLAVIAN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56.9">
            <text:p>56.9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NDON</text:p>
          </table:table-cell>
          <table:table-cell table:style-name="ce21" office:value-type="float" office:value="57">
            <text:p>57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HARROW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LEED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ROYD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CHELMSFORD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LTON KEYN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EICESTER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UDLEY</text:p>
          </table:table-cell>
          <table:table-cell table:style-name="ce21" office:value-type="float" office:value="2">
            <text:p>2</text:p>
          </table:table-cell>
        </table:table-row>
        <table:table-row table:style-name="ro3">
          <table:table-cell table:style-name="ce21" office:value-type="string">
            <text:p>BARBADAN</text:p>
          </table:table-cell>
          <table:table-cell table:style-name="ce21" office:value-type="float" office:value="72.3">
            <text:p>72.3</text:p>
          </table:table-cell>
          <table:table-cell table:style-name="ce21" office:value-type="float" office:value="27.7">
            <text:p>27.7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48.1">
            <text:p>48.1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NDON</text:p>
          </table:table-cell>
          <table:table-cell table:style-name="ce21" office:value-type="float" office:value="74">
            <text:p>74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ST ALBAN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ILFORD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EADING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LYMOUTH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CHELMSFORD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LTON KEYNES</text:p>
          </table:table-cell>
          <table:table-cell table:style-name="ce21" office:value-type="float" office:value="2">
            <text:p>2</text:p>
          </table:table-cell>
        </table:table-row>
        <table:table-row table:style-name="ro3">
          <table:table-cell table:style-name="ce21" office:value-type="string">
            <text:p>PERUVIAN</text:p>
          </table:table-cell>
          <table:table-cell table:style-name="ce21" office:value-type="float" office:value="59.7">
            <text:p>59.7</text:p>
          </table:table-cell>
          <table:table-cell table:style-name="ce21" office:value-type="float" office:value="40.3">
            <text:p>40.3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43.2">
            <text:p>43.2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LONDON</text:p>
          </table:table-cell>
          <table:table-cell table:style-name="ce21" office:value-type="float" office:value="68">
            <text:p>68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ILFORD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ISTOL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DHILL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RROW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TONBRID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ADING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ATH</text:p>
          </table:table-cell>
          <table:table-cell table:style-name="ce21" office:value-type="float" office:value="2">
            <text:p>2</text:p>
          </table:table-cell>
        </table:table-row>
        <table:table-row table:style-name="ro3">
          <table:table-cell table:style-name="ce21" office:value-type="string">
            <text:p>ETHIOPIAN</text:p>
          </table:table-cell>
          <table:table-cell table:style-name="ce21" office:value-type="float" office:value="75.5">
            <text:p>75.5</text:p>
          </table:table-cell>
          <table:table-cell table:style-name="ce21" office:value-type="float" office:value="24.5">
            <text:p>24.5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42.9">
            <text:p>42.9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2">
            <text:p>2</text:p>
          </table:table-cell>
          <table:table-cell table:number-columns-repeated="2"/>
          <table:table-cell table:style-name="ce21" office:value-type="string">
            <text:p>LONDON</text:p>
          </table:table-cell>
          <table:table-cell table:style-name="ce21" office:value-type="float" office:value="66">
            <text:p>66</text:p>
          </table:table-cell>
          <table:table-cell table:style-name="ce21" office:value-type="string">
            <text:p>HARROW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EMEL HEMPSTEAD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CROYD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WA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ILFO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ORTSMOUTH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SEYCHELLOIS</text:p>
          </table:table-cell>
          <table:table-cell table:style-name="ce21" office:value-type="float" office:value="38.9">
            <text:p>38.9</text:p>
          </table:table-cell>
          <table:table-cell table:style-name="ce21" office:value-type="float" office:value="61.1">
            <text:p>61.1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42.4">
            <text:p>42.4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30">
            <text:p>130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GRICULTURE &amp; FISHE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NDON</text:p>
          </table:table-cell>
          <table:table-cell table:style-name="ce21" office:value-type="float" office:value="615">
            <text:p>615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97">
            <text:p>97</text:p>
          </table:table-cell>
          <table:table-cell table:style-name="ce21" office:value-type="string">
            <text:p>EDINBURGH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EXETER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LIVERPOOL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ORTHAMPTON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NEWCASTLE UPON TYN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HARROW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DUDLEY</text:p>
          </table:table-cell>
          <table:table-cell table:style-name="ce21" office:value-type="float" office:value="3">
            <text:p>3</text:p>
          </table:table-cell>
        </table:table-row>
        <table:table-row table:style-name="ro3">
          <table:table-cell table:style-name="ce21" office:value-type="string">
            <text:p>YEMENESE</text:p>
          </table:table-cell>
          <table:table-cell table:style-name="ce21" office:value-type="float" office:value="90.3">
            <text:p>90.3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43.4">
            <text:p>43.4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GRICULTURE &amp; FISHERY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LONDON</text:p>
          </table:table-cell>
          <table:table-cell table:style-name="ce21" office:value-type="float" office:value="52">
            <text:p>52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SHEFFIELD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LIVERPOOL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HARROW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ELFAST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ILFO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AMPTON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GUYANESE</text:p>
          </table:table-cell>
          <table:table-cell table:style-name="ce21" office:value-type="float" office:value="60.6">
            <text:p>60.6</text:p>
          </table:table-cell>
          <table:table-cell table:style-name="ce21" office:value-type="float" office:value="39.4">
            <text:p>39.4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45.8">
            <text:p>45.8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NDON</text:p>
          </table:table-cell>
          <table:table-cell table:style-name="ce21" office:value-type="float" office:value="57">
            <text:p>57</text:p>
          </table:table-cell>
          <table:table-cell table:style-name="ce21" office:value-type="string">
            <text:p>CROYDON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NFIELD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RISTOL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EMEL HEMPSTEAD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EWPORT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PORTSMOUTH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U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OUTHAMPTON</text:p>
          </table:table-cell>
          <table:table-cell table:style-name="ce21" office:value-type="float" office:value="2">
            <text:p>2</text:p>
          </table:table-cell>
        </table:table-row>
        <table:table-row table:style-name="ro3">
          <table:table-cell table:style-name="ce21" office:value-type="string">
            <text:p>BOSNIAN</text:p>
          </table:table-cell>
          <table:table-cell table:style-name="ce21" office:value-type="float" office:value="82.8">
            <text:p>82.8</text:p>
          </table:table-cell>
          <table:table-cell table:style-name="ce21" office:value-type="float" office:value="17.2">
            <text:p>17.2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41.1">
            <text:p>41.1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EGAL SERVICES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LONDON</text:p>
          </table:table-cell>
          <table:table-cell table:style-name="ce21" office:value-type="float" office:value="42">
            <text:p>42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HARROW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AMP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NOTTINGHAM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ERB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NORTHAMP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TFORD</text:p>
          </table:table-cell>
          <table:table-cell table:style-name="ce21" office:value-type="float" office:value="2">
            <text:p>2</text:p>
          </table:table-cell>
        </table:table-row>
        <table:table-row table:style-name="ro3">
          <table:table-cell table:style-name="ce21" office:value-type="string">
            <text:p>LUXEMBOURGER</text:p>
          </table:table-cell>
          <table:table-cell table:style-name="ce21" office:value-type="float" office:value="79.3">
            <text:p>79.3</text:p>
          </table:table-cell>
          <table:table-cell table:style-name="ce21" office:value-type="float" office:value="20.7">
            <text:p>20.7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53.3">
            <text:p>53.3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EGAL SERVI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NDON</text:p>
          </table:table-cell>
          <table:table-cell table:style-name="ce21" office:value-type="float" office:value="80">
            <text:p>80</text:p>
          </table:table-cell>
          <table:table-cell table:style-name="ce21" office:value-type="string">
            <text:p>HARROW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END-ON-SE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TONBRID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WA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NFIEL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DFOR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NEWPOR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REWE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SOMALI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38.4">
            <text:p>38.4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EGAL SERVI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LONDON</text:p>
          </table:table-cell>
          <table:table-cell table:style-name="ce21" office:value-type="float" office:value="37">
            <text:p>37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OMFORD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MILTON KEYNE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ISTOL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DHILL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ILFO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TTINGHAM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ANGOLAN</text:p>
          </table:table-cell>
          <table:table-cell table:style-name="ce21" office:value-type="float" office:value="79.5">
            <text:p>79.5</text:p>
          </table:table-cell>
          <table:table-cell table:style-name="ce21" office:value-type="float" office:value="20.5">
            <text:p>20.5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39.4">
            <text:p>39.4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LONDON</text:p>
          </table:table-cell>
          <table:table-cell table:style-name="ce21" office:value-type="float" office:value="46">
            <text:p>46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ULL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TON KEYN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RROW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EICESTER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EED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NTERBU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NEWCASTLE UPON TYNE</text:p>
          </table:table-cell>
          <table:table-cell table:style-name="ce21" office:value-type="float" office:value="2">
            <text:p>2</text:p>
          </table:table-cell>
        </table:table-row>
        <table:table-row table:style-name="ro3">
          <table:table-cell table:style-name="ce21" office:value-type="string">
            <text:p>ECUDOREAN</text:p>
          </table:table-cell>
          <table:table-cell table:style-name="ce21" office:value-type="float" office:value="64.7">
            <text:p>64.7</text:p>
          </table:table-cell>
          <table:table-cell table:style-name="ce21" office:value-type="float" office:value="35.3">
            <text:p>35.3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41.7">
            <text:p>41.7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LONDON</text:p>
          </table:table-cell>
          <table:table-cell table:style-name="ce21" office:value-type="float" office:value="63">
            <text:p>63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MFO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DHIL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MEL HEMPSTEA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ETERBOROUG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LACKBUR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WICH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CAMEROONIAN</text:p>
          </table:table-cell>
          <table:table-cell table:style-name="ce21" office:value-type="float" office:value="70.7">
            <text:p>70.7</text:p>
          </table:table-cell>
          <table:table-cell table:style-name="ce21" office:value-type="float" office:value="29.3">
            <text:p>29.3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37.1">
            <text:p>37.1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NDON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ROYDON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LOUGH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ISTOL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RROW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OLDHAM</text:p>
          </table:table-cell>
          <table:table-cell table:style-name="ce21" office:value-type="float" office:value="2">
            <text:p>2</text:p>
          </table:table-cell>
        </table:table-row>
        <table:table-row table:style-name="ro3">
          <table:table-cell table:style-name="ce21" office:value-type="string">
            <text:p>QATARI</text:p>
          </table:table-cell>
          <table:table-cell table:style-name="ce21" office:value-type="float" office:value="92.5">
            <text:p>92.5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45.9">
            <text:p>45.9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GRICULTURE &amp; FISHERY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LONDON</text:p>
          </table:table-cell>
          <table:table-cell table:style-name="ce21" office:value-type="float" office:value="70">
            <text:p>70</text:p>
          </table:table-cell>
          <table:table-cell table:style-name="ce21" office:value-type="string">
            <text:p>CAMBRID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SWIND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RROW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AMP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REW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ALISBU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ARL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EVIOTDALE</text:p>
          </table:table-cell>
          <table:table-cell table:style-name="ce21" office:value-type="float" office:value="2">
            <text:p>2</text:p>
          </table:table-cell>
        </table:table-row>
        <table:table-row table:style-name="ro3">
          <table:table-cell table:style-name="ce21" office:value-type="string">
            <text:p>LIBERIAN</text:p>
          </table:table-cell>
          <table:table-cell table:style-name="ce21" office:value-type="float" office:value="80.4">
            <text:p>80.4</text:p>
          </table:table-cell>
          <table:table-cell table:style-name="ce21" office:value-type="float" office:value="19.6">
            <text:p>19.6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42.7">
            <text:p>42.7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GRICULTURE &amp; FISHE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NDON</text:p>
          </table:table-cell>
          <table:table-cell table:style-name="ce21" office:value-type="float" office:value="47">
            <text:p>47</text:p>
          </table:table-cell>
          <table:table-cell table:style-name="ce21" office:value-type="string">
            <text:p>CROYDON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TONBRID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EED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WIND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UT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IVERPOOL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ILFO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CUBAN</text:p>
          </table:table-cell>
          <table:table-cell table:style-name="ce21" office:value-type="float" office:value="75.8">
            <text:p>75.8</text:p>
          </table:table-cell>
          <table:table-cell table:style-name="ce21" office:value-type="float" office:value="24.2">
            <text:p>24.2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48.2">
            <text:p>48.2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LONDON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READING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CROYD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IVERPOOL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NEWPOR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TTINGHA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URUGUAYAN</text:p>
          </table:table-cell>
          <table:table-cell table:style-name="ce21" office:value-type="float" office:value="67.6">
            <text:p>67.6</text:p>
          </table:table-cell>
          <table:table-cell table:style-name="ce21" office:value-type="float" office:value="32.4">
            <text:p>32.4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48.1">
            <text:p>48.1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LONDON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BRISTOL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EDHILL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MFOR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OMLE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 ALBAN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KIRKCALDY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BOLIVIAN</text:p>
          </table:table-cell>
          <table:table-cell table:style-name="ce21" office:value-type="float" office:value="58.7">
            <text:p>58.7</text:p>
          </table:table-cell>
          <table:table-cell table:style-name="ce21" office:value-type="float" office:value="41.3">
            <text:p>41.3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42.5">
            <text:p>42.5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LONDON</text:p>
          </table:table-cell>
          <table:table-cell table:style-name="ce21" office:value-type="float" office:value="47">
            <text:p>47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ADIN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DINBURG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DHIL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ON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T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ARRO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IVERPOOL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COSTA RICAN</text:p>
          </table:table-cell>
          <table:table-cell table:style-name="ce21" office:value-type="float" office:value="69.2">
            <text:p>69.2</text:p>
          </table:table-cell>
          <table:table-cell table:style-name="ce21" office:value-type="float" office:value="30.8">
            <text:p>30.8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43.3">
            <text:p>43.3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LONDON</text:p>
          </table:table-cell>
          <table:table-cell table:style-name="ce21" office:value-type="float" office:value="102">
            <text:p>102</text:p>
          </table:table-cell>
          <table:table-cell table:style-name="ce21" office:value-type="string">
            <text:p>LU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ONBRID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OCKPORT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LOUGH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OTHERWEL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IST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EMIRIAN</text:p>
          </table:table-cell>
          <table:table-cell table:style-name="ce21" office:value-type="float" office:value="96.3">
            <text:p>96.3</text:p>
          </table:table-cell>
          <table:table-cell table:style-name="ce21" office:value-type="float" office:value="3.7">
            <text:p>3.7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52.3">
            <text:p>52.3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LONDON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UT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LFO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DINBURG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MFORD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NEPALESE</text:p>
          </table:table-cell>
          <table:table-cell table:style-name="ce21" office:value-type="float" office:value="70.2">
            <text:p>70.2</text:p>
          </table:table-cell>
          <table:table-cell table:style-name="ce21" office:value-type="float" office:value="29.8">
            <text:p>29.8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2.7">
            <text:p>32.7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LONDON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HARROW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GLASGOW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ADIN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OUT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MFO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ARTFO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RURO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MYANMARESE</text:p>
          </table:table-cell>
          <table:table-cell table:style-name="ce21" office:value-type="float" office:value="57.8">
            <text:p>57.8</text:p>
          </table:table-cell>
          <table:table-cell table:style-name="ce21" office:value-type="float" office:value="42.2">
            <text:p>42.2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1.2">
            <text:p>41.2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GRICULTURE &amp; FISHE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EGAL SERVI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LONDON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HARROW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ILFOR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IVERPOOL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LSALL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OL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UT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MEL HEMPSTEA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ROYDON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GRENADIAN</text:p>
          </table:table-cell>
          <table:table-cell table:style-name="ce21" office:value-type="float" office:value="65.9">
            <text:p>65.9</text:p>
          </table:table-cell>
          <table:table-cell table:style-name="ce21" office:value-type="float" office:value="34.1">
            <text:p>34.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5.8">
            <text:p>45.8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string">
            <text:p>LONDON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PORTSMOUTH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CHELMSFORD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INCOL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T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WA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TON KEYN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RCESTER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RWANDAN</text:p>
          </table:table-cell>
          <table:table-cell table:style-name="ce21" office:value-type="float" office:value="72.1">
            <text:p>72.1</text:p>
          </table:table-cell>
          <table:table-cell table:style-name="ce21" office:value-type="float" office:value="27.9">
            <text:p>27.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8.8">
            <text:p>38.8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LONDON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TONBRID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RROW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HEFFIEL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DFO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LFO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IVERP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MEL HEMPSTEAD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SAINT LUCIAN</text:p>
          </table:table-cell>
          <table:table-cell table:style-name="ce21" office:value-type="float" office:value="57.9">
            <text:p>57.9</text:p>
          </table:table-cell>
          <table:table-cell table:style-name="ce21" office:value-type="float" office:value="42.1">
            <text:p>42.1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3.4">
            <text:p>43.4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NDON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DARTFORD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HEMEL HEMPSTEAD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CROYD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OMFOR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OUTHEND-ON-SE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LFO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N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BAHAMIAN</text:p>
          </table:table-cell>
          <table:table-cell table:style-name="ce21" office:value-type="float" office:value="77.8">
            <text:p>77.8</text:p>
          </table:table-cell>
          <table:table-cell table:style-name="ce21" office:value-type="float" office:value="22.2">
            <text:p>22.2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51.6">
            <text:p>51.6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GRICULTURE &amp; FISHERY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LONDON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NEWCASTLE UPON TY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IST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ETERBOROUG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OMLE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XE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KIRKCALD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EED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WINDON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LIECHTENSTEINER</text:p>
          </table:table-cell>
          <table:table-cell table:style-name="ce21" office:value-type="float" office:value="81.3">
            <text:p>81.3</text:p>
          </table:table-cell>
          <table:table-cell table:style-name="ce21" office:value-type="float" office:value="18.8">
            <text:p>18.8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0.6">
            <text:p>50.6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LONDON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CROYD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ISTOL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LIFAX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ASGO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AD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ARRO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LMSFORD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FIJIAN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42">
            <text:p>42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LONDON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ULL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RROW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END-ON-SE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ARTFOR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DINBURG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TOKE-ON-TRENT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MOTSWANA</text:p>
          </table:table-cell>
          <table:table-cell table:style-name="ce21" office:value-type="float" office:value="61.5">
            <text:p>61.5</text:p>
          </table:table-cell>
          <table:table-cell table:style-name="ce21" office:value-type="float" office:value="38.5">
            <text:p>38.5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8.1">
            <text:p>38.1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LONDON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BRADFOR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DHILL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OKE-ON-TREN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LISBU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UL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T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ZETLAND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SOUTH KOREAN</text:p>
          </table:table-cell>
          <table:table-cell table:style-name="ce21" office:value-type="float" office:value="47.1">
            <text:p>47.1</text:p>
          </table:table-cell>
          <table:table-cell table:style-name="ce21" office:value-type="float" office:value="52.9">
            <text:p>52.9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46.6">
            <text:p>46.6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">
            <text:p>1</text:p>
          </table:table-cell>
          <table:table-cell table:number-columns-repeated="10"/>
          <table:table-cell table:style-name="ce21" office:value-type="string">
            <text:p>CARDIFF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LONDON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CAM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TON KEYN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ROYD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TFO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IST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ARROW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MONGOLIAN</text:p>
          </table:table-cell>
          <table:table-cell table:style-name="ce21" office:value-type="float" office:value="29.2">
            <text:p>29.2</text:p>
          </table:table-cell>
          <table:table-cell table:style-name="ce21" office:value-type="float" office:value="70.8">
            <text:p>70.8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7.9">
            <text:p>37.9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EGAL SERVICES</text:p>
          </table:table-cell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LONDON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LACKBUR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OXFOR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AD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WA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KE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N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IVORIAN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9.2">
            <text:p>39.2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">
            <text:p>1</text:p>
          </table:table-cell>
          <table:table-cell table:number-columns-repeated="14"/>
          <table:table-cell table:style-name="ce21" office:value-type="string">
            <text:p>LONDON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LLANDUDNO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MFO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LFAS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EED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HA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WI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ASGO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BAHRAINIAN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4.6">
            <text:p>44.6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">
            <text:p>1</text:p>
          </table:table-cell>
          <table:table-cell table:number-columns-repeated="10"/>
          <table:table-cell table:style-name="ce21" office:value-type="string">
            <text:p>LONDON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DFO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LACKBUR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ON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N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URHA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T ALBANS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BELIZEAN</text:p>
          </table:table-cell>
          <table:table-cell table:style-name="ce21" office:value-type="float" office:value="61.5">
            <text:p>61.5</text:p>
          </table:table-cell>
          <table:table-cell table:style-name="ce21" office:value-type="float" office:value="38.5">
            <text:p>38.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45.3">
            <text:p>45.3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">
            <text:p>1</text:p>
          </table:table-cell>
          <table:table-cell table:number-columns-repeated="4"/>
          <table:table-cell table:style-name="ce21" office:value-type="string">
            <text:p>LONDON</text:p>
          </table:table-cell>
          <table:table-cell table:style-name="ce21" office:value-type="float" office:value="55">
            <text:p>55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HALIFAX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UT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WA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ROYD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LOUGH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ANTIGUAN</text:p>
          </table:table-cell>
          <table:table-cell table:style-name="ce21" office:value-type="float" office:value="61.5">
            <text:p>61.5</text:p>
          </table:table-cell>
          <table:table-cell table:style-name="ce21" office:value-type="float" office:value="38.5">
            <text:p>38.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3.4">
            <text:p>43.4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string">
            <text:p>LONDON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LEICESTER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SOUTHEND-ON-SE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PORTSMOUT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ON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IGHTON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BURUNDIAN</text:p>
          </table:table-cell>
          <table:table-cell table:style-name="ce21" office:value-type="float" office:value="76.9">
            <text:p>76.9</text:p>
          </table:table-cell>
          <table:table-cell table:style-name="ce21" office:value-type="float" office:value="23.1">
            <text:p>23.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7.8">
            <text:p>37.8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">
            <text:p>1</text:p>
          </table:table-cell>
          <table:table-cell table:number-columns-repeated="10"/>
          <table:table-cell table:style-name="ce21" office:value-type="string">
            <text:p>COVENT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D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MFO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ON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T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IST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WA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TOCKPORT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ANDORRAN</text:p>
          </table:table-cell>
          <table:table-cell table:style-name="ce21" office:value-type="float" office:value="76.9">
            <text:p>76.9</text:p>
          </table:table-cell>
          <table:table-cell table:style-name="ce21" office:value-type="float" office:value="23.1">
            <text:p>23.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9.5">
            <text:p>49.5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LONDON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TONBRID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DIFF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HEFFIELD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MALAWIAN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1.9">
            <text:p>41.9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">
            <text:p>1</text:p>
          </table:table-cell>
          <table:table-cell table:number-columns-repeated="10"/>
          <table:table-cell table:style-name="ce21" office:value-type="string">
            <text:p>LONDON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ELFOR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XBRID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IVERP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U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EICES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TTINGHA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ANTERBU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ERBY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GOLESE</text:p>
          </table:table-cell>
          <table:table-cell table:style-name="ce21" office:value-type="float" office:value="81.8">
            <text:p>81.8</text:p>
          </table:table-cell>
          <table:table-cell table:style-name="ce21" office:value-type="float" office:value="18.2">
            <text:p>18.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7.9">
            <text:p>37.9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">
            <text:p>1</text:p>
          </table:table-cell>
          <table:table-cell table:number-columns-repeated="16"/>
          <table:table-cell table:style-name="ce21" office:value-type="string">
            <text:p>LONDON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ROMLE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LFO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TON KEYN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ANTERBU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T ALBANS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IBRALTARIAN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9">
            <text:p>59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">
            <text:p>1</text:p>
          </table:table-cell>
          <table:table-cell table:number-columns-repeated="14"/>
          <table:table-cell table:style-name="ce21" office:value-type="string">
            <text:p>LONDON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ARDIFF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TFO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PORT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DOMINICAN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9.8">
            <text:p>39.8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LONDON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DINBURG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HEF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ISTOL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TOGOLESE</text:p>
          </table:table-cell>
          <table:table-cell table:style-name="ce21" office:value-type="float" office:value="62.5">
            <text:p>62.5</text:p>
          </table:table-cell>
          <table:table-cell table:style-name="ce21" office:value-type="float" office:value="37.5">
            <text:p>37.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7.9">
            <text:p>37.9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">
            <text:p>1</text:p>
          </table:table-cell>
          <table:table-cell table:number-columns-repeated="16"/>
          <table:table-cell table:style-name="ce21" office:value-type="string">
            <text:p>LONDON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ROYD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ARROW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BERMUDAN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8">
            <text:p>48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LOND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MEL HEMPSTEA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AD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ARROW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GUINEAN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9.8">
            <text:p>39.8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LONDON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LOUGH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ON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AMPTON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HAITI</text:p>
          </table:table-cell>
          <table:table-cell table:style-name="ce21" office:value-type="float" office:value="71.4">
            <text:p>71.4</text:p>
          </table:table-cell>
          <table:table-cell table:style-name="ce21" office:value-type="float" office:value="28.6">
            <text:p>28.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">
            <text:p>1</text:p>
          </table:table-cell>
          <table:table-cell table:number-columns-repeated="8"/>
          <table:table-cell table:style-name="ce21" office:value-type="string">
            <text:p>LONDON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HEFFIEL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WICKENHA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FYLD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XFO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ADING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MOSOTHO</text:p>
          </table:table-cell>
          <table:table-cell table:style-name="ce21" office:value-type="float" office:value="28.6">
            <text:p>28.6</text:p>
          </table:table-cell>
          <table:table-cell table:style-name="ce21" office:value-type="float" office:value="71.4">
            <text:p>71.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3.1">
            <text:p>43.1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EGAL SERVI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">
            <text:p>1</text:p>
          </table:table-cell>
          <table:table-cell table:number-columns-repeated="10"/>
          <table:table-cell table:style-name="ce21" office:value-type="string">
            <text:p>LOND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LMSFOR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ROYD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TTINGHA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LISBU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TOCKPOR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MOZAMBICAN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8.1">
            <text:p>48.1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ALTHCARE</text:p>
          </table:table-cell>
          <table:table-cell table:style-name="ce21" office:value-type="float" office:value="1">
            <text:p>1</text:p>
          </table:table-cell>
          <table:table-cell table:number-columns-repeated="14"/>
          <table:table-cell table:style-name="ce21" office:value-type="string">
            <text:p>LONDON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SHEF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AD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OL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LMSFORD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NI-VANUATU</text:p>
          </table:table-cell>
          <table:table-cell table:style-name="ce21" office:value-type="float" office:value="42.9">
            <text:p>42.9</text:p>
          </table:table-cell>
          <table:table-cell table:style-name="ce21" office:value-type="float" office:value="57.1">
            <text:p>57.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49.9">
            <text:p>49.9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">
            <text:p>1</text:p>
          </table:table-cell>
          <table:table-cell table:number-columns-repeated="12"/>
          <table:table-cell table:style-name="ce21" office:value-type="string">
            <text:p>LONDON</text:p>
          </table:table-cell>
          <table:table-cell table:style-name="ce21" office:value-type="float" office:value="69">
            <text:p>69</text:p>
          </table:table-cell>
          <table:table-cell table:style-name="ce21" office:value-type="string">
            <text:p>KINGSTON UPON THAM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OUCES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ATH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ENINESE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8.1">
            <text:p>38.1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">
            <text:p>1</text:p>
          </table:table-cell>
          <table:table-cell table:number-columns-repeated="16"/>
          <table:table-cell table:style-name="ce21" office:value-type="string">
            <text:p>LONDON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IRMINGHAM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NEGALESE</text:p>
          </table:table-cell>
          <table:table-cell table:style-name="ce21" office:value-type="float" office:value="85.7">
            <text:p>85.7</text:p>
          </table:table-cell>
          <table:table-cell table:style-name="ce21" office:value-type="float" office:value="14.3">
            <text:p>14.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1">
            <text:p>41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">
            <text:p>1</text:p>
          </table:table-cell>
          <table:table-cell table:number-columns-repeated="16"/>
          <table:table-cell table:style-name="ce21" office:value-type="string">
            <text:p>LOND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RROW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ROYD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ON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REWE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NACAN</text:p>
          </table:table-cell>
          <table:table-cell table:style-name="ce21" office:value-type="float" office:value="66.7">
            <text:p>66.7</text:p>
          </table:table-cell>
          <table:table-cell table:style-name="ce21" office:value-type="float" office:value="33.3">
            <text:p>33.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9.5">
            <text:p>49.5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">
            <text:p>1</text:p>
          </table:table-cell>
          <table:table-cell table:number-columns-repeated="18"/>
          <table:table-cell table:style-name="ce21" office:value-type="string">
            <text:p>LONDON</text:p>
          </table:table-cell>
          <table:table-cell table:style-name="ce21" office:value-type="float" office:value="5">
            <text:p>5</text:p>
          </table:table-cell>
        </table:table-row>
        <table:table-row table:style-name="ro3">
          <table:table-cell table:style-name="ce21" office:value-type="string">
            <text:p>BHUTANESE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3.4">
            <text:p>33.4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">
            <text:p>1</text:p>
          </table:table-cell>
          <table:table-cell table:number-columns-repeated="16"/>
          <table:table-cell table:style-name="ce21" office:value-type="string">
            <text:p>TON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LYMOUT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ND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EICESTER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NIGERIEN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4">
            <text:p>44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">
            <text:p>1</text:p>
          </table:table-cell>
          <table:table-cell table:number-columns-repeated="16"/>
          <table:table-cell table:style-name="ce21" office:value-type="string">
            <text:p>LOND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N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OMANI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7">
            <text:p>47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">
            <text:p>1</text:p>
          </table:table-cell>
          <table:table-cell table:number-columns-repeated="16"/>
          <table:table-cell table:style-name="ce21" office:value-type="string">
            <text:p>LONDON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COVENT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ULL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MIBIAN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9.3">
            <text:p>39.3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">
            <text:p>1</text:p>
          </table:table-cell>
          <table:table-cell table:number-columns-repeated="18"/>
          <table:table-cell table:style-name="ce21" office:value-type="string">
            <text:p>COVENT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OMLE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ND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LMSFORD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SALVADORAN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3.8">
            <text:p>53.8</text:p>
          </table:table-cell>
          <table:table-cell table:style-name="ce21" office:value-type="string">
            <text:p>MEDIA &amp; ENTERTAINMEN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">
            <text:p>1</text:p>
          </table:table-cell>
          <table:table-cell table:number-columns-repeated="16"/>
          <table:table-cell table:style-name="ce21" office:value-type="string">
            <text:p>KINGSTON UPON THAM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AD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ND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KEFIELD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GABONESE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9">
            <text:p>49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">
            <text:p>1</text:p>
          </table:table-cell>
          <table:table-cell table:number-columns-repeated="18"/>
          <table:table-cell table:style-name="ce21" office:value-type="string">
            <text:p>LONDON</text:p>
          </table:table-cell>
          <table:table-cell table:style-name="ce21" office:value-type="float" office:value="3">
            <text:p>3</text:p>
          </table:table-cell>
        </table:table-row>
        <table:table-row table:style-name="ro4">
          <table:table-cell table:style-name="ce21" office:value-type="string">
            <text:p>GUATEMALAN</text:p>
          </table:table-cell>
          <table:table-cell table:style-name="ce21" office:value-type="float" office:value="66.7">
            <text:p>66.7</text:p>
          </table:table-cell>
          <table:table-cell table:style-name="ce21" office:value-type="float" office:value="33.3">
            <text:p>33.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0">
            <text:p>50</text:p>
          </table:table-cell>
          <table:table-cell table:number-columns-repeated="20"/>
          <table:table-cell table:style-name="ce21" office:value-type="string">
            <text:p>LOND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ELFAST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HONDURAN</text:p>
          </table:table-cell>
          <table:table-cell table:style-name="ce21" office:value-type="float" office:value="66.7">
            <text:p>66.7</text:p>
          </table:table-cell>
          <table:table-cell table:style-name="ce21" office:value-type="float" office:value="33.3">
            <text:p>33.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">
            <text:p>1</text:p>
          </table:table-cell>
          <table:table-cell table:number-columns-repeated="16"/>
          <table:table-cell table:style-name="ce21" office:value-type="string">
            <text:p>READ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ND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UTON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string">
            <text:p>PARAGUAYAN</text:p>
          </table:table-cell>
          <table:table-cell table:style-name="ce21" office:value-type="float" office:value="66.7">
            <text:p>66.7</text:p>
          </table:table-cell>
          <table:table-cell table:style-name="ce21" office:value-type="float" office:value="33.3">
            <text:p>33.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9.3">
            <text:p>49.3</text:p>
          </table:table-cell>
          <table:table-cell table:number-columns-repeated="20"/>
          <table:table-cell table:style-name="ce21" office:value-type="string">
            <text:p>LONDON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UERTO RICAN</text:p>
          </table:table-cell>
          <table:table-cell/>
          <table:table-cell table:style-name="ce21" office:value-type="float" office:value="100">
            <text:p>1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8.7">
            <text:p>38.7</text:p>
          </table:table-cell>
          <table:table-cell table:style-name="ce21" office:value-type="string">
            <text:p>HUMAN RESOUR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FORMATION TECHNOLOGY</text:p>
          </table:table-cell>
          <table:table-cell table:style-name="ce21" office:value-type="float" office:value="1">
            <text:p>1</text:p>
          </table:table-cell>
          <table:table-cell table:number-columns-repeated="16"/>
          <table:table-cell table:style-name="ce21" office:value-type="string">
            <text:p>LOND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ANTERBU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OUCESTER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WAZI</text:p>
          </table:table-cell>
          <table:table-cell table:style-name="ce21" office:value-type="float" office:value="66.7">
            <text:p>66.7</text:p>
          </table:table-cell>
          <table:table-cell table:style-name="ce21" office:value-type="float" office:value="33.3">
            <text:p>33.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.3">
            <text:p>44.3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">
            <text:p>1</text:p>
          </table:table-cell>
          <table:table-cell table:number-columns-repeated="18"/>
          <table:table-cell table:style-name="ce21" office:value-type="string">
            <text:p>KINGSTON UPON THAM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ND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AFRICAN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8.5">
            <text:p>48.5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">
            <text:p>1</text:p>
          </table:table-cell>
          <table:table-cell table:number-columns-repeated="18"/>
          <table:table-cell table:style-name="ce21" office:value-type="string">
            <text:p>KINGSTON UPON THAM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UILDFORD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BRUNEIAN</text:p>
          </table:table-cell>
          <table:table-cell table:number-columns-repeated="2"/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5">
            <text:p>65</text:p>
          </table:table-cell>
          <table:table-cell table:style-name="ce21" office:value-type="string">
            <text:p>EDUCATION &amp; PUBLIC SERVI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">
            <text:p>1</text:p>
          </table:table-cell>
          <table:table-cell table:number-columns-repeated="16"/>
          <table:table-cell table:style-name="ce21" office:value-type="string">
            <text:p>LONDON</text:p>
          </table:table-cell>
          <table:table-cell table:style-name="ce21" office:value-type="float" office:value="3">
            <text:p>3</text:p>
          </table:table-cell>
        </table:table-row>
        <table:table-row table:style-name="ro3">
          <table:table-cell table:style-name="ce21" office:value-type="string">
            <text:p>COMORAN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  <table:table-cell table:style-name="ce21" office:value-type="string">
            <text:p>MANUFACTURING &amp; HEAVY INDUST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LECTRONICS &amp; TELECO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">
            <text:p>1</text:p>
          </table:table-cell>
          <table:table-cell table:number-columns-repeated="14"/>
          <table:table-cell table:style-name="ce21" office:value-type="string">
            <text:p>LONDON</text:p>
          </table:table-cell>
          <table:table-cell table:style-name="ce21" office:value-type="float" office:value="4">
            <text:p>4</text:p>
          </table:table-cell>
        </table:table-row>
        <table:table-row table:style-name="ro4">
          <table:table-cell table:style-name="ce21" office:value-type="string">
            <text:p>NICARAGUAN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1">
            <text:p>41</text:p>
          </table:table-cell>
          <table:table-cell table:number-columns-repeated="20"/>
          <table:table-cell table:style-name="ce21" office:value-type="string">
            <text:p>LONDON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AMMARINESE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9">
            <text:p>39</text:p>
          </table:table-cell>
          <table:table-cell table:number-columns-repeated="20"/>
          <table:table-cell table:style-name="ce21" office:value-type="string">
            <text:p>KINGSTON UPON THAME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ARDIFF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NCHESTER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string">
            <text:p>CHADIAN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3">
            <text:p>53</text:p>
          </table:table-cell>
          <table:table-cell table:number-columns-repeated="20"/>
          <table:table-cell table:style-name="ce21" office:value-type="string">
            <text:p>LEICESTER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string">
            <text:p>DJIBOUTI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3">
            <text:p>53</text:p>
          </table:table-cell>
          <table:table-cell table:number-columns-repeated="20"/>
          <table:table-cell table:style-name="ce21" office:value-type="string">
            <text:p>LONDON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I-KIRIBATI</text:p>
          </table:table-cell>
          <table:table-cell/>
          <table:table-cell table:style-name="ce21" office:value-type="float" office:value="100">
            <text:p>1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1">
            <text:p>1</text:p>
          </table:table-cell>
          <table:table-cell table:number-columns-repeated="18"/>
          <table:table-cell table:style-name="ce21" office:value-type="string">
            <text:p>LONDON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string">
            <text:p>MALAGASY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2">
            <text:p>32</text:p>
          </table:table-cell>
          <table:table-cell table:number-columns-repeated="20"/>
          <table:table-cell table:style-name="ce21" office:value-type="string">
            <text:p>LONDON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string">
            <text:p>MALDIVAN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1">
            <text:p>31</text:p>
          </table:table-cell>
          <table:table-cell table:number-columns-repeated="20"/>
          <table:table-cell table:style-name="ce21" office:value-type="string">
            <text:p>LONDON</text:p>
          </table:table-cell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string">
            <text:p>MALIAN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  <table:table-cell table:style-name="ce21" office:value-type="string">
            <text:p>CONSUMER GOODS &amp; SERVICES</text:p>
          </table:table-cell>
          <table:table-cell table:style-name="ce21" office:value-type="float" office:value="2">
            <text:p>2</text:p>
          </table:table-cell>
          <table:table-cell table:number-columns-repeated="18"/>
          <table:table-cell table:style-name="ce21" office:value-type="string">
            <text:p>DERBY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NTSERRATIAN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NAGEMENT CONSULTING</text:p>
          </table:table-cell>
          <table:table-cell table:style-name="ce21" office:value-type="float" office:value="1">
            <text:p>1</text:p>
          </table:table-cell>
          <table:table-cell table:number-columns-repeated="16"/>
          <table:table-cell table:style-name="ce21" office:value-type="string">
            <text:p>LONDON</text:p>
          </table:table-cell>
          <table:table-cell table:style-name="ce21" office:value-type="float" office:value="3">
            <text:p>3</text:p>
          </table:table-cell>
        </table:table-row>
        <table:table-row table:style-name="ro4">
          <table:table-cell table:style-name="ce21" office:value-type="string">
            <text:p>NIUEAN</text:p>
          </table:table-cell>
          <table:table-cell table:number-columns-repeated="2"/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number-columns-repeated="21"/>
          <table:table-cell table:style-name="ce21" office:value-type="string">
            <text:p>LONDON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URKS&amp;CAICOS ISLANDE</text:p>
          </table:table-cell>
          <table:table-cell table:style-name="ce21" office:value-type="float" office:value="100">
            <text:p>100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  <table:table-cell table:style-name="ce21" office:value-type="string">
            <text:p>FINANCIAL SERVI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STRUCTION &amp; REAL ESTATE</text:p>
          </table:table-cell>
          <table:table-cell table:style-name="ce21" office:value-type="float" office:value="1">
            <text:p>1</text:p>
          </table:table-cell>
          <table:table-cell table:number-columns-repeated="16"/>
          <table:table-cell table:style-name="ce21" office:value-type="string">
            <text:p>LONDON</text:p>
          </table:table-cell>
          <table:table-cell table:style-name="ce21"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